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729fcf" draw:textarea-horizontal-align="justify" draw:textarea-vertical-align="middle" draw:auto-grow-height="false" fo:min-height="0.65cm" fo:min-width="1.6cm"/>
    </style:style>
    <style:style style:name="gr2" style:family="graphic" style:parent-style-name="standard">
      <style:graphic-properties draw:fill="solid" draw:fill-color="#ffcc99" draw:textarea-horizontal-align="justify" draw:textarea-vertical-align="middle" draw:auto-grow-height="false" fo:min-height="0.65cm" fo:min-width="1.6cm"/>
    </style:style>
    <style:style style:name="gr3" style:family="graphic" style:parent-style-name="standard">
      <style:graphic-properties draw:fill="solid" draw:fill-color="#ffffcc" draw:textarea-horizontal-align="justify" draw:textarea-vertical-align="middle" draw:auto-grow-height="false" fo:min-height="0.65cm" fo:min-width="0.5cm"/>
    </style:style>
    <style:style style:name="gr4" style:family="graphic" style:parent-style-name="standard">
      <style:graphic-properties draw:textarea-horizontal-align="justify" draw:textarea-vertical-align="middle" draw:auto-grow-height="false" fo:min-height="2.15cm" fo:min-width="18.788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fill="solid" draw:fill-color="#729fcf" draw:textarea-horizontal-align="justify" draw:textarea-vertical-align="middle" draw:auto-grow-height="false" fo:min-height="0.65cm" fo:min-width="0.5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objectwithoutfill">
      <style:graphic-properties draw:marker-end="Arrow" draw:marker-end-width="0.3cm" draw:fill="solid" draw:fill-color="#729fcf" draw:textarea-vertical-align="middle"/>
    </style:style>
    <style:style style:name="gr9" style:family="graphic" style:parent-style-name="objectwithoutfill">
      <style:graphic-properties draw:marker-end="Arrow" draw:marker-end-width="0.3cm" draw:fill="solid" draw:fill-color="#729fcf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11cm" fo:min-width="1.378cm"/>
    </style:style>
    <style:style style:name="gr11" style:family="graphic" style:parent-style-name="standard">
      <style:graphic-properties svg:stroke-color="#3465af" draw:fill="solid" draw:fill-color="#ffffcc" draw:textarea-horizontal-align="justify" draw:textarea-vertical-align="middle" draw:auto-grow-height="false" fo:min-height="0.65cm" fo:min-width="0.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P3" style:family="paragraph">
      <style:paragraph-properties fo:text-align="center"/>
      <style:text-properties fo:font-size="8pt" style:font-size-asian="8pt" style:font-size-complex="8pt"/>
    </style:style>
    <style:style style:name="T1" style:family="text">
      <style:text-properties fo:font-size="8pt" fo:font-weight="bold" style:font-size-asian="8pt" style:font-weight-asian="bold" style:font-size-complex="8pt" style:font-weight-complex="bold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6pt" fo:font-weight="bold" style:font-size-asian="6pt" style:font-weight-asian="bold" style:font-size-complex="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draw:layer="layout" svg:width="2.1cm" svg:height="0.9cm" svg:x="53.7cm" svg:y="45.9cm">
          <text:p text:style-name="P1"><text:span text:style-name="T1">DFF(clk45)</text:span></text:p>
          <text:p text:style-name="P1"><text:span text:style-name="T1">2240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4" draw:id="id24" draw:layer="layout" svg:width="2.1cm" svg:height="0.9cm" svg:x="32.113cm" svg:y="50.011cm">
          <text:p text:style-name="P1"><text:span text:style-name="T1">DFF (clk44)</text:span></text:p>
          <text:p text:style-name="P1"><text:span text:style-name="T1">2171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7" draw:id="id77" draw:layer="layout" svg:width="2.1cm" svg:height="0.9cm" svg:x="58.1cm" svg:y="45.9cm">
          <text:p text:style-name="P1"><text:span text:style-name="T1">DFF(clk45)</text:span></text:p>
          <text:p text:style-name="P1"><text:span text:style-name="T1">22409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35" draw:id="id35" draw:layer="layout" svg:width="1cm" svg:height="0.9cm" svg:x="35.813cm" svg:y="52cm">
          <text:p text:style-name="P1"><text:span text:style-name="T1">NOT</text:span></text:p>
          <text:p text:style-name="P1"><text:span text:style-name="T1">21902</text:span></text:p>
          <draw:enhanced-geometry svg:viewBox="0 0 21600 21600" draw:type="rectangle" draw:enhanced-path="M 0 0 L 21600 0 21600 21600 0 21600 0 0 Z N"/>
        </draw:custom-shape>
        <draw:custom-shape draw:style-name="gr4" draw:text-style-name="P1" xml:id="id1" draw:id="id1" draw:layer="layout" svg:width="19.288cm" svg:height="2.4cm" svg:x="30.912cm" svg:y="60.1cm">
          <draw:glue-point draw:id="4" svg:x="-2.754cm" svg:y="-5cm"/>
          <draw:glue-point draw:id="5" svg:x="-4.738cm" svg:y="-5cm"/>
          <draw:glue-point draw:id="6" svg:x="-4.112cm" svg:y="-5cm"/>
          <draw:glue-point draw:id="7" svg:x="-3.433cm" svg:y="-5cm"/>
          <draw:glue-point draw:id="8" svg:x="-2.101cm" svg:y="-5cm"/>
          <draw:glue-point draw:id="9" svg:x="-1.527cm" svg:y="-5cm"/>
          <draw:glue-point draw:id="10" svg:x="-0.953cm" svg:y="-5.004cm"/>
          <draw:glue-point draw:id="11" svg:x="-0.378cm" svg:y="-5cm"/>
          <draw:glue-point draw:id="12" svg:x="0.489cm" svg:y="-4.862cm"/>
          <draw:glue-point draw:id="13" svg:x="1.111cm" svg:y="-4.862cm"/>
          <draw:glue-point draw:id="14" svg:x="1.681cm" svg:y="-4.862cm"/>
          <draw:glue-point draw:id="15" svg:x="2.252cm" svg:y="-4.862cm"/>
          <draw:glue-point draw:id="16" svg:x="2.874cm" svg:y="-4.862cm"/>
          <draw:glue-point draw:id="17" svg:x="-5cm" svg:y="-3.333cm"/>
          <draw:glue-point draw:id="18" svg:x="-5cm" svg:y="-1.666cm"/>
          <draw:glue-point draw:id="19" svg:x="-5cm" svg:y="0cm"/>
          <draw:glue-point draw:id="20" svg:x="-5cm" svg:y="1.666cm"/>
          <draw:glue-point draw:id="21" svg:x="-5cm" svg:y="3.333cm"/>
          <draw:glue-point draw:id="22" svg:x="-4.738cm" svg:y="5.004cm"/>
          <draw:glue-point draw:id="23" svg:x="-4.451cm" svg:y="5.004cm"/>
          <draw:glue-point draw:id="24" svg:x="-4.112cm" svg:y="5.004cm"/>
          <draw:glue-point draw:id="25" svg:x="-3.772cm" svg:y="5.004cm"/>
          <draw:glue-point draw:id="26" svg:x="-3.433cm" svg:y="5.004cm"/>
          <draw:glue-point draw:id="27" svg:x="-3.093cm" svg:y="5.004cm"/>
          <draw:glue-point draw:id="28" svg:x="-2.754cm" svg:y="5cm"/>
          <draw:glue-point draw:id="29" svg:x="-2.415cm" svg:y="5.004cm"/>
          <draw:glue-point draw:id="30" svg:x="-2.101cm" svg:y="5.004cm"/>
          <draw:glue-point draw:id="31" svg:x="-1.788cm" svg:y="5.004cm"/>
          <draw:glue-point draw:id="32" svg:x="-1.501cm" svg:y="5.004cm"/>
          <draw:glue-point draw:id="33" svg:x="-1.24cm" svg:y="5.004cm"/>
          <draw:glue-point draw:id="34" svg:x="-0.926cm" svg:y="5.004cm"/>
          <draw:glue-point draw:id="35" svg:x="-0.665cm" svg:y="5cm"/>
          <draw:glue-point draw:id="36" svg:x="-0.378cm" svg:y="5.004cm"/>
          <draw:glue-point draw:id="37" svg:x="-0.091cm" svg:y="5cm"/>
          <draw:glue-point draw:id="38" svg:x="0.169cm" svg:y="5.004cm"/>
          <draw:glue-point draw:id="39" svg:x="0.456cm" svg:y="5cm"/>
          <draw:glue-point draw:id="40" svg:x="0.796cm" svg:y="5cm"/>
          <draw:glue-point draw:id="41" svg:x="1.109cm" svg:y="5.004cm"/>
          <draw:glue-point draw:id="42" svg:x="1.422cm" svg:y="5.004cm"/>
          <draw:glue-point draw:id="43" svg:x="1.736cm" svg:y="5cm"/>
          <draw:glue-point draw:id="44" svg:x="2.049cm" svg:y="5cm"/>
          <draw:glue-point draw:id="45" svg:x="2.362cm" svg:y="5cm"/>
          <draw:glue-point draw:id="46" svg:x="2.676cm" svg:y="5cm"/>
          <draw:glue-point draw:id="47" svg:x="2.989cm" svg:y="5.004cm"/>
          <draw:glue-point draw:id="48" svg:x="3.496cm" svg:y="-4.862cm"/>
          <draw:glue-point draw:id="49" svg:x="4.118cm" svg:y="-4.862cm"/>
          <draw:glue-point draw:id="50" svg:x="4.688cm" svg:y="-4.862cm"/>
          <draw:glue-point draw:id="51" svg:x="3.302cm" svg:y="5.004cm"/>
          <draw:glue-point draw:id="52" svg:x="3.616cm" svg:y="5.004cm"/>
          <draw:glue-point draw:id="53" svg:x="3.929cm" svg:y="5cm"/>
          <draw:glue-point draw:id="54" svg:x="4.19cm" svg:y="5.004cm"/>
          <draw:glue-point draw:id="55" svg:x="4.477cm" svg:y="5cm"/>
          <draw:glue-point draw:id="56" svg:x="4.738cm" svg:y="5cm"/>
          <text:p text:style-name="P1">UNIT 20</text:p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31.418cm" svg:y1="60.1cm" svg:x2="31.422cm" svg:y2="58.814cm" draw:start-shape="id1" draw:start-glue-point="5" svg:d="M31418 60100l4-1286" svg:viewBox="0 0 5 1287">
          <text:p text:style-name="P1"><text:span text:style-name="T2">out_00</text:span></text:p>
        </draw:connector>
        <draw:connector draw:style-name="gr5" draw:text-style-name="P3" draw:layer="layout" draw:type="line" svg:x1="32.625cm" svg:y1="60.1cm" svg:x2="32.612cm" svg:y2="58.761cm" draw:start-shape="id1" draw:start-glue-point="6" svg:d="M32625 60100l-13-1339" svg:viewBox="0 0 14 1340">
          <text:p text:style-name="P1"><text:span text:style-name="T2">out_01</text:span></text:p>
        </draw:connector>
        <draw:connector draw:style-name="gr5" draw:text-style-name="P3" draw:layer="layout" draw:type="line" svg:x1="33.935cm" svg:y1="60.1cm" svg:x2="33.909cm" svg:y2="58.841cm" draw:start-shape="id1" draw:start-glue-point="7" svg:d="M33935 60100l-26-1259" svg:viewBox="0 0 27 1260">
          <text:p text:style-name="P1"><text:span text:style-name="T2">out_02</text:span></text:p>
        </draw:connector>
        <draw:connector draw:style-name="gr5" draw:text-style-name="P3" draw:layer="layout" draw:type="line" svg:x1="35.245cm" svg:y1="60.1cm" svg:x2="35.099cm" svg:y2="58.761cm" draw:start-shape="id1" draw:start-glue-point="4" svg:d="M35245 60100l-146-1339" svg:viewBox="0 0 147 1340">
          <text:p text:style-name="P1"><text:span text:style-name="T2">out_03</text:span></text:p>
        </draw:connector>
        <draw:connector draw:style-name="gr5" draw:text-style-name="P3" draw:layer="layout" draw:type="line" svg:x1="36.504cm" svg:y1="60.1cm" svg:x2="36.502cm" svg:y2="58.788cm" draw:start-shape="id1" draw:start-glue-point="8" svg:d="M36504 60100l-2-1312" svg:viewBox="0 0 3 1313">
          <text:p text:style-name="P1"><text:span text:style-name="T2">out_04</text:span></text:p>
        </draw:connector>
        <draw:connector draw:style-name="gr5" draw:text-style-name="P3" draw:layer="layout" draw:type="line" svg:x1="37.611cm" svg:y1="60.1cm" svg:x2="37.481cm" svg:y2="58.867cm" draw:start-shape="id1" draw:start-glue-point="9" svg:d="M37611 60100l-130-1233" svg:viewBox="0 0 131 1234">
          <text:p text:style-name="P1"><text:span text:style-name="T2">out_05</text:span></text:p>
        </draw:connector>
        <draw:connector draw:style-name="gr5" draw:text-style-name="P3" draw:layer="layout" draw:type="line" svg:x1="38.718cm" svg:y1="60.1cm" svg:x2="38.698cm" svg:y2="58.761cm" draw:start-shape="id1" draw:start-glue-point="10" svg:d="M38718 60100l-20-1339" svg:viewBox="0 0 21 1340">
          <text:p text:style-name="P1"><text:span text:style-name="T2">out_06</text:span></text:p>
        </draw:connector>
        <draw:connector draw:style-name="gr5" draw:text-style-name="P3" draw:layer="layout" draw:type="line" svg:x1="39.827cm" svg:y1="60.1cm" svg:x2="39.729cm" svg:y2="58.788cm" draw:start-shape="id1" draw:start-glue-point="11" svg:d="M39827 60100l-98-1312" svg:viewBox="0 0 99 1313">
          <text:p text:style-name="P1"><text:span text:style-name="T2">out_07</text:span></text:p>
        </draw:connector>
        <draw:connector draw:style-name="gr5" draw:text-style-name="P3" draw:layer="layout" draw:type="line" svg:x1="41.499cm" svg:y1="60.134cm" svg:x2="41.396cm" svg:y2="58.682cm" draw:start-shape="id1" draw:start-glue-point="12" svg:d="M41499 60134l-103-1452" svg:viewBox="0 0 104 1453">
          <text:p text:style-name="P1"><text:span text:style-name="T2">out08</text:span></text:p>
        </draw:connector>
        <draw:connector draw:style-name="gr5" draw:text-style-name="P3" draw:layer="layout" draw:type="line" svg:x1="42.698cm" svg:y1="60.134cm" svg:x2="42.666cm" svg:y2="58.709cm" draw:start-shape="id1" draw:start-glue-point="13" svg:d="M42698 60134l-32-1425" svg:viewBox="0 0 33 1426">
          <text:p text:style-name="P1"><text:span text:style-name="T2">out_09</text:span></text:p>
        </draw:connector>
        <draw:connector draw:style-name="gr5" draw:text-style-name="P3" draw:layer="layout" draw:type="line" svg:x1="43.798cm" svg:y1="60.134cm" svg:x2="43.804cm" svg:y2="58.709cm" draw:start-shape="id1" draw:start-glue-point="14" svg:d="M43798 60134l6-1425" svg:viewBox="0 0 7 1426">
          <text:p text:style-name="P1"><text:span text:style-name="T2">out_10</text:span></text:p>
        </draw:connector>
        <draw:connector draw:style-name="gr5" draw:text-style-name="P3" draw:layer="layout" draw:type="line" svg:x1="44.899cm" svg:y1="60.134cm" svg:x2="44.809cm" svg:y2="58.841cm" draw:start-shape="id1" draw:start-glue-point="15" svg:d="M44899 60134l-90-1293" svg:viewBox="0 0 91 1294">
          <text:p text:style-name="P1"><text:span text:style-name="T2">out_11</text:span></text:p>
        </draw:connector>
        <draw:connector draw:style-name="gr5" draw:text-style-name="P3" draw:layer="layout" draw:type="line" svg:x1="46.099cm" svg:y1="60.134cm" svg:x2="45.974cm" svg:y2="58.788cm" draw:start-shape="id1" draw:start-glue-point="16" svg:d="M46099 60134l-125-1346" svg:viewBox="0 0 126 1347">
          <text:p text:style-name="P1"><text:span text:style-name="T2">out_12</text:span></text:p>
        </draw:connector>
        <draw:connector draw:style-name="gr5" draw:text-style-name="P3" draw:layer="layout" draw:type="line" svg:x1="47.299cm" svg:y1="60.134cm" svg:x2="47.164cm" svg:y2="58.814cm" draw:start-shape="id1" draw:start-glue-point="48" svg:d="M47299 60134l-135-1320" svg:viewBox="0 0 136 1321">
          <text:p text:style-name="P1"><text:span text:style-name="T2">out_13</text:span></text:p>
        </draw:connector>
        <draw:connector draw:style-name="gr5" draw:text-style-name="P3" draw:layer="layout" draw:type="line" svg:x1="48.498cm" svg:y1="60.134cm" svg:x2="48.434cm" svg:y2="58.761cm" draw:start-shape="id1" draw:start-glue-point="49" svg:d="M48498 60134l-64-1373" svg:viewBox="0 0 65 1374">
          <text:p text:style-name="P1"><text:span text:style-name="T2">out_14</text:span></text:p>
        </draw:connector>
        <draw:connector draw:style-name="gr5" draw:text-style-name="P3" draw:layer="layout" draw:type="line" svg:x1="49.598cm" svg:y1="60.134cm" svg:x2="49.519cm" svg:y2="58.841cm" draw:start-shape="id1" draw:start-glue-point="50" svg:d="M49598 60134l-79-1293" svg:viewBox="0 0 80 1294">
          <text:p text:style-name="P1"><text:span text:style-name="T2">out_15</text:span></text:p>
        </draw:connector>
        <draw:custom-shape draw:style-name="gr6" draw:text-style-name="P2" xml:id="id2" draw:id="id2" draw:layer="layout" svg:width="1cm" svg:height="0.9cm" svg:x="25.687cm" svg:y="54.1cm">
          <text:p text:style-name="P1"><text:span text:style-name="T1">IMUX</text:span></text:p>
          <text:p text:style-name="P1"><text:span text:style-name="T1">21714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24.6cm" svg:y1="56.789cm" svg:x2="26.187cm" svg:y2="55cm" draw:end-shape="id2" draw:end-glue-point="2" svg:d="M24600 56789l1587-1789" svg:viewBox="0 0 1588 1790">
          <text:p text:style-name="P1"><text:span text:style-name="T2">out_00/b</text:span></text:p>
        </draw:connector>
        <draw:connector draw:style-name="gr5" draw:text-style-name="P3" draw:layer="layout" draw:type="line" svg:x1="27.708cm" svg:y1="56.617cm" svg:x2="26.187cm" svg:y2="55cm" draw:end-shape="id2" draw:end-glue-point="2" svg:d="M27708 56617l-1521-1617" svg:viewBox="0 0 1522 1618">
          <text:p text:style-name="P1"><text:span text:style-name="T2">out_08/b</text:span></text:p>
        </draw:connector>
        <draw:custom-shape draw:style-name="gr2" draw:text-style-name="P2" xml:id="id4" draw:id="id4" draw:layer="layout" svg:width="2.1cm" svg:height="0.9cm" svg:x="25.187cm" svg:y="50cm">
          <text:p text:style-name="P1"><text:span text:style-name="T1">DFF (clk44)</text:span></text:p>
          <text:p text:style-name="P1"><text:span text:style-name="T1">21716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3" draw:id="id3" draw:layer="layout" svg:width="1cm" svg:height="0.9cm" svg:x="25.687cm" svg:y="52cm">
          <text:p text:style-name="P1"><text:span text:style-name="T1">NOT</text:span></text:p>
          <text:p text:style-name="P1"><text:span text:style-name="T1">21715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draw:type="line" svg:x1="26.187cm" svg:y1="54.1cm" svg:x2="26.187cm" svg:y2="52.9cm" draw:start-shape="id2" draw:start-glue-point="0" draw:end-shape="id3" draw:end-glue-point="2" svg:d="M26187 54100v-1200" svg:viewBox="0 0 1 1201">
          <text:p/>
        </draw:connector>
        <draw:connector draw:style-name="gr7" draw:text-style-name="P1" draw:layer="layout" draw:type="line" svg:x1="26.187cm" svg:y1="52cm" svg:x2="26.237cm" svg:y2="50.9cm" draw:start-shape="id3" draw:start-glue-point="0" draw:end-shape="id4" draw:end-glue-point="2" svg:d="M26187 52000l50-1100" svg:viewBox="0 0 51 1101">
          <text:p/>
        </draw:connector>
        <draw:connector draw:style-name="gr5" draw:text-style-name="P3" draw:layer="layout" draw:type="line" svg:x1="27.287cm" svg:y1="50.45cm" svg:x2="26.687cm" svg:y2="54.55cm" draw:start-shape="id4" draw:start-glue-point="1" draw:end-shape="id2" draw:end-glue-point="1" svg:d="M27287 50450l-600 4100" svg:viewBox="0 0 601 4101">
          <text:p text:style-name="P1"><text:span text:style-name="T2">c</text:span></text:p>
        </draw:connector>
        <draw:custom-shape draw:style-name="gr6" draw:text-style-name="P2" xml:id="id5" draw:id="id5" draw:layer="layout" svg:width="1cm" svg:height="0.9cm" svg:x="24.887cm" svg:y="47.2cm">
          <text:p text:style-name="P1"><text:span text:style-name="T1">XOR</text:span></text:p>
          <text:p text:style-name="P1"><text:span text:style-name="T1">21718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draw:type="line" svg:x1="26.237cm" svg:y1="50cm" svg:x2="25.387cm" svg:y2="48.1cm" draw:start-shape="id4" draw:start-glue-point="0" draw:end-shape="id5" draw:end-glue-point="2" svg:d="M26237 50000l-850-1900" svg:viewBox="0 0 851 1901">
          <text:p/>
        </draw:connector>
        <draw:custom-shape draw:style-name="gr6" draw:text-style-name="P2" xml:id="id6" draw:id="id6" draw:layer="layout" svg:width="1cm" svg:height="0.9cm" svg:x="21.387cm" svg:y="45.5cm">
          <text:p text:style-name="P1"><text:span text:style-name="T1">AND</text:span></text:p>
          <text:p text:style-name="P1"><text:span text:style-name="T1">21719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draw:type="line" svg:x1="26.237cm" svg:y1="50cm" svg:x2="21.887cm" svg:y2="46.4cm" draw:start-shape="id4" draw:start-glue-point="0" draw:end-shape="id6" draw:end-glue-point="2" svg:d="M26237 50000l-4350-3600" svg:viewBox="0 0 4351 3601">
          <text:p/>
        </draw:connector>
        <draw:custom-shape draw:style-name="gr3" draw:text-style-name="P2" xml:id="id7" draw:id="id7" draw:layer="layout" svg:width="1cm" svg:height="0.9cm" svg:x="22.687cm" svg:y="47.2cm">
          <text:p text:style-name="P1"><text:span text:style-name="T1">NOT</text:span></text:p>
          <text:p text:style-name="P1"><text:span text:style-name="T1">21720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draw:type="line" svg:x1="23.187cm" svg:y1="47.2cm" svg:x2="21.887cm" svg:y2="46.4cm" draw:start-shape="id7" draw:start-glue-point="0" draw:end-shape="id6" draw:end-glue-point="2" svg:d="M23187 47200l-1300-800" svg:viewBox="0 0 1301 801">
          <text:p/>
        </draw:connector>
        <draw:custom-shape draw:style-name="gr6" draw:text-style-name="P2" xml:id="id8" draw:id="id8" draw:layer="layout" svg:width="1cm" svg:height="0.9cm" svg:x="23.787cm" svg:y="47.2cm">
          <text:p text:style-name="P1"><text:span text:style-name="T1">AND</text:span></text:p>
          <text:p text:style-name="P1"><text:span text:style-name="T1">21819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draw:type="line" svg:x1="26.237cm" svg:y1="50cm" svg:x2="24.287cm" svg:y2="48.1cm" draw:start-shape="id4" draw:start-glue-point="0" draw:end-shape="id8" draw:end-glue-point="2" svg:d="M26237 50000l-1950-1900" svg:viewBox="0 0 1951 1901">
          <text:p/>
        </draw:connector>
        <draw:custom-shape draw:style-name="gr6" draw:text-style-name="P2" xml:id="id9" draw:id="id9" draw:layer="layout" svg:width="1cm" svg:height="0.9cm" svg:x="29.387cm" svg:y="54.111cm">
          <text:p text:style-name="P1"><text:span text:style-name="T1">IMUX</text:span></text:p>
          <text:p text:style-name="P1"><text:span text:style-name="T1">21809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28.3cm" svg:y1="56.8cm" svg:x2="29.887cm" svg:y2="55.011cm" draw:end-shape="id9" draw:end-glue-point="2" svg:d="M28300 56800l1587-1789" svg:viewBox="0 0 1588 1790">
          <text:p text:style-name="P1"><text:span text:style-name="T2">out_01/b</text:span></text:p>
        </draw:connector>
        <draw:connector draw:style-name="gr5" draw:text-style-name="P3" draw:layer="layout" draw:type="line" svg:x1="31.408cm" svg:y1="56.628cm" svg:x2="29.887cm" svg:y2="55.011cm" draw:end-shape="id9" draw:end-glue-point="2" svg:d="M31408 56628l-1521-1617" svg:viewBox="0 0 1522 1618">
          <text:p text:style-name="P1"><text:span text:style-name="T2">out_09/b</text:span></text:p>
        </draw:connector>
        <draw:custom-shape draw:style-name="gr2" draw:text-style-name="P2" xml:id="id11" draw:id="id11" draw:layer="layout" svg:width="2.1cm" svg:height="0.9cm" svg:x="28.887cm" svg:y="50.011cm">
          <text:p text:style-name="P1"><text:span text:style-name="T1">DFF (clk44)</text:span></text:p>
          <text:p text:style-name="P1"><text:span text:style-name="T1">21908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0" draw:id="id10" draw:layer="layout" svg:width="1cm" svg:height="0.9cm" svg:x="29.387cm" svg:y="52.011cm">
          <text:p text:style-name="P1"><text:span text:style-name="T1">NOT</text:span></text:p>
          <text:p text:style-name="P1"><text:span text:style-name="T1">21808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draw:type="line" svg:x1="29.887cm" svg:y1="54.111cm" svg:x2="29.887cm" svg:y2="52.911cm" draw:start-shape="id9" draw:start-glue-point="0" draw:end-shape="id10" draw:end-glue-point="2" svg:d="M29887 54111v-1200" svg:viewBox="0 0 1 1201">
          <text:p/>
        </draw:connector>
        <draw:connector draw:style-name="gr7" draw:text-style-name="P1" draw:layer="layout" draw:type="line" svg:x1="29.887cm" svg:y1="52.011cm" svg:x2="29.937cm" svg:y2="50.911cm" draw:start-shape="id10" draw:start-glue-point="0" draw:end-shape="id11" draw:end-glue-point="2" svg:d="M29887 52011l50-1100" svg:viewBox="0 0 51 1101">
          <text:p/>
        </draw:connector>
        <draw:connector draw:style-name="gr5" draw:text-style-name="P3" draw:layer="layout" draw:type="line" svg:x1="30.987cm" svg:y1="50.461cm" svg:x2="50.386cm" svg:y2="54.733cm" draw:start-shape="id11" draw:start-glue-point="1" draw:end-shape="id12" draw:end-glue-point="3" svg:d="M30987 50461l19399 4272" svg:viewBox="0 0 19400 4273">
          <text:p text:style-name="P1"><text:span text:style-name="T2">c</text:span></text:p>
        </draw:connector>
        <draw:custom-shape draw:style-name="gr6" draw:text-style-name="P2" xml:id="id12" draw:id="id12" draw:layer="layout" svg:width="1cm" svg:height="0.9cm" svg:x="50.386cm" svg:y="54.283cm">
          <text:p text:style-name="P1"><text:span text:style-name="T1">IMUX</text:span></text:p>
          <text:p text:style-name="P1"><text:span text:style-name="T1">21806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draw:type="line" svg:x1="29.937cm" svg:y1="50.011cm" svg:x2="24.287cm" svg:y2="48.1cm" draw:start-shape="id11" draw:start-glue-point="0" draw:end-shape="id8" draw:end-glue-point="2" svg:d="M29937 50011l-5650-1911" svg:viewBox="0 0 5651 1912">
          <text:p/>
        </draw:connector>
        <draw:connector draw:style-name="gr7" draw:text-style-name="P1" draw:layer="layout" draw:type="line" svg:x1="29.937cm" svg:y1="50.011cm" svg:x2="25.387cm" svg:y2="48.1cm" draw:start-shape="id11" draw:start-glue-point="0" draw:end-shape="id5" draw:end-glue-point="2" svg:d="M29937 50011l-4550-1911" svg:viewBox="0 0 4551 1912">
          <text:p/>
        </draw:connector>
        <draw:connector draw:style-name="gr7" draw:text-style-name="P1" draw:layer="layout" draw:type="line" svg:x1="29.937cm" svg:y1="50.011cm" svg:x2="23.187cm" svg:y2="48.1cm" draw:start-shape="id11" draw:start-glue-point="0" draw:end-shape="id7" draw:end-glue-point="2" svg:d="M29937 50011l-6750-1911" svg:viewBox="0 0 6751 1912">
          <text:p/>
        </draw:connector>
        <draw:custom-shape draw:style-name="gr3" draw:text-style-name="P2" xml:id="id13" draw:id="id13" draw:layer="layout" svg:width="1cm" svg:height="0.9cm" svg:x="34cm" svg:y="45.5cm">
          <text:p text:style-name="P1"><text:span text:style-name="T1">XOR</text:span></text:p>
          <text:p text:style-name="P1"><text:span text:style-name="T1">21722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draw:type="line" svg:x1="29.937cm" svg:y1="50.011cm" svg:x2="34.5cm" svg:y2="46.4cm" draw:start-shape="id11" draw:start-glue-point="0" draw:end-shape="id13" draw:end-glue-point="2" svg:d="M29937 50011l4563-3611" svg:viewBox="0 0 4564 3612">
          <text:p/>
        </draw:connector>
        <draw:connector draw:style-name="gr5" draw:text-style-name="P3" draw:layer="layout" draw:type="line" svg:x1="49.6cm" svg:y1="56.593cm" svg:x2="50.886cm" svg:y2="55.183cm" draw:end-shape="id12" draw:end-glue-point="2" svg:d="M49600 56593l1286-1410" svg:viewBox="0 0 1287 1411">
          <text:p text:style-name="P1"><text:span text:style-name="T2">out_05/b</text:span></text:p>
        </draw:connector>
        <draw:connector draw:style-name="gr5" draw:text-style-name="P3" draw:layer="layout" draw:type="line" svg:x1="52.4cm" svg:y1="56.8cm" svg:x2="50.886cm" svg:y2="55.183cm" draw:end-shape="id12" draw:end-glue-point="2" svg:d="M52400 56800l-1514-1617" svg:viewBox="0 0 1515 1618">
          <text:p text:style-name="P1"><text:span text:style-name="T2">out_13/b</text:span></text:p>
        </draw:connector>
        <draw:custom-shape draw:style-name="gr6" draw:text-style-name="P2" xml:id="id14" draw:id="id14" draw:layer="layout" svg:width="1cm" svg:height="0.9cm" svg:x="46.786cm" svg:y="54.183cm">
          <text:p text:style-name="P1"><text:span text:style-name="T1">IMUX</text:span></text:p>
          <text:p text:style-name="P1"><text:span text:style-name="T1">21803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46cm" svg:y1="56.493cm" svg:x2="47.286cm" svg:y2="55.083cm" draw:end-shape="id14" draw:end-glue-point="2" svg:d="M46000 56493l1286-1410" svg:viewBox="0 0 1287 1411">
          <text:p text:style-name="P1"><text:span text:style-name="T2">out_05/b</text:span></text:p>
        </draw:connector>
        <draw:connector draw:style-name="gr5" draw:text-style-name="P3" draw:layer="layout" draw:type="line" svg:x1="48.8cm" svg:y1="56.7cm" svg:x2="47.286cm" svg:y2="55.083cm" draw:end-shape="id14" draw:end-glue-point="2" svg:d="M48800 56700l-1514-1617" svg:viewBox="0 0 1515 1618">
          <text:p text:style-name="P1"><text:span text:style-name="T2">out_13/b</text:span></text:p>
        </draw:connector>
        <draw:custom-shape draw:style-name="gr3" draw:text-style-name="P2" xml:id="id15" draw:id="id15" draw:layer="layout" svg:width="1cm" svg:height="0.9cm" svg:x="35.2cm" svg:y="45.5cm">
          <text:p text:style-name="P1"><text:span text:style-name="T1">3-NOR</text:span></text:p>
          <text:p text:style-name="P1"><text:span text:style-name="T1">21723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draw:type="line" svg:x1="29.937cm" svg:y1="50.011cm" svg:x2="35.7cm" svg:y2="46.4cm" draw:start-shape="id11" draw:start-glue-point="0" draw:end-shape="id15" draw:end-glue-point="2" svg:d="M29937 50011l5763-3611" svg:viewBox="0 0 5764 3612">
          <text:p/>
        </draw:connector>
        <draw:custom-shape draw:style-name="gr6" draw:text-style-name="P2" xml:id="id16" draw:id="id16" draw:layer="layout" svg:width="1cm" svg:height="0.9cm" svg:x="27.4cm" svg:y="47.3cm">
          <text:p text:style-name="P1"><text:span text:style-name="T1">BUF</text:span></text:p>
          <text:p text:style-name="P1"><text:span text:style-name="T1">21823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draw:type="line" svg:x1="29.937cm" svg:y1="50.011cm" svg:x2="27.9cm" svg:y2="48.2cm" draw:start-shape="id11" draw:start-glue-point="0" draw:end-shape="id16" draw:end-glue-point="2" svg:d="M29937 50011l-2037-1811" svg:viewBox="0 0 2038 1812">
          <text:p/>
        </draw:connector>
        <draw:custom-shape draw:style-name="gr6" draw:text-style-name="P2" xml:id="id17" draw:id="id17" draw:layer="layout" svg:width="1cm" svg:height="0.9cm" svg:x="32.586cm" svg:y="54.154cm">
          <text:p text:style-name="P1"><text:span text:style-name="T1">IMUX</text:span></text:p>
          <text:p text:style-name="P1"><text:span text:style-name="T1">21711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31.8cm" svg:y1="56.464cm" svg:x2="33.086cm" svg:y2="55.054cm" draw:end-shape="id17" draw:end-glue-point="2" svg:d="M31800 56464l1286-1410" svg:viewBox="0 0 1287 1411">
          <text:p text:style-name="P1"><text:span text:style-name="T2">out_02/b</text:span></text:p>
        </draw:connector>
        <draw:connector draw:style-name="gr5" draw:text-style-name="P3" draw:layer="layout" draw:type="line" svg:x1="34.6cm" svg:y1="56.671cm" svg:x2="33.086cm" svg:y2="55.054cm" draw:end-shape="id17" draw:end-glue-point="2" svg:d="M34600 56671l-1514-1617" svg:viewBox="0 0 1515 1618">
          <text:p text:style-name="P1"><text:span text:style-name="T2">out_10/b</text:span></text:p>
        </draw:connector>
        <draw:custom-shape draw:style-name="gr6" draw:text-style-name="P2" xml:id="id18" draw:id="id18" draw:layer="layout" svg:width="1cm" svg:height="0.9cm" svg:x="35.786cm" svg:y="54.143cm">
          <text:p text:style-name="P1"><text:span text:style-name="T1">IMUX</text:span></text:p>
          <text:p text:style-name="P1"><text:span text:style-name="T1">21903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35cm" svg:y1="56.453cm" svg:x2="36.286cm" svg:y2="55.043cm" draw:end-shape="id18" draw:end-glue-point="2" svg:d="M35000 56453l1286-1410" svg:viewBox="0 0 1287 1411">
          <text:p text:style-name="P1"><text:span text:style-name="T2">out_03/b</text:span></text:p>
        </draw:connector>
        <draw:connector draw:style-name="gr5" draw:text-style-name="P3" draw:layer="layout" draw:type="line" svg:x1="37.8cm" svg:y1="56.66cm" svg:x2="36.286cm" svg:y2="55.043cm" draw:end-shape="id18" draw:end-glue-point="2" svg:d="M37800 56660l-1514-1617" svg:viewBox="0 0 1515 1618">
          <text:p text:style-name="P1"><text:span text:style-name="T2">out_11/b</text:span></text:p>
        </draw:connector>
        <draw:custom-shape draw:style-name="gr6" draw:text-style-name="P2" xml:id="id19" draw:id="id19" draw:layer="layout" svg:width="1cm" svg:height="0.9cm" svg:x="39.386cm" svg:y="54.143cm">
          <text:p text:style-name="P1"><text:span text:style-name="T1">IMUX</text:span></text:p>
          <text:p text:style-name="P1"><text:span text:style-name="T1">21905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38.6cm" svg:y1="56.453cm" svg:x2="39.886cm" svg:y2="55.043cm" draw:end-shape="id19" draw:end-glue-point="2" svg:d="M38600 56453l1286-1410" svg:viewBox="0 0 1287 1411">
          <text:p text:style-name="P1"><text:span text:style-name="T2">out_03/b</text:span></text:p>
        </draw:connector>
        <draw:connector draw:style-name="gr5" draw:text-style-name="P3" draw:layer="layout" draw:type="line" svg:x1="41.4cm" svg:y1="56.66cm" svg:x2="39.886cm" svg:y2="55.043cm" draw:end-shape="id19" draw:end-glue-point="2" svg:d="M41400 56660l-1514-1617" svg:viewBox="0 0 1515 1618">
          <text:p text:style-name="P1"><text:span text:style-name="T2">out_11/b</text:span></text:p>
        </draw:connector>
        <draw:custom-shape draw:style-name="gr6" draw:text-style-name="P2" xml:id="id20" draw:id="id20" draw:layer="layout" svg:width="1cm" svg:height="0.9cm" svg:x="43.086cm" svg:y="54.243cm">
          <text:p text:style-name="P1"><text:span text:style-name="T1">IMUX</text:span></text:p>
          <text:p text:style-name="P1"><text:span text:style-name="T1">21807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42.3cm" svg:y1="56.553cm" svg:x2="43.586cm" svg:y2="55.143cm" draw:end-shape="id20" draw:end-glue-point="2" svg:d="M42300 56553l1286-1410" svg:viewBox="0 0 1287 1411">
          <text:p text:style-name="P1"><text:span text:style-name="T2">out_04/b</text:span></text:p>
        </draw:connector>
        <draw:connector draw:style-name="gr5" draw:text-style-name="P3" draw:layer="layout" draw:type="line" svg:x1="45.1cm" svg:y1="56.76cm" svg:x2="43.586cm" svg:y2="55.143cm" draw:end-shape="id20" draw:end-glue-point="2" svg:d="M45100 56760l-1514-1617" svg:viewBox="0 0 1515 1618">
          <text:p text:style-name="P1"><text:span text:style-name="T2">out_12/b</text:span></text:p>
        </draw:connector>
        <draw:custom-shape draw:style-name="gr6" draw:text-style-name="P2" xml:id="id21" draw:id="id21" draw:layer="layout" svg:width="1cm" svg:height="0.9cm" svg:x="53.486cm" svg:y="54.273cm">
          <text:p text:style-name="P1"><text:span text:style-name="T1">IMUX</text:span></text:p>
          <text:p text:style-name="P1"><text:span text:style-name="T1">21710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52.7cm" svg:y1="56.583cm" svg:x2="53.986cm" svg:y2="55.173cm" draw:end-shape="id21" draw:end-glue-point="2" svg:d="M52700 56583l1286-1410" svg:viewBox="0 0 1287 1411">
          <text:p text:style-name="P1"><text:span text:style-name="T2">out_06/b</text:span></text:p>
        </draw:connector>
        <draw:connector draw:style-name="gr5" draw:text-style-name="P3" draw:layer="layout" draw:type="line" svg:x1="55.5cm" svg:y1="56.79cm" svg:x2="53.986cm" svg:y2="55.173cm" draw:end-shape="id21" draw:end-glue-point="2" svg:d="M55500 56790l-1514-1617" svg:viewBox="0 0 1515 1618">
          <text:p text:style-name="P1"><text:span text:style-name="T2">out_14/b</text:span></text:p>
        </draw:connector>
        <draw:custom-shape draw:style-name="gr6" draw:text-style-name="P2" xml:id="id22" draw:id="id22" draw:layer="layout" svg:width="1cm" svg:height="0.9cm" svg:x="56.586cm" svg:y="54.256cm">
          <text:p text:style-name="P1"><text:span text:style-name="T1">IMUX</text:span></text:p>
          <text:p text:style-name="P1"><text:span text:style-name="T1">21706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55.8cm" svg:y1="56.566cm" svg:x2="57.086cm" svg:y2="55.156cm" draw:end-shape="id22" draw:end-glue-point="2" svg:d="M55800 56566l1286-1410" svg:viewBox="0 0 1287 1411">
          <text:p text:style-name="P1"><text:span text:style-name="T2">out_07/b</text:span></text:p>
        </draw:connector>
        <draw:connector draw:style-name="gr5" draw:text-style-name="P3" draw:layer="layout" draw:type="line" svg:x1="58.6cm" svg:y1="56.773cm" svg:x2="57.086cm" svg:y2="55.156cm" draw:end-shape="id22" draw:end-glue-point="2" svg:d="M58600 56773l-1514-1617" svg:viewBox="0 0 1515 1618">
          <text:p text:style-name="P1"><text:span text:style-name="T2">out_15/b</text:span></text:p>
        </draw:connector>
        <draw:custom-shape draw:style-name="gr3" draw:text-style-name="P2" xml:id="id23" draw:id="id23" draw:layer="layout" svg:width="1cm" svg:height="0.9cm" svg:x="32.613cm" svg:y="52.011cm">
          <text:p text:style-name="P1"><text:span text:style-name="T1">NOT</text:span></text:p>
          <text:p text:style-name="P1"><text:span text:style-name="T1">21712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draw:type="line" svg:x1="33.086cm" svg:y1="54.154cm" svg:x2="33.113cm" svg:y2="52.911cm" draw:start-shape="id17" draw:start-glue-point="0" draw:end-shape="id23" draw:end-glue-point="2" svg:d="M33086 54154l27-1243" svg:viewBox="0 0 28 1244">
          <text:p/>
        </draw:connector>
        <draw:connector draw:style-name="gr7" draw:text-style-name="P1" draw:layer="layout" draw:type="line" svg:x1="33.113cm" svg:y1="52.011cm" svg:x2="33.163cm" svg:y2="50.911cm" draw:start-shape="id23" draw:start-glue-point="0" draw:end-shape="id24" draw:end-glue-point="2" svg:d="M33113 52011l50-1100" svg:viewBox="0 0 51 1101">
          <text:p/>
        </draw:connector>
        <draw:custom-shape draw:style-name="gr2" draw:text-style-name="P2" xml:id="id26" draw:id="id26" draw:layer="layout" svg:width="2.1cm" svg:height="0.9cm" svg:x="53cm" svg:y="50.147cm">
          <text:p text:style-name="P1"><text:span text:style-name="T1">DFF (clk44)</text:span></text:p>
          <text:p text:style-name="P1"><text:span text:style-name="T1">21708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25" draw:id="id25" draw:layer="layout" svg:width="1cm" svg:height="0.9cm" svg:x="53.5cm" svg:y="52.147cm">
          <text:p text:style-name="P1"><text:span text:style-name="T1">NOT</text:span></text:p>
          <text:p text:style-name="P1"><text:span text:style-name="T1">21709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draw:type="line" svg:x1="53.986cm" svg:y1="54.273cm" svg:x2="54cm" svg:y2="53.047cm" draw:start-shape="id21" draw:start-glue-point="0" draw:end-shape="id25" draw:end-glue-point="2" svg:d="M53986 54273l14-1226" svg:viewBox="0 0 15 1227">
          <text:p/>
        </draw:connector>
        <draw:connector draw:style-name="gr7" draw:text-style-name="P1" draw:layer="layout" draw:type="line" svg:x1="54cm" svg:y1="52.147cm" svg:x2="54.05cm" svg:y2="51.047cm" draw:start-shape="id25" draw:start-glue-point="0" draw:end-shape="id26" draw:end-glue-point="2" svg:d="M54000 52147l50-1100" svg:viewBox="0 0 51 1101">
          <text:p/>
        </draw:connector>
        <draw:custom-shape draw:style-name="gr2" draw:text-style-name="P2" xml:id="id28" draw:id="id28" draw:layer="layout" svg:width="2.1cm" svg:height="0.9cm" svg:x="56.1cm" svg:y="50.147cm">
          <text:p text:style-name="P1"><text:span text:style-name="T1">DFF (clk44)</text:span></text:p>
          <text:p text:style-name="P1"><text:span text:style-name="T1">21704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27" draw:id="id27" draw:layer="layout" svg:width="1cm" svg:height="0.9cm" svg:x="56.6cm" svg:y="52.147cm">
          <text:p text:style-name="P1"><text:span text:style-name="T1">NOT</text:span></text:p>
          <text:p text:style-name="P1"><text:span text:style-name="T1">21705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draw:type="line" svg:x1="57.086cm" svg:y1="54.256cm" svg:x2="57.1cm" svg:y2="53.047cm" draw:start-shape="id22" draw:start-glue-point="0" draw:end-shape="id27" draw:end-glue-point="2" svg:d="M57086 54256l14-1209" svg:viewBox="0 0 15 1210">
          <text:p/>
        </draw:connector>
        <draw:connector draw:style-name="gr7" draw:text-style-name="P1" draw:layer="layout" draw:type="line" svg:x1="57.1cm" svg:y1="52.147cm" svg:x2="57.15cm" svg:y2="51.047cm" draw:start-shape="id27" draw:start-glue-point="0" draw:end-shape="id28" draw:end-glue-point="2" svg:d="M57100 52147l50-1100" svg:viewBox="0 0 51 1101">
          <text:p/>
        </draw:connector>
        <draw:custom-shape draw:style-name="gr2" draw:text-style-name="P2" xml:id="id30" draw:id="id30" draw:layer="layout" svg:width="2.1cm" svg:height="0.9cm" svg:x="42.613cm" svg:y="50.1cm">
          <text:p text:style-name="P1"><text:span text:style-name="T1">DFF (clk44)</text:span></text:p>
          <text:p text:style-name="P1"><text:span text:style-name="T1">21811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29" draw:id="id29" draw:layer="layout" svg:width="1cm" svg:height="0.9cm" svg:x="43.113cm" svg:y="52.1cm">
          <text:p text:style-name="P1"><text:span text:style-name="T1">NOT</text:span></text:p>
          <text:p text:style-name="P1"><text:span text:style-name="T1">21810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draw:type="line" svg:x1="43.586cm" svg:y1="54.243cm" svg:x2="43.613cm" svg:y2="53cm" draw:start-shape="id20" draw:start-glue-point="0" draw:end-shape="id29" draw:end-glue-point="2" svg:d="M43586 54243l27-1243" svg:viewBox="0 0 28 1244">
          <text:p/>
        </draw:connector>
        <draw:connector draw:style-name="gr7" draw:text-style-name="P1" draw:layer="layout" draw:type="line" svg:x1="43.613cm" svg:y1="52.1cm" svg:x2="43.663cm" svg:y2="51cm" draw:start-shape="id29" draw:start-glue-point="0" draw:end-shape="id30" draw:end-glue-point="2" svg:d="M43613 52100l50-1100" svg:viewBox="0 0 51 1101">
          <text:p/>
        </draw:connector>
        <draw:custom-shape draw:style-name="gr2" draw:text-style-name="P2" xml:id="id32" draw:id="id32" draw:layer="layout" svg:width="2.1cm" svg:height="0.9cm" svg:x="49.913cm" svg:y="50.147cm">
          <text:p text:style-name="P1"><text:span text:style-name="T1">DFF (clk44)</text:span></text:p>
          <text:p text:style-name="P1"><text:span text:style-name="T1">21906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31" draw:id="id31" draw:layer="layout" svg:width="1cm" svg:height="0.9cm" svg:x="50.413cm" svg:y="52.147cm">
          <text:p text:style-name="P1"><text:span text:style-name="T1">NOT</text:span></text:p>
          <text:p text:style-name="P1"><text:span text:style-name="T1">21805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draw:type="line" svg:x1="50.886cm" svg:y1="54.283cm" svg:x2="50.913cm" svg:y2="53.047cm" draw:start-shape="id12" draw:start-glue-point="0" draw:end-shape="id31" draw:end-glue-point="2" svg:d="M50886 54283l27-1236" svg:viewBox="0 0 28 1237">
          <text:p/>
        </draw:connector>
        <draw:connector draw:style-name="gr7" draw:text-style-name="P1" draw:layer="layout" draw:type="line" svg:x1="50.913cm" svg:y1="52.147cm" svg:x2="50.963cm" svg:y2="51.047cm" draw:start-shape="id31" draw:start-glue-point="0" draw:end-shape="id32" draw:end-glue-point="2" svg:d="M50913 52147l50-1100" svg:viewBox="0 0 51 1101">
          <text:p/>
        </draw:connector>
        <draw:custom-shape draw:style-name="gr2" draw:text-style-name="P2" xml:id="id34" draw:id="id34" draw:layer="layout" svg:width="2.1cm" svg:height="0.9cm" svg:x="46.313cm" svg:y="50.09cm">
          <text:p text:style-name="P1"><text:span text:style-name="T1">DFF (clk44)</text:span></text:p>
          <text:p text:style-name="P1"><text:span text:style-name="T1">21901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33" draw:id="id33" draw:layer="layout" svg:width="1cm" svg:height="0.9cm" svg:x="46.813cm" svg:y="52.09cm">
          <text:p text:style-name="P1"><text:span text:style-name="T1">NOT</text:span></text:p>
          <text:p text:style-name="P1"><text:span text:style-name="T1">21900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draw:type="line" svg:x1="47.286cm" svg:y1="54.183cm" svg:x2="47.313cm" svg:y2="52.99cm" draw:start-shape="id14" draw:start-glue-point="0" draw:end-shape="id33" draw:end-glue-point="2" svg:d="M47286 54183l27-1193" svg:viewBox="0 0 28 1194">
          <text:p/>
        </draw:connector>
        <draw:connector draw:style-name="gr7" draw:text-style-name="P1" draw:layer="layout" draw:type="line" svg:x1="47.313cm" svg:y1="52.09cm" svg:x2="47.363cm" svg:y2="50.99cm" draw:start-shape="id33" draw:start-glue-point="0" draw:end-shape="id34" draw:end-glue-point="2" svg:d="M47313 52090l50-1100" svg:viewBox="0 0 51 1101">
          <text:p/>
        </draw:connector>
        <draw:custom-shape draw:style-name="gr2" draw:text-style-name="P2" xml:id="id36" draw:id="id36" draw:layer="layout" svg:width="2.1cm" svg:height="0.9cm" svg:x="35.313cm" svg:y="50cm">
          <text:p text:style-name="P1"><text:span text:style-name="T1">DFF (clk44)</text:span></text:p>
          <text:p text:style-name="P1"><text:span text:style-name="T1">21804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draw:type="line" svg:x1="36.286cm" svg:y1="54.143cm" svg:x2="36.313cm" svg:y2="52.9cm" draw:start-shape="id18" draw:start-glue-point="0" draw:end-shape="id35" draw:end-glue-point="2" svg:d="M36286 54143l27-1243" svg:viewBox="0 0 28 1244">
          <text:p/>
        </draw:connector>
        <draw:connector draw:style-name="gr7" draw:text-style-name="P1" draw:layer="layout" draw:type="line" svg:x1="36.313cm" svg:y1="52cm" svg:x2="36.363cm" svg:y2="50.9cm" draw:start-shape="id35" draw:start-glue-point="0" draw:end-shape="id36" draw:end-glue-point="2" svg:d="M36313 52000l50-1100" svg:viewBox="0 0 51 1101">
          <text:p/>
        </draw:connector>
        <draw:custom-shape draw:style-name="gr2" draw:text-style-name="P2" xml:id="id38" draw:id="id38" draw:layer="layout" svg:width="2.1cm" svg:height="0.9cm" svg:x="38.913cm" svg:y="50cm">
          <text:p text:style-name="P1"><text:span text:style-name="T1">DFF (clk44)</text:span></text:p>
          <text:p text:style-name="P1"><text:span text:style-name="T1">21907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37" draw:id="id37" draw:layer="layout" svg:width="1cm" svg:height="0.9cm" svg:x="39.413cm" svg:y="52cm">
          <text:p text:style-name="P1"><text:span text:style-name="T1">NOT</text:span></text:p>
          <text:p text:style-name="P1"><text:span text:style-name="T1">21904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draw:type="line" svg:x1="39.886cm" svg:y1="54.143cm" svg:x2="39.913cm" svg:y2="52.9cm" draw:start-shape="id19" draw:start-glue-point="0" draw:end-shape="id37" draw:end-glue-point="2" svg:d="M39886 54143l27-1243" svg:viewBox="0 0 28 1244">
          <text:p/>
        </draw:connector>
        <draw:connector draw:style-name="gr7" draw:text-style-name="P1" draw:layer="layout" draw:type="line" svg:x1="39.913cm" svg:y1="52cm" svg:x2="39.963cm" svg:y2="50.9cm" draw:start-shape="id37" draw:start-glue-point="0" draw:end-shape="id38" draw:end-glue-point="2" svg:d="M39913 52000l50-1100" svg:viewBox="0 0 51 1101">
          <text:p/>
        </draw:connector>
        <draw:connector draw:style-name="gr5" draw:text-style-name="P3" draw:layer="layout" draw:type="line" svg:x1="34.213cm" svg:y1="50.461cm" svg:x2="53.486cm" svg:y2="54.723cm" draw:start-shape="id24" draw:start-glue-point="1" draw:end-shape="id21" draw:end-glue-point="3" svg:d="M34213 50461l19273 4262" svg:viewBox="0 0 19274 4263">
          <text:p text:style-name="P1"><text:span text:style-name="T2">c</text:span></text:p>
        </draw:connector>
        <draw:custom-shape draw:style-name="gr3" draw:text-style-name="P2" xml:id="id39" draw:id="id39" draw:layer="layout" svg:width="1cm" svg:height="0.9cm" svg:x="34cm" svg:y="47.4cm">
          <text:p text:style-name="P1"><text:span text:style-name="T1">XOR</text:span></text:p>
          <text:p text:style-name="P1"><text:span text:style-name="T1">21721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draw:type="line" svg:x1="33.163cm" svg:y1="50.011cm" svg:x2="34.5cm" svg:y2="48.3cm" draw:start-shape="id24" draw:start-glue-point="0" draw:end-shape="id39" draw:end-glue-point="2" svg:d="M33163 50011l1337-1711" svg:viewBox="0 0 1338 1712">
          <text:p/>
        </draw:connector>
        <draw:connector draw:style-name="gr7" draw:text-style-name="P1" draw:layer="layout" draw:type="line" svg:x1="33.163cm" svg:y1="50.011cm" svg:x2="35.7cm" svg:y2="46.4cm" draw:start-shape="id24" draw:start-glue-point="0" draw:end-shape="id15" draw:end-glue-point="2" svg:d="M33163 50011l2537-3611" svg:viewBox="0 0 2538 3612">
          <text:p/>
        </draw:connector>
        <draw:custom-shape draw:style-name="gr3" draw:text-style-name="P2" xml:id="id40" draw:id="id40" draw:layer="layout" svg:width="1cm" svg:height="0.9cm" svg:x="32.8cm" svg:y="45.5cm">
          <text:p text:style-name="P1"><text:span text:style-name="T1">3-NAND</text:span></text:p>
          <text:p text:style-name="P1"><text:span text:style-name="T1">21724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draw:type="line" svg:x1="33.163cm" svg:y1="50.011cm" svg:x2="33.3cm" svg:y2="46.4cm" draw:start-shape="id24" draw:start-glue-point="0" draw:end-shape="id40" draw:end-glue-point="2" svg:d="M33163 50011l137-3611" svg:viewBox="0 0 138 3612">
          <text:p/>
        </draw:connector>
        <draw:connector draw:style-name="gr7" draw:text-style-name="P1" draw:layer="layout" draw:type="line" svg:x1="29.937cm" svg:y1="50.011cm" svg:x2="33.3cm" svg:y2="46.4cm" draw:start-shape="id11" draw:start-glue-point="0" draw:end-shape="id40" draw:end-glue-point="2" svg:d="M29937 50011l3363-3611" svg:viewBox="0 0 3364 3612">
          <text:p/>
        </draw:connector>
        <draw:connector draw:style-name="gr5" draw:text-style-name="P3" draw:layer="layout" draw:type="line" svg:x1="37.413cm" svg:y1="50.45cm" svg:x2="56.586cm" svg:y2="54.706cm" draw:start-shape="id36" draw:start-glue-point="1" draw:end-shape="id22" draw:end-glue-point="3" svg:d="M37413 50450l19173 4256" svg:viewBox="0 0 19174 4257">
          <text:p text:style-name="P1"><text:span text:style-name="T2">c</text:span></text:p>
        </draw:connector>
        <draw:connector draw:style-name="gr7" draw:text-style-name="P1" draw:layer="layout" draw:type="line" svg:x1="36.363cm" svg:y1="50cm" svg:x2="34.5cm" svg:y2="48.3cm" draw:start-shape="id36" draw:start-glue-point="0" draw:end-shape="id39" draw:end-glue-point="2" svg:d="M36363 50000l-1863-1700" svg:viewBox="0 0 1864 1701">
          <text:p/>
        </draw:connector>
        <draw:connector draw:style-name="gr7" draw:text-style-name="P1" draw:layer="layout" draw:type="line" svg:x1="36.363cm" svg:y1="50cm" svg:x2="35.7cm" svg:y2="46.4cm" draw:start-shape="id36" draw:start-glue-point="0" draw:end-shape="id15" draw:end-glue-point="2" svg:d="M36363 50000l-663-3600" svg:viewBox="0 0 664 3601">
          <text:p/>
        </draw:connector>
        <draw:connector draw:style-name="gr7" draw:text-style-name="P1" draw:layer="layout" draw:type="line" svg:x1="36.363cm" svg:y1="50cm" svg:x2="33.3cm" svg:y2="46.4cm" draw:start-shape="id36" draw:start-glue-point="0" draw:end-shape="id40" draw:end-glue-point="2" svg:d="M36363 50000l-3063-3600" svg:viewBox="0 0 3064 3601">
          <text:p/>
        </draw:connector>
        <draw:custom-shape draw:style-name="gr3" draw:text-style-name="P2" xml:id="id41" draw:id="id41" draw:layer="layout" svg:width="1cm" svg:height="0.9cm" svg:x="32.8cm" svg:y="43cm">
          <text:p text:style-name="P1"><text:span text:style-name="T1">NAND</text:span></text:p>
          <text:p text:style-name="P1"><text:span text:style-name="T1">21725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draw:type="line" svg:x1="36.363cm" svg:y1="50cm" svg:x2="33.3cm" svg:y2="43.9cm" draw:start-shape="id36" draw:start-glue-point="0" draw:end-shape="id41" draw:end-glue-point="2" svg:d="M36363 50000l-3063-6100" svg:viewBox="0 0 3064 6101">
          <text:p/>
        </draw:connector>
        <draw:custom-shape draw:style-name="gr3" draw:text-style-name="P2" xml:id="id42" draw:id="id42" draw:layer="layout" svg:width="1cm" svg:height="0.9cm" svg:x="35.2cm" svg:y="43cm">
          <text:p text:style-name="P1"><text:span text:style-name="T1">NAND</text:span></text:p>
          <text:p text:style-name="P1"><text:span text:style-name="T1">21727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draw:type="line" svg:x1="33.3cm" svg:y1="45.5cm" svg:x2="33.3cm" svg:y2="43.9cm" draw:start-shape="id40" draw:start-glue-point="0" draw:end-shape="id41" draw:end-glue-point="2" svg:d="M33300 45500v-1600" svg:viewBox="0 0 1 1601">
          <text:p/>
        </draw:connector>
        <draw:connector draw:style-name="gr7" draw:text-style-name="P1" draw:layer="layout" draw:type="line" svg:x1="33.3cm" svg:y1="45.5cm" svg:x2="35.7cm" svg:y2="43.9cm" draw:start-shape="id40" draw:start-glue-point="0" draw:end-shape="id42" draw:end-glue-point="2" svg:d="M33300 45500l2400-1600" svg:viewBox="0 0 2401 1601">
          <text:p/>
        </draw:connector>
        <draw:custom-shape draw:style-name="gr3" draw:text-style-name="P2" xml:id="id43" draw:id="id43" draw:layer="layout" svg:width="1cm" svg:height="0.9cm" svg:x="36.4cm" svg:y="43cm">
          <text:p text:style-name="P1"><text:span text:style-name="T1">OR</text:span></text:p>
          <text:p text:style-name="P1"><text:span text:style-name="T1">21726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44" draw:id="id44" draw:layer="layout" svg:width="1cm" svg:height="0.9cm" svg:x="34cm" svg:y="43cm">
          <text:p text:style-name="P1"><text:span text:style-name="T1">OR</text:span></text:p>
          <text:p text:style-name="P1"><text:span text:style-name="T1">21728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draw:type="line" svg:x1="36.363cm" svg:y1="50cm" svg:x2="36.9cm" svg:y2="43.9cm" draw:start-shape="id36" draw:start-glue-point="0" draw:end-shape="id43" draw:end-glue-point="2" svg:d="M36363 50000l537-6100" svg:viewBox="0 0 538 6101">
          <text:p/>
        </draw:connector>
        <draw:connector draw:style-name="gr7" draw:text-style-name="P1" draw:layer="layout" draw:type="line" svg:x1="35.7cm" svg:y1="45.5cm" svg:x2="36.9cm" svg:y2="43.9cm" draw:start-shape="id15" draw:start-glue-point="0" draw:end-shape="id43" draw:end-glue-point="2" svg:d="M35700 45500l1200-1600" svg:viewBox="0 0 1201 1601">
          <text:p/>
        </draw:connector>
        <draw:connector draw:style-name="gr7" draw:text-style-name="P1" draw:layer="layout" draw:type="line" svg:x1="35.7cm" svg:y1="45.5cm" svg:x2="34.5cm" svg:y2="43.9cm" draw:start-shape="id15" draw:start-glue-point="0" draw:end-shape="id44" draw:end-glue-point="2" svg:d="M35700 45500l-1200-1600" svg:viewBox="0 0 1201 1601">
          <text:p/>
        </draw:connector>
        <draw:connector draw:style-name="gr7" draw:text-style-name="P1" draw:layer="layout" draw:type="line" svg:x1="34.5cm" svg:y1="45.5cm" svg:x2="34.5cm" svg:y2="43.9cm" draw:start-shape="id13" draw:start-glue-point="0" draw:end-shape="id44" draw:end-glue-point="2" svg:d="M34500 45500v-1600" svg:viewBox="0 0 1 1601">
          <text:p/>
        </draw:connector>
        <draw:connector draw:style-name="gr7" draw:text-style-name="P1" draw:layer="layout" draw:type="line" svg:x1="34.5cm" svg:y1="45.5cm" svg:x2="35.7cm" svg:y2="43.9cm" draw:start-shape="id13" draw:start-glue-point="0" draw:end-shape="id42" draw:end-glue-point="2" svg:d="M34500 45500l1200-1600" svg:viewBox="0 0 1201 1601">
          <text:p/>
        </draw:connector>
        <draw:connector draw:style-name="gr7" draw:text-style-name="P1" draw:layer="layout" draw:type="line" svg:x1="34.5cm" svg:y1="47.4cm" svg:x2="34.5cm" svg:y2="46.4cm" draw:start-shape="id39" draw:start-glue-point="0" draw:end-shape="id13" draw:end-glue-point="2" svg:d="M34500 47400v-1000" svg:viewBox="0 0 1 1001">
          <text:p/>
        </draw:connector>
        <draw:connector draw:style-name="gr5" draw:text-style-name="P3" draw:layer="layout" draw:type="line" svg:x1="38.913cm" svg:y1="50.45cm" svg:x2="30.387cm" svg:y2="54.561cm" draw:start-shape="id38" draw:start-glue-point="3" draw:end-shape="id9" draw:end-glue-point="1" svg:d="M38913 50450l-8526 4111" svg:viewBox="0 0 8527 4112">
          <text:p text:style-name="P1"><text:span text:style-name="T2">c</text:span></text:p>
        </draw:connector>
        <draw:connector draw:style-name="gr5" draw:text-style-name="P3" draw:layer="layout" draw:type="line" svg:x1="42.613cm" svg:y1="50.55cm" svg:x2="33.586cm" svg:y2="54.604cm" draw:start-shape="id30" draw:start-glue-point="3" draw:end-shape="id17" draw:end-glue-point="1" svg:d="M42613 50550l-9027 4054" svg:viewBox="0 0 9028 4055">
          <text:p text:style-name="P1"><text:span text:style-name="T2">c</text:span></text:p>
        </draw:connector>
        <draw:connector draw:style-name="gr5" draw:text-style-name="P3" draw:layer="layout" draw:type="line" svg:x1="49.913cm" svg:y1="50.597cm" svg:x2="40.386cm" svg:y2="54.593cm" draw:start-shape="id32" draw:start-glue-point="3" draw:end-shape="id19" svg:d="M49913 50597l-9527 3996" svg:viewBox="0 0 9528 3997">
          <text:p text:style-name="P1"><text:span text:style-name="T2">c</text:span></text:p>
        </draw:connector>
        <draw:connector draw:style-name="gr5" draw:text-style-name="P3" draw:layer="layout" draw:type="line" svg:x1="46.313cm" svg:y1="50.54cm" svg:x2="36.786cm" svg:y2="54.593cm" draw:start-shape="id34" draw:start-glue-point="3" draw:end-shape="id18" draw:end-glue-point="1" svg:d="M46313 50540l-9527 4053" svg:viewBox="0 0 9528 4054">
          <text:p text:style-name="P1"><text:span text:style-name="T2">c</text:span></text:p>
        </draw:connector>
        <draw:connector draw:style-name="gr5" draw:text-style-name="P3" draw:layer="layout" draw:type="line" svg:x1="53cm" svg:y1="50.597cm" svg:x2="44.086cm" svg:y2="54.693cm" draw:start-shape="id26" draw:start-glue-point="3" draw:end-shape="id20" draw:end-glue-point="1" svg:d="M53000 50597l-8914 4096" svg:viewBox="0 0 8915 4097">
          <text:p text:style-name="P1"><text:span text:style-name="T2">c</text:span></text:p>
        </draw:connector>
        <draw:connector draw:style-name="gr5" draw:text-style-name="P3" draw:layer="layout" draw:type="line" svg:x1="56.1cm" svg:y1="50.597cm" svg:x2="47.786cm" svg:y2="54.633cm" draw:start-shape="id28" draw:start-glue-point="3" draw:end-shape="id14" draw:end-glue-point="1" svg:d="M56100 50597l-8314 4036" svg:viewBox="0 0 8315 4037">
          <text:p text:style-name="P1"><text:span text:style-name="T2">c</text:span></text:p>
        </draw:connector>
        <draw:custom-shape draw:style-name="gr6" draw:text-style-name="P2" xml:id="id45" draw:id="id45" draw:layer="layout" svg:width="1cm" svg:height="0.9cm" svg:x="39.9cm" svg:y="39.1cm">
          <text:p text:style-name="P1"><text:span text:style-name="T1">4-MUX</text:span></text:p>
          <text:p text:style-name="P1"><text:span text:style-name="T1">21825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64" draw:id="id64" draw:layer="layout" svg:width="1cm" svg:height="0.9cm" svg:x="41cm" svg:y="39.1cm">
          <text:p text:style-name="P1"><text:span text:style-name="T1">IMUX</text:span></text:p>
          <text:p text:style-name="P1"><text:span text:style-name="T1">21824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47" draw:id="id47" draw:layer="layout" svg:width="1cm" svg:height="0.9cm" svg:x="33.3cm" svg:y="39.1cm">
          <text:p text:style-name="P1"><text:span text:style-name="T1">4-MUX</text:span></text:p>
          <text:p text:style-name="P1"><text:span text:style-name="T1">21827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49" draw:id="id49" draw:layer="layout" svg:width="1cm" svg:height="0.9cm" svg:x="37.7cm" svg:y="39.1cm">
          <text:p text:style-name="P1"><text:span text:style-name="T1">4-MUX</text:span></text:p>
          <text:p text:style-name="P1"><text:span text:style-name="T1">21925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51" draw:id="id51" draw:layer="layout" svg:width="1cm" svg:height="0.9cm" svg:x="36.6cm" svg:y="39.1cm">
          <text:p text:style-name="P1"><text:span text:style-name="T1">4-MUX</text:span></text:p>
          <text:p text:style-name="P1"><text:span text:style-name="T1">21924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53" draw:id="id53" draw:layer="layout" svg:width="1cm" svg:height="0.9cm" svg:x="38.8cm" svg:y="39.1cm">
          <text:p text:style-name="P1"><text:span text:style-name="T1">4-MUX</text:span></text:p>
          <text:p text:style-name="P1"><text:span text:style-name="T1">21926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55" draw:id="id55" draw:layer="layout" svg:width="1cm" svg:height="0.9cm" svg:x="31.1cm" svg:y="39.1cm">
          <text:p text:style-name="P1"><text:span text:style-name="T1">4-MUX</text:span></text:p>
          <text:p text:style-name="P1"><text:span text:style-name="T1">22026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57" draw:id="id57" draw:layer="layout" svg:width="1cm" svg:height="0.9cm" svg:x="34.4cm" svg:y="39.1cm">
          <text:p text:style-name="P1"><text:span text:style-name="T1">4-MUX</text:span></text:p>
          <text:p text:style-name="P1"><text:span text:style-name="T1">22127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59" draw:id="id59" draw:layer="layout" svg:width="1cm" svg:height="0.9cm" svg:x="32.2cm" svg:y="39.1cm">
          <text:p text:style-name="P1"><text:span text:style-name="T1">4-MUX</text:span></text:p>
          <text:p text:style-name="P1"><text:span text:style-name="T1">22126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61" draw:id="id61" draw:layer="layout" svg:width="1cm" svg:height="0.9cm" svg:x="35.5cm" svg:y="39.1cm">
          <text:p text:style-name="P1"><text:span text:style-name="T1">4-MUX</text:span></text:p>
          <text:p text:style-name="P1"><text:span text:style-name="T1">22125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65" draw:id="id65" draw:layer="layout" svg:width="1cm" svg:height="0.9cm" svg:x="30cm" svg:y="39.1cm">
          <text:p text:style-name="P1"><text:span text:style-name="T1">IMUX</text:span></text:p>
          <text:p text:style-name="P1"><text:span text:style-name="T1">22028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63" draw:id="id63" draw:layer="layout" svg:width="1cm" svg:height="0.9cm" svg:x="28.9cm" svg:y="39.1cm">
          <text:p text:style-name="P1"><text:span text:style-name="T1">NOT</text:span></text:p>
          <text:p text:style-name="P1"><text:span text:style-name="T1">2212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46" draw:id="id46" draw:layer="layout" svg:width="1cm" svg:height="0.9cm" svg:x="39.9cm" svg:y="37.6cm">
          <text:p text:style-name="P1"><text:span text:style-name="T1">NOT</text:span></text:p>
          <text:p text:style-name="P1"><text:span text:style-name="T1">21817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draw:type="line" svg:x1="40.4cm" svg:y1="39.1cm" svg:x2="40.4cm" svg:y2="38.5cm" draw:start-shape="id45" draw:start-glue-point="0" draw:end-shape="id46" draw:end-glue-point="2" svg:d="M40400 39100v-600" svg:viewBox="0 0 1 601">
          <text:p/>
        </draw:connector>
        <draw:custom-shape draw:style-name="gr3" draw:text-style-name="P2" xml:id="id48" draw:id="id48" draw:layer="layout" svg:width="1cm" svg:height="0.9cm" svg:x="33.3cm" svg:y="37.6cm">
          <text:p text:style-name="P1"><text:span text:style-name="T1">NOT</text:span></text:p>
          <text:p text:style-name="P1"><text:span text:style-name="T1">22226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draw:type="line" svg:x1="33.8cm" svg:y1="39.1cm" svg:x2="33.8cm" svg:y2="38.5cm" draw:start-shape="id47" draw:start-glue-point="0" draw:end-shape="id48" draw:end-glue-point="2" svg:d="M33800 39100v-600" svg:viewBox="0 0 1 601">
          <text:p/>
        </draw:connector>
        <draw:custom-shape draw:style-name="gr3" draw:text-style-name="P2" xml:id="id50" draw:id="id50" draw:layer="layout" svg:width="1cm" svg:height="0.9cm" svg:x="37.7cm" svg:y="37.6cm">
          <text:p text:style-name="P1"><text:span text:style-name="T1">NOT</text:span></text:p>
          <text:p text:style-name="P1"><text:span text:style-name="T1">21922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draw:type="line" svg:x1="38.2cm" svg:y1="39.1cm" svg:x2="38.2cm" svg:y2="38.5cm" draw:start-shape="id49" draw:start-glue-point="0" draw:end-shape="id50" draw:end-glue-point="2" svg:d="M38200 39100v-600" svg:viewBox="0 0 1 601">
          <text:p/>
        </draw:connector>
        <draw:custom-shape draw:style-name="gr3" draw:text-style-name="P2" xml:id="id52" draw:id="id52" draw:layer="layout" svg:width="1cm" svg:height="0.9cm" svg:x="36.6cm" svg:y="37.6cm">
          <text:p text:style-name="P1"><text:span text:style-name="T1">NOT</text:span></text:p>
          <text:p text:style-name="P1"><text:span text:style-name="T1">21920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draw:type="line" svg:x1="37.1cm" svg:y1="39.1cm" svg:x2="37.1cm" svg:y2="38.5cm" draw:start-shape="id51" draw:start-glue-point="0" draw:end-shape="id52" draw:end-glue-point="2" svg:d="M37100 39100v-600" svg:viewBox="0 0 1 601">
          <text:p/>
        </draw:connector>
        <draw:custom-shape draw:style-name="gr3" draw:text-style-name="P2" xml:id="id54" draw:id="id54" draw:layer="layout" svg:width="1cm" svg:height="0.9cm" svg:x="38.779cm" svg:y="37.6cm">
          <text:p text:style-name="P1"><text:span text:style-name="T1">NOT</text:span></text:p>
          <text:p text:style-name="P1"><text:span text:style-name="T1">21927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draw:type="line" svg:x1="39.3cm" svg:y1="39.1cm" svg:x2="39.279cm" svg:y2="38.5cm" draw:start-shape="id53" draw:start-glue-point="0" draw:end-shape="id54" draw:end-glue-point="2" svg:d="M39300 39100l-21-600" svg:viewBox="0 0 22 601">
          <text:p/>
        </draw:connector>
        <draw:custom-shape draw:style-name="gr3" draw:text-style-name="P2" xml:id="id56" draw:id="id56" draw:layer="layout" svg:width="1cm" svg:height="0.9cm" svg:x="31.1cm" svg:y="37.6cm">
          <text:p text:style-name="P1"><text:span text:style-name="T1">NOT</text:span></text:p>
          <text:p text:style-name="P1"><text:span text:style-name="T1">22025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draw:type="line" svg:x1="31.6cm" svg:y1="39.1cm" svg:x2="31.6cm" svg:y2="38.5cm" draw:start-shape="id55" draw:start-glue-point="0" draw:end-shape="id56" draw:end-glue-point="2" svg:d="M31600 39100v-600" svg:viewBox="0 0 1 601">
          <text:p/>
        </draw:connector>
        <draw:custom-shape draw:style-name="gr3" draw:text-style-name="P2" xml:id="id58" draw:id="id58" draw:layer="layout" svg:width="1cm" svg:height="0.9cm" svg:x="34.4cm" svg:y="37.6cm">
          <text:p text:style-name="P1"><text:span text:style-name="T1">NOT</text:span></text:p>
          <text:p text:style-name="P1"><text:span text:style-name="T1">22228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draw:type="line" svg:x1="34.9cm" svg:y1="39.1cm" svg:x2="34.9cm" svg:y2="38.5cm" draw:start-shape="id57" draw:start-glue-point="0" draw:end-shape="id58" draw:end-glue-point="2" svg:d="M34900 39100v-600" svg:viewBox="0 0 1 601">
          <text:p/>
        </draw:connector>
        <draw:custom-shape draw:style-name="gr3" draw:text-style-name="P2" xml:id="id60" draw:id="id60" draw:layer="layout" svg:width="1cm" svg:height="0.9cm" svg:x="32.2cm" svg:y="37.6cm">
          <text:p text:style-name="P1"><text:span text:style-name="T1">NOT</text:span></text:p>
          <text:p text:style-name="P1"><text:span text:style-name="T1">22222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draw:type="line" svg:x1="32.7cm" svg:y1="39.1cm" svg:x2="32.7cm" svg:y2="38.5cm" draw:start-shape="id59" draw:start-glue-point="0" draw:end-shape="id60" draw:end-glue-point="2" svg:d="M32700 39100v-600" svg:viewBox="0 0 1 601">
          <text:p/>
        </draw:connector>
        <draw:custom-shape draw:style-name="gr3" draw:text-style-name="P2" xml:id="id62" draw:id="id62" draw:layer="layout" svg:width="1cm" svg:height="0.9cm" svg:x="35.5cm" svg:y="37.6cm">
          <text:p text:style-name="P1"><text:span text:style-name="T1">NOT</text:span></text:p>
          <text:p text:style-name="P1"><text:span text:style-name="T1">22116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draw:type="line" svg:x1="36cm" svg:y1="39.1cm" svg:x2="36cm" svg:y2="38.5cm" draw:start-shape="id61" draw:start-glue-point="0" draw:end-shape="id62" draw:end-glue-point="2" svg:d="M36000 39100v-600" svg:viewBox="0 0 1 601">
          <text:p/>
        </draw:connector>
        <draw:connector draw:style-name="gr9" draw:text-style-name="P3" draw:layer="layout" draw:type="line" svg:x1="29.4cm" svg:y1="39.1cm" svg:x2="29.4cm" svg:y2="37.7cm" draw:start-shape="id63" draw:start-glue-point="0" svg:d="M29400 39100v-1400" svg:viewBox="0 0 1 1401">
          <text:p text:style-name="P1"><text:span text:style-name="T2">carry0</text:span></text:p>
        </draw:connector>
        <draw:connector draw:style-name="gr5" draw:text-style-name="P3" draw:layer="layout" draw:type="line" svg:x1="33.3cm" svg:y1="43cm" svg:x2="41.5cm" svg:y2="40cm" draw:start-shape="id41" draw:start-glue-point="0" draw:end-shape="id64" draw:end-glue-point="2" svg:d="M33300 43000l8200-3000" svg:viewBox="0 0 8201 3001">
          <text:p text:style-name="P1"><text:span text:style-name="T2">b</text:span></text:p>
        </draw:connector>
        <draw:connector draw:style-name="gr5" draw:text-style-name="P3" draw:layer="layout" draw:type="line" svg:x1="33.3cm" svg:y1="43cm" svg:x2="40.4cm" svg:y2="40cm" draw:start-shape="id41" draw:start-glue-point="0" draw:end-shape="id45" draw:end-glue-point="2" svg:d="M33300 43000l7100-3000" svg:viewBox="0 0 7101 3001">
          <text:p text:style-name="P1"><text:span text:style-name="T2">0</text:span></text:p>
        </draw:connector>
        <draw:connector draw:style-name="gr5" draw:text-style-name="P3" draw:layer="layout" draw:type="line" svg:x1="33.3cm" svg:y1="43cm" svg:x2="33.8cm" svg:y2="40cm" draw:start-shape="id41" draw:start-glue-point="0" draw:end-shape="id47" draw:end-glue-point="2" svg:d="M33300 43000l500-3000" svg:viewBox="0 0 501 3001">
          <text:p text:style-name="P1"><text:span text:style-name="T2">0</text:span></text:p>
        </draw:connector>
        <draw:connector draw:style-name="gr5" draw:text-style-name="P3" draw:layer="layout" draw:type="line" svg:x1="33.3cm" svg:y1="43cm" svg:x2="38.2cm" svg:y2="40cm" draw:start-shape="id41" draw:start-glue-point="0" draw:end-shape="id49" draw:end-glue-point="2" svg:d="M33300 43000l4900-3000" svg:viewBox="0 0 4901 3001">
          <text:p text:style-name="P1"><text:span text:style-name="T2">0</text:span></text:p>
        </draw:connector>
        <draw:connector draw:style-name="gr5" draw:text-style-name="P3" draw:layer="layout" draw:type="line" svg:x1="33.3cm" svg:y1="43cm" svg:x2="39.3cm" svg:y2="40cm" draw:start-shape="id41" draw:start-glue-point="0" draw:end-shape="id53" draw:end-glue-point="2" svg:d="M33300 43000l6000-3000" svg:viewBox="0 0 6001 3001">
          <text:p text:style-name="P1"><text:span text:style-name="T2">0</text:span></text:p>
        </draw:connector>
        <draw:connector draw:style-name="gr5" draw:text-style-name="P3" draw:layer="layout" draw:type="line" svg:x1="33.3cm" svg:y1="43cm" svg:x2="37.1cm" svg:y2="40cm" draw:start-shape="id41" draw:start-glue-point="0" draw:end-shape="id51" draw:end-glue-point="2" svg:d="M33300 43000l3800-3000" svg:viewBox="0 0 3801 3001">
          <text:p text:style-name="P1"><text:span text:style-name="T2">0</text:span></text:p>
        </draw:connector>
        <draw:connector draw:style-name="gr5" draw:text-style-name="P3" draw:layer="layout" draw:type="line" svg:x1="33.3cm" svg:y1="43cm" svg:x2="31.6cm" svg:y2="40cm" draw:start-shape="id41" draw:start-glue-point="0" draw:end-shape="id55" draw:end-glue-point="2" svg:d="M33300 43000l-1700-3000" svg:viewBox="0 0 1701 3001">
          <text:p text:style-name="P1"><text:span text:style-name="T2">0</text:span></text:p>
        </draw:connector>
        <draw:connector draw:style-name="gr5" draw:text-style-name="P3" draw:layer="layout" draw:type="line" svg:x1="33.3cm" svg:y1="43cm" svg:x2="30.5cm" svg:y2="40cm" draw:start-shape="id41" draw:start-glue-point="0" draw:end-shape="id65" draw:end-glue-point="2" svg:d="M33300 43000l-2800-3000" svg:viewBox="0 0 2801 3001">
          <text:p text:style-name="P1"><text:span text:style-name="T2">b</text:span></text:p>
        </draw:connector>
        <draw:connector draw:style-name="gr5" draw:text-style-name="P3" draw:layer="layout" draw:type="line" svg:x1="33.3cm" svg:y1="43cm" svg:x2="34.9cm" svg:y2="40cm" draw:start-shape="id41" draw:start-glue-point="0" draw:end-shape="id57" draw:end-glue-point="2" svg:d="M33300 43000l1600-3000" svg:viewBox="0 0 1601 3001">
          <text:p text:style-name="P1"><text:span text:style-name="T2">0</text:span></text:p>
        </draw:connector>
        <draw:connector draw:style-name="gr5" draw:text-style-name="P3" draw:layer="layout" draw:type="line" svg:x1="33.3cm" svg:y1="43cm" svg:x2="32.7cm" svg:y2="40cm" draw:start-shape="id41" draw:start-glue-point="0" draw:end-shape="id59" draw:end-glue-point="2" svg:d="M33300 43000l-600-3000" svg:viewBox="0 0 601 3001">
          <text:p text:style-name="P1"><text:span text:style-name="T2">0</text:span></text:p>
        </draw:connector>
        <draw:connector draw:style-name="gr5" draw:text-style-name="P3" draw:layer="layout" draw:type="line" svg:x1="33.3cm" svg:y1="43cm" svg:x2="36cm" svg:y2="40cm" draw:start-shape="id41" draw:start-glue-point="0" draw:end-shape="id61" draw:end-glue-point="2" svg:d="M33300 43000l2700-3000" svg:viewBox="0 0 2701 3001">
          <text:p text:style-name="P1"><text:span text:style-name="T2">0</text:span></text:p>
        </draw:connector>
        <draw:connector draw:style-name="gr7" draw:text-style-name="P1" draw:layer="layout" draw:type="line" svg:x1="33.3cm" svg:y1="43cm" svg:x2="29.4cm" svg:y2="40cm" draw:start-shape="id41" draw:start-glue-point="0" draw:end-shape="id63" draw:end-glue-point="2" svg:d="M33300 43000l-3900-3000" svg:viewBox="0 0 3901 3001">
          <text:p/>
        </draw:connector>
        <draw:connector draw:style-name="gr5" draw:text-style-name="P3" draw:layer="layout" draw:type="line" svg:x1="34.5cm" svg:y1="43cm" svg:x2="33.8cm" svg:y2="40cm" draw:start-shape="id44" draw:start-glue-point="0" draw:end-shape="id47" draw:end-glue-point="2" svg:d="M34500 43000l-700-3000" svg:viewBox="0 0 701 3001">
          <text:p text:style-name="P1"><text:span text:style-name="T2">1</text:span></text:p>
        </draw:connector>
        <draw:connector draw:style-name="gr5" draw:text-style-name="P3" draw:layer="layout" draw:type="line" svg:x1="34.5cm" svg:y1="43cm" svg:x2="39.3cm" svg:y2="40cm" draw:start-shape="id44" draw:start-glue-point="0" draw:end-shape="id53" draw:end-glue-point="2" svg:d="M34500 43000l4800-3000" svg:viewBox="0 0 4801 3001">
          <text:p text:style-name="P1"><text:span text:style-name="T2">1</text:span></text:p>
        </draw:connector>
        <draw:connector draw:style-name="gr5" draw:text-style-name="P3" draw:layer="layout" draw:type="line" svg:x1="34.5cm" svg:y1="43cm" svg:x2="38.2cm" svg:y2="40cm" draw:start-shape="id44" draw:start-glue-point="0" draw:end-shape="id49" draw:end-glue-point="2" svg:d="M34500 43000l3700-3000" svg:viewBox="0 0 3701 3001">
          <text:p text:style-name="P1"><text:span text:style-name="T2">1</text:span></text:p>
        </draw:connector>
        <draw:connector draw:style-name="gr5" draw:text-style-name="P3" draw:layer="layout" draw:type="line" svg:x1="34.5cm" svg:y1="43cm" svg:x2="40.4cm" svg:y2="40cm" draw:start-shape="id44" draw:start-glue-point="0" draw:end-shape="id45" draw:end-glue-point="2" svg:d="M34500 43000l5900-3000" svg:viewBox="0 0 5901 3001">
          <text:p text:style-name="P1"><text:span text:style-name="T2">1</text:span></text:p>
        </draw:connector>
        <draw:connector draw:style-name="gr5" draw:text-style-name="P3" draw:layer="layout" draw:type="line" svg:x1="34.5cm" svg:y1="43cm" svg:x2="37.1cm" svg:y2="40cm" draw:start-shape="id44" draw:start-glue-point="0" draw:end-shape="id51" draw:end-glue-point="2" svg:d="M34500 43000l2600-3000" svg:viewBox="0 0 2601 3001">
          <text:p text:style-name="P1"><text:span text:style-name="T2">1</text:span></text:p>
        </draw:connector>
        <draw:connector draw:style-name="gr5" draw:text-style-name="P3" draw:layer="layout" draw:type="line" svg:x1="34.5cm" svg:y1="43cm" svg:x2="31.6cm" svg:y2="40cm" draw:start-shape="id44" draw:start-glue-point="0" draw:end-shape="id55" draw:end-glue-point="2" svg:d="M34500 43000l-2900-3000" svg:viewBox="0 0 2901 3001">
          <text:p text:style-name="P1"><text:span text:style-name="T2">1</text:span></text:p>
        </draw:connector>
        <draw:connector draw:style-name="gr5" draw:text-style-name="P3" draw:layer="layout" draw:type="line" svg:x1="34.5cm" svg:y1="43cm" svg:x2="36cm" svg:y2="40cm" draw:start-shape="id44" draw:start-glue-point="0" draw:end-shape="id61" draw:end-glue-point="2" svg:d="M34500 43000l1500-3000" svg:viewBox="0 0 1501 3001">
          <text:p text:style-name="P1"><text:span text:style-name="T2">1</text:span></text:p>
        </draw:connector>
        <draw:connector draw:style-name="gr5" draw:text-style-name="P3" draw:layer="layout" draw:type="line" svg:x1="34.5cm" svg:y1="43cm" svg:x2="32.7cm" svg:y2="40cm" draw:start-shape="id44" draw:start-glue-point="0" draw:end-shape="id59" draw:end-glue-point="2" svg:d="M34500 43000l-1800-3000" svg:viewBox="0 0 1801 3001">
          <text:p text:style-name="P1"><text:span text:style-name="T2">1</text:span></text:p>
        </draw:connector>
        <draw:connector draw:style-name="gr5" draw:text-style-name="P3" draw:layer="layout" draw:type="line" svg:x1="34.5cm" svg:y1="43cm" svg:x2="34.9cm" svg:y2="40cm" draw:start-shape="id44" draw:start-glue-point="0" draw:end-shape="id57" draw:end-glue-point="2" svg:d="M34500 43000l400-3000" svg:viewBox="0 0 401 3001">
          <text:p text:style-name="P1"><text:span text:style-name="T2">1</text:span></text:p>
        </draw:connector>
        <draw:connector draw:style-name="gr5" draw:text-style-name="P3" draw:layer="layout" draw:type="line" svg:x1="35.7cm" svg:y1="43cm" svg:x2="40.4cm" svg:y2="40cm" draw:start-shape="id42" draw:start-glue-point="0" draw:end-shape="id45" draw:end-glue-point="2" svg:d="M35700 43000l4700-3000" svg:viewBox="0 0 4701 3001">
          <text:p text:style-name="P1"><text:span text:style-name="T2">2</text:span></text:p>
        </draw:connector>
        <draw:connector draw:style-name="gr5" draw:text-style-name="P3" draw:layer="layout" draw:type="line" svg:x1="35.7cm" svg:y1="43cm" svg:x2="37.1cm" svg:y2="40cm" draw:start-shape="id42" draw:start-glue-point="0" draw:end-shape="id51" draw:end-glue-point="2" svg:d="M35700 43000l1400-3000" svg:viewBox="0 0 1401 3001">
          <text:p text:style-name="P1"><text:span text:style-name="T2">2</text:span></text:p>
        </draw:connector>
        <draw:connector draw:style-name="gr5" draw:text-style-name="P3" draw:layer="layout" draw:type="line" svg:x1="35.7cm" svg:y1="43cm" svg:x2="38.2cm" svg:y2="40cm" draw:start-shape="id42" draw:start-glue-point="0" draw:end-shape="id49" draw:end-glue-point="2" svg:d="M35700 43000l2500-3000" svg:viewBox="0 0 2501 3001">
          <text:p text:style-name="P1"><text:span text:style-name="T2">2</text:span></text:p>
        </draw:connector>
        <draw:connector draw:style-name="gr5" draw:text-style-name="P3" draw:layer="layout" draw:type="line" svg:x1="35.7cm" svg:y1="43cm" svg:x2="39.3cm" svg:y2="40cm" draw:start-shape="id42" draw:start-glue-point="0" draw:end-shape="id53" draw:end-glue-point="2" svg:d="M35700 43000l3600-3000" svg:viewBox="0 0 3601 3001">
          <text:p text:style-name="P1"><text:span text:style-name="T2">2</text:span></text:p>
        </draw:connector>
        <draw:connector draw:style-name="gr5" draw:text-style-name="P3" draw:layer="layout" draw:type="line" svg:x1="35.7cm" svg:y1="43cm" svg:x2="32.7cm" svg:y2="40cm" draw:start-shape="id42" draw:start-glue-point="0" draw:end-shape="id59" draw:end-glue-point="2" svg:d="M35700 43000l-3000-3000" svg:viewBox="0 0 3001 3001">
          <text:p text:style-name="P1"><text:span text:style-name="T2">2</text:span></text:p>
        </draw:connector>
        <draw:connector draw:style-name="gr5" draw:text-style-name="P3" draw:layer="layout" draw:type="line" svg:x1="35.7cm" svg:y1="43cm" svg:x2="36cm" svg:y2="40cm" draw:start-shape="id42" draw:start-glue-point="0" draw:end-shape="id61" draw:end-glue-point="2" svg:d="M35700 43000l300-3000" svg:viewBox="0 0 301 3001">
          <text:p text:style-name="P1"><text:span text:style-name="T2">2</text:span></text:p>
        </draw:connector>
        <draw:connector draw:style-name="gr5" draw:text-style-name="P3" draw:layer="layout" draw:type="line" svg:x1="35.7cm" svg:y1="43cm" svg:x2="31.6cm" svg:y2="40cm" draw:start-shape="id42" draw:start-glue-point="0" draw:end-shape="id55" draw:end-glue-point="2" svg:d="M35700 43000l-4100-3000" svg:viewBox="0 0 4101 3001">
          <text:p text:style-name="P1"><text:span text:style-name="T2">2</text:span></text:p>
        </draw:connector>
        <draw:connector draw:style-name="gr5" draw:text-style-name="P3" draw:layer="layout" draw:type="line" svg:x1="35.7cm" svg:y1="43cm" svg:x2="34.9cm" svg:y2="40cm" draw:start-shape="id42" draw:start-glue-point="0" draw:end-shape="id57" draw:end-glue-point="2" svg:d="M35700 43000l-800-3000" svg:viewBox="0 0 801 3001">
          <text:p text:style-name="P1"><text:span text:style-name="T2">2</text:span></text:p>
        </draw:connector>
        <draw:connector draw:style-name="gr5" draw:text-style-name="P3" draw:layer="layout" draw:type="line" svg:x1="35.7cm" svg:y1="43cm" svg:x2="30.5cm" svg:y2="40cm" draw:start-shape="id42" draw:start-glue-point="0" draw:end-shape="id65" draw:end-glue-point="2" svg:d="M35700 43000l-5200-3000" svg:viewBox="0 0 5201 3001">
          <text:p text:style-name="P1"><text:span text:style-name="T2">c</text:span></text:p>
        </draw:connector>
        <draw:connector draw:style-name="gr5" draw:text-style-name="P3" draw:layer="layout" draw:type="line" svg:x1="35.7cm" svg:y1="43cm" svg:x2="33.8cm" svg:y2="40cm" draw:start-shape="id42" draw:start-glue-point="0" draw:end-shape="id47" draw:end-glue-point="2" svg:d="M35700 43000l-1900-3000" svg:viewBox="0 0 1901 3001">
          <text:p text:style-name="P1"><text:span text:style-name="T2">2</text:span></text:p>
        </draw:connector>
        <draw:connector draw:style-name="gr5" draw:text-style-name="P3" draw:layer="layout" draw:type="line" svg:x1="36.9cm" svg:y1="43cm" svg:x2="41.5cm" svg:y2="40cm" draw:start-shape="id43" draw:start-glue-point="0" draw:end-shape="id64" draw:end-glue-point="2" svg:d="M36900 43000l4600-3000" svg:viewBox="0 0 4601 3001">
          <text:p text:style-name="P1"><text:span text:style-name="T2">c</text:span></text:p>
        </draw:connector>
        <draw:connector draw:style-name="gr5" draw:text-style-name="P3" draw:layer="layout" draw:type="line" svg:x1="36.9cm" svg:y1="43cm" svg:x2="40.4cm" svg:y2="40cm" draw:start-shape="id43" draw:start-glue-point="0" draw:end-shape="id45" draw:end-glue-point="2" svg:d="M36900 43000l3500-3000" svg:viewBox="0 0 3501 3001">
          <text:p text:style-name="P1"><text:span text:style-name="T2">3</text:span></text:p>
        </draw:connector>
        <draw:connector draw:style-name="gr5" draw:text-style-name="P3" draw:layer="layout" draw:type="line" svg:x1="36.9cm" svg:y1="43cm" svg:x2="37.1cm" svg:y2="40cm" draw:start-shape="id43" draw:start-glue-point="0" draw:end-shape="id51" draw:end-glue-point="2" svg:d="M36900 43000l200-3000" svg:viewBox="0 0 201 3001">
          <text:p text:style-name="P1"><text:span text:style-name="T2">3</text:span></text:p>
        </draw:connector>
        <draw:connector draw:style-name="gr5" draw:text-style-name="P3" draw:layer="layout" draw:type="line" svg:x1="36.9cm" svg:y1="43cm" svg:x2="33.8cm" svg:y2="40cm" draw:start-shape="id43" draw:start-glue-point="0" draw:end-shape="id47" draw:end-glue-point="2" svg:d="M36900 43000l-3100-3000" svg:viewBox="0 0 3101 3001">
          <text:p text:style-name="P1"><text:span text:style-name="T2">3</text:span></text:p>
        </draw:connector>
        <draw:connector draw:style-name="gr5" draw:text-style-name="P3" draw:layer="layout" draw:type="line" svg:x1="36.9cm" svg:y1="43cm" svg:x2="39.3cm" svg:y2="40cm" draw:start-shape="id43" draw:start-glue-point="0" draw:end-shape="id53" draw:end-glue-point="2" svg:d="M36900 43000l2400-3000" svg:viewBox="0 0 2401 3001">
          <text:p text:style-name="P1"><text:span text:style-name="T2">3</text:span></text:p>
        </draw:connector>
        <draw:connector draw:style-name="gr5" draw:text-style-name="P3" draw:layer="layout" draw:type="line" svg:x1="36.9cm" svg:y1="43cm" svg:x2="38.2cm" svg:y2="40cm" draw:start-shape="id43" draw:start-glue-point="0" draw:end-shape="id49" draw:end-glue-point="2" svg:d="M36900 43000l1300-3000" svg:viewBox="0 0 1301 3001">
          <text:p text:style-name="P1"><text:span text:style-name="T2">3</text:span></text:p>
        </draw:connector>
        <draw:connector draw:style-name="gr5" draw:text-style-name="P3" draw:layer="layout" draw:type="line" svg:x1="36.9cm" svg:y1="43cm" svg:x2="31.6cm" svg:y2="40cm" draw:start-shape="id43" draw:start-glue-point="0" draw:end-shape="id55" draw:end-glue-point="2" svg:d="M36900 43000l-5300-3000" svg:viewBox="0 0 5301 3001">
          <text:p text:style-name="P1"><text:span text:style-name="T2">3</text:span></text:p>
        </draw:connector>
        <draw:connector draw:style-name="gr5" draw:text-style-name="P3" draw:layer="layout" draw:type="line" svg:x1="36.9cm" svg:y1="43cm" svg:x2="36cm" svg:y2="40cm" draw:start-shape="id43" draw:start-glue-point="0" draw:end-shape="id61" draw:end-glue-point="2" svg:d="M36900 43000l-900-3000" svg:viewBox="0 0 901 3001">
          <text:p text:style-name="P1"><text:span text:style-name="T2">3</text:span></text:p>
        </draw:connector>
        <draw:connector draw:style-name="gr5" draw:text-style-name="P3" draw:layer="layout" draw:type="line" svg:x1="36.9cm" svg:y1="43cm" svg:x2="32.7cm" svg:y2="40cm" draw:start-shape="id43" draw:start-glue-point="0" draw:end-shape="id59" draw:end-glue-point="2" svg:d="M36900 43000l-4200-3000" svg:viewBox="0 0 4201 3001">
          <text:p text:style-name="P1"><text:span text:style-name="T2">3</text:span></text:p>
        </draw:connector>
        <draw:connector draw:style-name="gr5" draw:text-style-name="P3" draw:layer="layout" draw:type="line" svg:x1="36.9cm" svg:y1="43cm" svg:x2="34.9cm" svg:y2="40cm" draw:start-shape="id43" draw:start-glue-point="0" draw:end-shape="id57" draw:end-glue-point="2" svg:d="M36900 43000l-2000-3000" svg:viewBox="0 0 2001 3001">
          <text:p text:style-name="P1"><text:span text:style-name="T2">3</text:span></text:p>
        </draw:connector>
        <draw:connector draw:style-name="gr5" draw:text-style-name="P3" draw:layer="layout" draw:type="line" svg:x1="45.1cm" svg:y1="44.7cm" svg:x2="41.5cm" svg:y2="40cm" draw:start-shape="id66" draw:start-glue-point="0" draw:end-shape="id64" draw:end-glue-point="2" svg:d="M45100 44700l-3600-4700" svg:viewBox="0 0 3601 4701">
          <text:p text:style-name="P1"><text:span text:style-name="T2">a</text:span></text:p>
        </draw:connector>
        <draw:custom-shape draw:style-name="gr3" draw:text-style-name="P2" xml:id="id66" draw:id="id66" draw:layer="layout" svg:width="1cm" svg:height="0.9cm" svg:x="44.6cm" svg:y="44.7cm">
          <text:p text:style-name="P1"><text:span text:style-name="T1">NOT</text:span></text:p>
          <text:p text:style-name="P1"><text:span text:style-name="T1">21826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45.1cm" svg:y1="44.7cm" svg:x2="40.4cm" svg:y2="40cm" draw:start-shape="id66" draw:start-glue-point="0" draw:end-shape="id45" draw:end-glue-point="2" svg:d="M45100 44700l-4700-4700" svg:viewBox="0 0 4701 4701">
          <text:p text:style-name="P1"><text:span text:style-name="T2">s1</text:span></text:p>
        </draw:connector>
        <draw:connector draw:style-name="gr5" draw:text-style-name="P3" draw:layer="layout" draw:type="line" svg:x1="45.1cm" svg:y1="44.7cm" svg:x2="33.8cm" svg:y2="40cm" draw:start-shape="id66" draw:start-glue-point="0" draw:end-shape="id47" draw:end-glue-point="2" svg:d="M45100 44700l-11300-4700" svg:viewBox="0 0 11301 4701">
          <text:p text:style-name="P1"><text:span text:style-name="T2">s1</text:span></text:p>
        </draw:connector>
        <draw:connector draw:style-name="gr5" draw:text-style-name="P3" draw:layer="layout" draw:type="line" svg:x1="45.1cm" svg:y1="44.7cm" svg:x2="45.7cm" svg:y2="40cm" draw:start-shape="id66" draw:start-glue-point="0" draw:end-shape="id67" draw:end-glue-point="2" svg:d="M45100 44700l600-4700" svg:viewBox="0 0 601 4701">
          <text:p text:style-name="P1"><text:span text:style-name="T2">s1</text:span></text:p>
        </draw:connector>
        <draw:custom-shape draw:style-name="gr6" draw:text-style-name="P2" xml:id="id67" draw:id="id67" draw:layer="layout" svg:width="1cm" svg:height="0.9cm" svg:x="45.2cm" svg:y="39.1cm">
          <text:p text:style-name="P1"><text:span text:style-name="T1">4-MUX</text:span></text:p>
          <text:p text:style-name="P1"><text:span text:style-name="T1">21822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68" draw:id="id68" draw:layer="layout" svg:width="1cm" svg:height="0.9cm" svg:x="46.3cm" svg:y="39.1cm">
          <text:p text:style-name="P1"><text:span text:style-name="T1">IMUX</text:span></text:p>
          <text:p text:style-name="P1"><text:span text:style-name="T1">21819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45.1cm" svg:y1="44.7cm" svg:x2="46.8cm" svg:y2="40cm" draw:start-shape="id66" draw:start-glue-point="0" draw:end-shape="id68" draw:end-glue-point="2" svg:d="M45100 44700l1700-4700" svg:viewBox="0 0 1701 4701">
          <text:p text:style-name="P1"><text:span text:style-name="T2">a</text:span></text:p>
        </draw:connector>
        <draw:connector draw:style-name="gr7" draw:text-style-name="P1" draw:layer="layout" draw:type="line" svg:x1="45.1cm" svg:y1="44.7cm" svg:x2="58.322cm" svg:y2="16.855cm" draw:start-shape="id66" draw:start-glue-point="0" draw:end-shape="id69" draw:end-glue-point="2" svg:d="M45100 44700l13222-27845" svg:viewBox="0 0 13223 27846">
          <text:p/>
        </draw:connector>
        <draw:custom-shape draw:style-name="gr6" draw:text-style-name="P2" xml:id="id70" draw:id="id70" draw:layer="layout" svg:width="1cm" svg:height="0.9cm" svg:x="47.4cm" svg:y="39.1cm">
          <text:p text:style-name="P1"><text:span text:style-name="T1">4-MUX</text:span></text:p>
          <text:p text:style-name="P1"><text:span text:style-name="T1">22124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45.1cm" svg:y1="44.7cm" svg:x2="47.9cm" svg:y2="40cm" draw:start-shape="id66" draw:start-glue-point="0" draw:end-shape="id70" draw:end-glue-point="2" svg:d="M45100 44700l2800-4700" svg:viewBox="0 0 2801 4701">
          <text:p text:style-name="P1"><text:span text:style-name="T2">s0</text:span></text:p>
        </draw:connector>
        <draw:custom-shape draw:style-name="gr6" draw:text-style-name="P2" xml:id="id71" draw:id="id71" draw:layer="layout" svg:width="1cm" svg:height="0.9cm" svg:x="48.5cm" svg:y="39.1cm">
          <text:p text:style-name="P1"><text:span text:style-name="T1">4-MUX</text:span></text:p>
          <text:p text:style-name="P1"><text:span text:style-name="T1">22023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45.1cm" svg:y1="44.7cm" svg:x2="49cm" svg:y2="40cm" draw:start-shape="id66" draw:start-glue-point="0" draw:end-shape="id71" draw:end-glue-point="2" svg:d="M45100 44700l3900-4700" svg:viewBox="0 0 3901 4701">
          <text:p text:style-name="P1"><text:span text:style-name="T2">s1</text:span></text:p>
        </draw:connector>
        <draw:custom-shape draw:style-name="gr6" draw:text-style-name="P2" xml:id="id72" draw:id="id72" draw:layer="layout" svg:width="1cm" svg:height="0.9cm" svg:x="44.1cm" svg:y="39.1cm">
          <text:p text:style-name="P1"><text:span text:style-name="T1">4-MUX</text:span></text:p>
          <text:p text:style-name="P1"><text:span text:style-name="T1">22127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45.1cm" svg:y1="44.7cm" svg:x2="44.6cm" svg:y2="40cm" draw:start-shape="id66" draw:start-glue-point="0" draw:end-shape="id72" draw:end-glue-point="2" svg:d="M45100 44700l-500-4700" svg:viewBox="0 0 501 4701">
          <text:p text:style-name="P1"><text:span text:style-name="T2">s0</text:span></text:p>
        </draw:connector>
        <draw:custom-shape draw:style-name="gr3" draw:text-style-name="P2" xml:id="id73" draw:id="id73" draw:layer="layout" svg:width="1cm" svg:height="0.9cm" svg:x="43.4cm" svg:y="48.4cm">
          <text:p text:style-name="P1"><text:span text:style-name="T1">XNO|R</text:span></text:p>
          <text:p text:style-name="P1"><text:span text:style-name="T1">22321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74" draw:id="id74" draw:layer="layout" svg:width="1cm" svg:height="0.9cm" svg:x="49.7cm" svg:y="39.1cm">
          <text:p text:style-name="P1"><text:span text:style-name="T1">4-MUX</text:span></text:p>
          <text:p text:style-name="P1"><text:span text:style-name="T1">22218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43.9cm" svg:y1="48.4cm" svg:x2="50.2cm" svg:y2="40cm" draw:start-shape="id73" draw:start-glue-point="0" draw:end-shape="id74" draw:end-glue-point="2" svg:d="M43900 48400l6300-8400" svg:viewBox="0 0 6301 8401">
          <text:p text:style-name="P1"><text:span text:style-name="T2">s0+s1</text:span></text:p>
        </draw:connector>
        <draw:connector draw:style-name="gr5" draw:text-style-name="P3" draw:layer="layout" draw:type="line" svg:x1="43.9cm" svg:y1="48.4cm" svg:x2="49cm" svg:y2="40cm" draw:start-shape="id73" draw:start-glue-point="0" draw:end-shape="id71" draw:end-glue-point="2" svg:d="M43900 48400l5100-8400" svg:viewBox="0 0 5101 8401">
          <text:p text:style-name="P1"><text:span text:style-name="T2">s0</text:span></text:p>
        </draw:connector>
        <draw:connector draw:style-name="gr5" draw:text-style-name="P3" draw:layer="layout" draw:type="line" svg:x1="43.9cm" svg:y1="48.4cm" svg:x2="31.6cm" svg:y2="40cm" draw:start-shape="id73" draw:start-glue-point="0" draw:end-shape="id55" draw:end-glue-point="2" svg:d="M43900 48400l-12300-8400" svg:viewBox="0 0 12301 8401">
          <text:p text:style-name="P1"><text:span text:style-name="T2">s1</text:span></text:p>
        </draw:connector>
        <draw:connector draw:style-name="gr5" draw:text-style-name="P3" draw:layer="layout" draw:type="line" svg:x1="43.9cm" svg:y1="48.4cm" svg:x2="32.7cm" svg:y2="40cm" draw:start-shape="id73" draw:start-glue-point="0" draw:end-shape="id59" draw:end-glue-point="2" svg:d="M43900 48400l-11200-8400" svg:viewBox="0 0 11201 8401">
          <text:p text:style-name="P1"><text:span text:style-name="T2">s0+s1</text:span></text:p>
        </draw:connector>
        <draw:connector draw:style-name="gr5" draw:text-style-name="P3" draw:layer="layout" draw:type="line" svg:x1="43.9cm" svg:y1="48.4cm" svg:x2="33.8cm" svg:y2="40cm" draw:start-shape="id73" draw:start-glue-point="0" draw:end-shape="id47" draw:end-glue-point="2" svg:d="M43900 48400l-10100-8400" svg:viewBox="0 0 10101 8401">
          <text:p text:style-name="P1"><text:span text:style-name="T2">s0</text:span></text:p>
        </draw:connector>
        <draw:connector draw:style-name="gr7" draw:text-style-name="P1" draw:layer="layout" draw:type="line" svg:x1="43.9cm" svg:y1="48.4cm" svg:x2="45.1cm" svg:y2="45.6cm" draw:start-shape="id73" draw:start-glue-point="0" draw:end-shape="id66" draw:end-glue-point="2" svg:d="M43900 48400l1200-2800" svg:viewBox="0 0 1201 2801">
          <text:p/>
        </draw:connector>
        <draw:custom-shape draw:style-name="gr1" draw:text-style-name="P2" xml:id="id75" draw:id="id75" draw:layer="layout" svg:width="2.1cm" svg:height="0.9cm" svg:x="55.9cm" svg:y="45.9cm">
          <text:p text:style-name="P1"><text:span text:style-name="T1">DFF (clk45)</text:span></text:p>
          <text:p text:style-name="P1"><text:span text:style-name="T1">22408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76" draw:id="id76" draw:layer="layout" svg:width="1cm" svg:height="0.9cm" svg:x="56.5cm" svg:y="43.4cm">
          <text:p text:style-name="P1"><text:span text:style-name="T1">NOT</text:span></text:p>
          <text:p text:style-name="P1"><text:span text:style-name="T1">22320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draw:type="line" svg:x1="56.95cm" svg:y1="45.9cm" svg:x2="57cm" svg:y2="44.3cm" draw:start-shape="id75" draw:start-glue-point="0" draw:end-shape="id76" draw:end-glue-point="2" svg:d="M56950 45900l50-1600" svg:viewBox="0 0 51 1601">
          <text:p/>
        </draw:connector>
        <draw:connector draw:style-name="gr7" draw:text-style-name="P1" draw:layer="layout" draw:type="line" svg:x1="56.95cm" svg:y1="45.9cm" svg:x2="43.9cm" svg:y2="49.3cm" draw:start-shape="id75" draw:start-glue-point="0" draw:end-shape="id73" draw:end-glue-point="2" svg:d="M56950 45900l-13050 3400" svg:viewBox="0 0 13051 3401">
          <text:p/>
        </draw:connector>
        <draw:connector draw:style-name="gr7" draw:text-style-name="P1" draw:layer="layout" draw:type="line" svg:x1="59.15cm" svg:y1="45.9cm" svg:x2="43.9cm" svg:y2="49.3cm" draw:start-shape="id77" draw:start-glue-point="0" draw:end-shape="id73" draw:end-glue-point="2" svg:d="M59150 45900l-15250 3400" svg:viewBox="0 0 15251 3401">
          <text:p/>
        </draw:connector>
        <draw:custom-shape draw:style-name="gr6" draw:text-style-name="P2" xml:id="id78" draw:id="id78" draw:layer="layout" svg:width="1cm" svg:height="0.9cm" svg:x="57.9cm" svg:y="39.1cm">
          <text:p text:style-name="P1"><text:span text:style-name="T1">NAND</text:span></text:p>
          <text:p text:style-name="P1"><text:span text:style-name="T1">22024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draw:type="line" svg:x1="59.15cm" svg:y1="45.9cm" svg:x2="58.4cm" svg:y2="40cm" draw:start-shape="id77" draw:start-glue-point="0" draw:end-shape="id78" draw:end-glue-point="2" svg:d="M59150 45900l-750-5900" svg:viewBox="0 0 751 5901">
          <text:p/>
        </draw:connector>
        <draw:custom-shape draw:style-name="gr6" draw:text-style-name="P2" xml:id="id79" draw:id="id79" draw:layer="layout" svg:width="1cm" svg:height="0.9cm" svg:x="50.8cm" svg:y="39.1cm">
          <text:p text:style-name="P1"><text:span text:style-name="T1">4-MUX</text:span></text:p>
          <text:p text:style-name="P1"><text:span text:style-name="T1">22022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59.15cm" svg:y1="45.9cm" svg:x2="51.3cm" svg:y2="40cm" draw:start-shape="id77" draw:start-glue-point="0" draw:end-shape="id79" draw:end-glue-point="2" svg:d="M59150 45900l-7850-5900" svg:viewBox="0 0 7851 5901">
          <text:p text:style-name="P1"><text:span text:style-name="T2">s1</text:span></text:p>
        </draw:connector>
        <draw:custom-shape draw:style-name="gr6" draw:text-style-name="P2" xml:id="id80" draw:id="id80" draw:layer="layout" svg:width="1cm" svg:height="0.9cm" svg:x="51.9cm" svg:y="39.1cm">
          <text:p text:style-name="P1"><text:span text:style-name="T1">4-MUX</text:span></text:p>
          <text:p text:style-name="P1"><text:span text:style-name="T1">21820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59.15cm" svg:y1="45.9cm" svg:x2="52.4cm" svg:y2="40cm" draw:start-shape="id77" draw:start-glue-point="0" draw:end-shape="id80" draw:end-glue-point="2" svg:d="M59150 45900l-6750-5900" svg:viewBox="0 0 6751 5901">
          <text:p text:style-name="P1"><text:span text:style-name="T2">s0</text:span></text:p>
        </draw:connector>
        <draw:custom-shape draw:style-name="gr6" draw:text-style-name="P2" xml:id="id81" draw:id="id81" draw:layer="layout" svg:width="1cm" svg:height="0.9cm" svg:x="60.4cm" svg:y="43.4cm">
          <text:p text:style-name="P1"><text:span text:style-name="T1">NOT</text:span></text:p>
          <text:p text:style-name="P1"><text:span text:style-name="T1">22027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draw:type="line" svg:x1="59.15cm" svg:y1="45.9cm" svg:x2="60.9cm" svg:y2="44.3cm" draw:start-shape="id77" draw:start-glue-point="0" draw:end-shape="id81" draw:end-glue-point="2" svg:d="M59150 45900l1750-1600" svg:viewBox="0 0 1751 1601">
          <text:p/>
        </draw:connector>
        <draw:connector draw:style-name="gr5" draw:text-style-name="P3" draw:layer="layout" draw:type="line" svg:x1="59.15cm" svg:y1="45.9cm" svg:x2="38.2cm" svg:y2="40cm" draw:start-shape="id77" draw:start-glue-point="0" draw:end-shape="id49" draw:end-glue-point="2" svg:d="M59150 45900l-20950-5900" svg:viewBox="0 0 20951 5901">
          <text:p text:style-name="P1"><text:span text:style-name="T2">s1</text:span></text:p>
        </draw:connector>
        <draw:connector draw:style-name="gr5" draw:text-style-name="P3" draw:layer="layout" draw:type="line" svg:x1="59.15cm" svg:y1="45.9cm" svg:x2="39.3cm" svg:y2="40cm" draw:start-shape="id77" draw:start-glue-point="0" draw:end-shape="id53" draw:end-glue-point="2" svg:d="M59150 45900l-19850-5900" svg:viewBox="0 0 19851 5901">
          <text:p text:style-name="P1"><text:span text:style-name="T2">s0</text:span></text:p>
        </draw:connector>
        <draw:frame draw:style-name="gr10" draw:layer="layout" svg:width="1.878cm" svg:height="2.961cm" svg:x="21.722cm" svg:y="38cm">
          <draw:text-box>
            <text:p>-863-</text:p>
            <text:p><text:span text:style-name="T3">clk45</text:span></text:p>
            <text:p><text:span text:style-name="T3">/res8</text:span></text:p>
            <text:p><text:span text:style-name="T3">cnt3</text:span></text:p>
            <text:p><text:span text:style-name="T3">c,d</text:span></text:p>
            <text:p><text:span text:style-name="T3">u6</text:span></text:p>
          </draw:text-box>
        </draw:frame>
        <draw:custom-shape draw:style-name="gr6" draw:text-style-name="P2" xml:id="id82" draw:id="id82" draw:layer="layout" svg:width="1cm" svg:height="0.9cm" svg:x="21.5cm" svg:y="50cm">
          <text:p text:style-name="P1"><text:span text:style-name="T1">OR</text:span></text:p>
          <text:p text:style-name="P1"><text:span text:style-name="T1">22203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22.5cm" svg:y1="50.45cm" svg:x2="24.876cm" svg:y2="50.46cm" draw:start-shape="id82" draw:start-glue-point="1" svg:d="M22500 50450l2376 10" svg:viewBox="0 0 2377 11">
          <text:p text:style-name="P1"><text:span text:style-name="T2">clk44</text:span></text:p>
        </draw:connector>
        <draw:custom-shape draw:style-name="gr1" draw:text-style-name="P2" draw:layer="layout" svg:width="2.1cm" svg:height="0.9cm" svg:x="60.3cm" svg:y="45.9cm">
          <text:p text:style-name="P1"><text:span text:style-name="T1">DFFR(clk45)</text:span></text:p>
          <text:p text:style-name="P1"><text:span text:style-name="T1">2251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cm" svg:height="0.9cm" svg:x="62.5cm" svg:y="45.9cm">
          <text:p text:style-name="P1"><text:span text:style-name="T1">DFFR(clk45)</text:span></text:p>
          <text:p text:style-name="P1"><text:span text:style-name="T1">2251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cm" svg:height="0.9cm" svg:x="58.1cm" svg:y="46.9cm">
          <text:p text:style-name="P1"><text:span text:style-name="T1">DFF(clk45)</text:span></text:p>
          <text:p text:style-name="P1"><text:span text:style-name="T1">2230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cm" svg:height="0.9cm" svg:x="64.7cm" svg:y="45.9cm">
          <text:p text:style-name="P1"><text:span text:style-name="T1">DFFR(clk45)</text:span></text:p>
          <text:p text:style-name="P1"><text:span text:style-name="T1">2240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cm" svg:height="0.9cm" svg:x="66.9cm" svg:y="45.9cm">
          <text:p text:style-name="P1"><text:span text:style-name="T1">DFFR(clk45)</text:span></text:p>
          <text:p text:style-name="P1"><text:span text:style-name="T1">2240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cm" svg:height="0.9cm" svg:x="69.1cm" svg:y="45.9cm">
          <text:p text:style-name="P1"><text:span text:style-name="T1">DFFR(clk45)</text:span></text:p>
          <text:p text:style-name="P1"><text:span text:style-name="T1">2230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cm" svg:height="0.9cm" svg:x="55.9cm" svg:y="46.9cm">
          <text:p text:style-name="P1"><text:span text:style-name="T1">DFF(clk45)</text:span></text:p>
          <text:p text:style-name="P1"><text:span text:style-name="T1">2250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cm" svg:height="0.9cm" svg:x="71.3cm" svg:y="45.9cm">
          <text:p text:style-name="P1"><text:span text:style-name="T1">DFFR(clk45)</text:span></text:p>
          <text:p text:style-name="P1"><text:span text:style-name="T1">2240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cm" svg:height="0.9cm" svg:x="53.7cm" svg:y="46.9cm">
          <text:p text:style-name="P1"><text:span text:style-name="T1">DFF(clk45)</text:span></text:p>
          <text:p text:style-name="P1"><text:span text:style-name="T1">2260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cm" svg:height="0.9cm" svg:x="73.5cm" svg:y="45.9cm">
          <text:p text:style-name="P1"><text:span text:style-name="T1">DFFR(clk45)</text:span></text:p>
          <text:p text:style-name="P1"><text:span text:style-name="T1">226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cm" svg:height="0.9cm" svg:x="75.7cm" svg:y="45.9cm">
          <text:p text:style-name="P1"><text:span text:style-name="T1">DFFR(clk45)</text:span></text:p>
          <text:p text:style-name="P1"><text:span text:style-name="T1">2271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cm" svg:height="0.9cm" svg:x="62.5cm" svg:y="46.9cm">
          <text:p text:style-name="P1"><text:span text:style-name="T1">DFFR(clk45)</text:span></text:p>
          <text:p text:style-name="P1"><text:span text:style-name="T1">2261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cm" svg:height="0.9cm" svg:x="75.7cm" svg:y="46.9cm">
          <text:p text:style-name="P1"><text:span text:style-name="T1">DFFR(clk45)</text:span></text:p>
          <text:p text:style-name="P1"><text:span text:style-name="T1">228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cm" svg:height="0.9cm" svg:x="73.5cm" svg:y="46.9cm">
          <text:p text:style-name="P1"><text:span text:style-name="T1">DFFR(clk45)</text:span></text:p>
          <text:p text:style-name="P1"><text:span text:style-name="T1">2280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cm" svg:height="0.9cm" svg:x="71.3cm" svg:y="46.9cm">
          <text:p text:style-name="P1"><text:span text:style-name="T1">DFFR(clk45)</text:span></text:p>
          <text:p text:style-name="P1"><text:span text:style-name="T1">2290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cm" svg:height="0.9cm" svg:x="69.1cm" svg:y="46.9cm">
          <text:p text:style-name="P1"><text:span text:style-name="T1">DFFR(clk45)</text:span></text:p>
          <text:p text:style-name="P1"><text:span text:style-name="T1">2280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cm" svg:height="0.9cm" svg:x="66.9cm" svg:y="46.9cm">
          <text:p text:style-name="P1"><text:span text:style-name="T1">DFFR(clk45)</text:span></text:p>
          <text:p text:style-name="P1"><text:span text:style-name="T1">2290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cm" svg:height="0.9cm" svg:x="64.7cm" svg:y="46.9cm">
          <text:p text:style-name="P1"><text:span text:style-name="T1">DFFR(clk45)</text:span></text:p>
          <text:p text:style-name="P1"><text:span text:style-name="T1">2280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16" draw:id="id116" draw:layer="layout" svg:width="1cm" svg:height="0.9cm" svg:x="54.822cm" svg:y="17.855cm">
          <text:p text:style-name="P1"><text:span text:style-name="T1">22-AOI</text:span></text:p>
          <text:p text:style-name="P1"><text:span text:style-name="T1">2181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95" draw:id="id95" draw:layer="layout" svg:width="1cm" svg:height="0.9cm" svg:x="40.574cm" svg:y="28.555cm">
          <text:p text:style-name="P1"><text:span text:style-name="T1">NAND</text:span></text:p>
          <text:p text:style-name="P1"><text:span text:style-name="T1">22521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28" draw:id="id128" draw:layer="layout" svg:width="1cm" svg:height="0.9cm" svg:x="32.126cm" svg:y="28.557cm">
          <text:p text:style-name="P1"><text:span text:style-name="T1">3NOR</text:span></text:p>
          <text:p text:style-name="P1"><text:span text:style-name="T1">22314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24" draw:id="id124" draw:layer="layout" svg:width="1cm" svg:height="0.9cm" svg:x="43.174cm" svg:y="25.555cm">
          <text:p text:style-name="P1"><text:span text:style-name="T1">22-AAOI</text:span></text:p>
          <text:p text:style-name="P1"><text:span text:style-name="T1">22419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121" draw:id="id121" draw:layer="layout" svg:width="1cm" svg:height="0.9cm" svg:x="42.422cm" svg:y="15.955cm">
          <text:p text:style-name="P1"><text:span text:style-name="T1">XNOR</text:span></text:p>
          <text:p text:style-name="P1"><text:span text:style-name="T1">22324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126" draw:id="id126" draw:layer="layout" svg:width="1cm" svg:height="0.9cm" svg:x="40.199cm" svg:y="15.955cm">
          <text:p text:style-name="P1"><text:span text:style-name="T1">IMUX</text:span></text:p>
          <text:p text:style-name="P1"><text:span text:style-name="T1">22519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127" draw:id="id127" draw:layer="layout" svg:width="1cm" svg:height="0.9cm" svg:x="35.822cm" svg:y="15.955cm">
          <text:p text:style-name="P1"><text:span text:style-name="T1">XNOR</text:span></text:p>
          <text:p text:style-name="P1"><text:span text:style-name="T1">22411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37" draw:id="id137" draw:layer="layout" svg:width="1cm" svg:height="0.9cm" svg:x="53.522cm" svg:y="21.055cm">
          <text:p text:style-name="P1"><text:span text:style-name="T1">12-OAI</text:span></text:p>
          <text:p text:style-name="P1"><text:span text:style-name="T1">21914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30" draw:id="id130" draw:layer="layout" svg:width="1cm" svg:height="0.9cm" svg:x="36.014cm" svg:y="22.053cm">
          <text:p text:style-name="P1"><text:span text:style-name="T1">12-OAI</text:span></text:p>
          <text:p text:style-name="P1"><text:span text:style-name="T1">2211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31" draw:id="id131" draw:layer="layout" svg:width="1cm" svg:height="0.9cm" svg:x="51.422cm" svg:y="25.955cm">
          <text:p text:style-name="P1"><text:span text:style-name="T1">22-AAOI</text:span></text:p>
          <text:p text:style-name="P1"><text:span text:style-name="T1">22114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91" draw:id="id91" draw:layer="layout" svg:width="1cm" svg:height="0.9cm" svg:x="44.109cm" svg:y="28.49cm">
          <text:p text:style-name="P1"><text:span text:style-name="T4">NAND|NOR</text:span></text:p>
          <text:p text:style-name="P1"><text:span text:style-name="T1">22417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90" draw:id="id90" draw:layer="layout" svg:width="1cm" svg:height="0.9cm" svg:x="42.197cm" svg:y="28.518cm">
          <text:p text:style-name="P1"><text:span text:style-name="T1">22-OAI</text:span></text:p>
          <text:p text:style-name="P1"><text:span text:style-name="T1">22418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69" draw:id="id69" draw:layer="layout" svg:width="1cm" svg:height="0.9cm" svg:x="57.822cm" svg:y="15.955cm">
          <text:p text:style-name="P1"><text:span text:style-name="T1">NAND</text:span></text:p>
          <text:p text:style-name="P1"><text:span text:style-name="T1">2211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3" draw:id="id83" draw:layer="layout" svg:width="2.1cm" svg:height="0.9cm" svg:x="57.3cm" svg:y="14.386cm">
          <text:p text:style-name="P1"><text:span text:style-name="T1">DFF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draw:type="line" svg:x1="58.322cm" svg:y1="15.955cm" svg:x2="58.35cm" svg:y2="15.286cm" draw:start-shape="id69" draw:start-glue-point="0" draw:end-shape="id83" draw:end-glue-point="2" svg:d="M58322 15955l28-669" svg:viewBox="0 0 29 670">
          <text:p/>
        </draw:connector>
        <draw:custom-shape draw:style-name="gr1" draw:text-style-name="P2" xml:id="id84" draw:id="id84" draw:layer="layout" svg:width="2.1cm" svg:height="0.9cm" svg:x="30.9cm" svg:y="14.386cm">
          <text:p text:style-name="P1"><text:span text:style-name="T1">DFF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onnector draw:style-name="gr9" draw:text-style-name="P3" draw:layer="layout" draw:type="line" svg:x1="31.993cm" svg:y1="17.306cm" svg:x2="31.95cm" svg:y2="15.286cm" draw:end-shape="id84" draw:end-glue-point="2" svg:d="M31993 17306l-43-2020" svg:viewBox="0 0 44 2021">
          <text:p text:style-name="P1"><text:span text:style-name="T2">2_00</text:span></text:p>
        </draw:connector>
        <draw:custom-shape draw:style-name="gr3" draw:text-style-name="P2" xml:id="id85" draw:id="id85" draw:layer="layout" svg:width="1cm" svg:height="0.9cm" svg:x="34.076cm" svg:y="17.489cm">
          <text:p text:style-name="P1"><text:span text:style-name="T1">XOR</text:span></text:p>
          <text:p text:style-name="P1"><text:span text:style-name="T1">22216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86" draw:id="id86" draw:layer="layout" svg:width="1cm" svg:height="0.9cm" svg:x="33.226cm" svg:y="30.957cm">
          <text:p text:style-name="P1"><text:span text:style-name="T1">AND</text:span></text:p>
          <text:p text:style-name="P1"><text:span text:style-name="T1">22315</text:span></text:p>
          <draw:enhanced-geometry svg:viewBox="0 0 21600 21600" draw:type="rectangle" draw:enhanced-path="M 0 0 L 21600 0 21600 21600 0 21600 0 0 Z N"/>
        </draw:custom-shape>
        <draw:connector draw:style-name="gr9" draw:text-style-name="P3" draw:layer="layout" draw:type="line" svg:x1="34.248cm" svg:y1="19.759cm" svg:x2="34.576cm" svg:y2="18.389cm" draw:end-shape="id85" draw:end-glue-point="2" svg:d="M34248 19759l328-1370" svg:viewBox="0 0 329 1371">
          <text:p text:style-name="P1"><text:span text:style-name="T2">1_00</text:span></text:p>
        </draw:connector>
        <draw:connector draw:style-name="gr9" draw:text-style-name="P3" draw:layer="layout" draw:type="line" svg:x1="33.411cm" svg:y1="33.399cm" svg:x2="33.726cm" svg:y2="31.857cm" draw:end-shape="id86" draw:end-glue-point="2" svg:d="M33411 33399l315-1542" svg:viewBox="0 0 316 1543">
          <text:p text:style-name="P1"><text:span text:style-name="T2">1_00</text:span></text:p>
        </draw:connector>
        <draw:connector draw:style-name="gr9" draw:text-style-name="P3" draw:layer="layout" draw:type="line" svg:x1="35.122cm" svg:y1="20.255cm" svg:x2="34.576cm" svg:y2="18.389cm" draw:end-shape="id85" draw:end-glue-point="2" svg:d="M35122 20255l-546-1866" svg:viewBox="0 0 547 1867">
          <text:p text:style-name="P1"><text:span text:style-name="T2">2_01</text:span></text:p>
        </draw:connector>
        <draw:connector draw:style-name="gr9" draw:text-style-name="P3" draw:layer="layout" draw:type="line" svg:x1="34.333cm" svg:y1="33.943cm" svg:x2="33.726cm" svg:y2="31.857cm" draw:end-shape="id86" draw:end-glue-point="2" svg:d="M34333 33943l-607-2086" svg:viewBox="0 0 608 2087">
          <text:p text:style-name="P1"><text:span text:style-name="T2">2_01</text:span></text:p>
        </draw:connector>
        <draw:connector draw:style-name="gr9" draw:text-style-name="P3" draw:layer="layout" draw:type="line" svg:x1="31.899cm" svg:y1="34.132cm" svg:x2="31.526cm" svg:y2="31.857cm" draw:end-shape="id87" draw:end-glue-point="2" svg:d="M31899 34132l-373-2275" svg:viewBox="0 0 374 2276">
          <text:p text:style-name="P1"><text:span text:style-name="T2">2_01</text:span></text:p>
        </draw:connector>
        <draw:custom-shape draw:style-name="gr3" draw:text-style-name="P2" xml:id="id87" draw:id="id87" draw:layer="layout" svg:width="1cm" svg:height="0.9cm" svg:x="31.026cm" svg:y="30.957cm">
          <text:p text:style-name="P1"><text:span text:style-name="T1">AND</text:span></text:p>
          <text:p text:style-name="P1"><text:span text:style-name="T1">22312</text:span></text:p>
          <draw:enhanced-geometry svg:viewBox="0 0 21600 21600" draw:type="rectangle" draw:enhanced-path="M 0 0 L 21600 0 21600 21600 0 21600 0 0 Z N"/>
        </draw:custom-shape>
        <draw:connector draw:style-name="gr9" draw:text-style-name="P3" draw:layer="layout" draw:type="line" svg:x1="58.922cm" svg:y1="18.151cm" svg:x2="58.322cm" svg:y2="16.855cm" draw:end-shape="id69" draw:end-glue-point="2" svg:d="M58922 18151l-600-1296" svg:viewBox="0 0 601 1297">
          <text:p text:style-name="P1"><text:span text:style-name="T2">carry0</text:span></text:p>
        </draw:connector>
        <draw:connector draw:style-name="gr9" draw:text-style-name="P3" draw:layer="layout" draw:type="line" svg:x1="31.002cm" svg:y1="33.446cm" svg:x2="31.526cm" svg:y2="31.857cm" draw:end-shape="id87" draw:end-glue-point="2" svg:d="M31002 33446l524-1589" svg:viewBox="0 0 525 1590">
          <text:p text:style-name="P1"><text:span text:style-name="T2">carry0</text:span></text:p>
        </draw:connector>
        <draw:custom-shape draw:style-name="gr6" draw:text-style-name="P2" xml:id="id88" draw:id="id88" draw:layer="layout" svg:width="1cm" svg:height="0.9cm" svg:x="33.622cm" svg:y="15.955cm">
          <text:p text:style-name="P1"><text:span text:style-name="T1">XOR</text:span></text:p>
          <text:p text:style-name="P1"><text:span text:style-name="T1">22214</text:span></text:p>
          <draw:enhanced-geometry svg:viewBox="0 0 21600 21600" draw:type="rectangle" draw:enhanced-path="M 0 0 L 21600 0 21600 21600 0 21600 0 0 Z N"/>
        </draw:custom-shape>
        <draw:connector draw:style-name="gr9" draw:text-style-name="P3" draw:layer="layout" draw:type="line" svg:x1="32.985cm" svg:y1="18.205cm" svg:x2="34.122cm" svg:y2="16.855cm" draw:end-shape="id88" draw:end-glue-point="2" svg:d="M32985 18205l1137-1350" svg:viewBox="0 0 1138 1351">
          <text:p text:style-name="P1"><text:span text:style-name="T2">carry0</text:span></text:p>
        </draw:connector>
        <draw:custom-shape draw:style-name="gr3" draw:text-style-name="P2" xml:id="id89" draw:id="id89" draw:layer="layout" svg:width="1cm" svg:height="0.9cm" svg:x="32.126cm" svg:y="30.957cm">
          <text:p text:style-name="P1"><text:span text:style-name="T1">AND</text:span></text:p>
          <text:p text:style-name="P1"><text:span text:style-name="T1">22313</text:span></text:p>
          <draw:enhanced-geometry svg:viewBox="0 0 21600 21600" draw:type="rectangle" draw:enhanced-path="M 0 0 L 21600 0 21600 21600 0 21600 0 0 Z N"/>
        </draw:custom-shape>
        <draw:connector draw:style-name="gr9" draw:text-style-name="P3" draw:layer="layout" draw:type="line" svg:x1="32.065cm" svg:y1="33.399cm" svg:x2="32.626cm" svg:y2="31.857cm" draw:end-shape="id89" draw:end-glue-point="2" svg:d="M32065 33399l561-1542" svg:viewBox="0 0 562 1543">
          <text:p text:style-name="P1"><text:span text:style-name="T2">carry0</text:span></text:p>
        </draw:connector>
        <draw:connector draw:style-name="gr9" draw:text-style-name="P3" draw:layer="layout" draw:type="line" svg:x1="41.722cm" svg:y1="31.532cm" svg:x2="42.697cm" svg:y2="29.418cm" draw:end-shape="id90" draw:end-glue-point="2" svg:d="M41722 31532l975-2114" svg:viewBox="0 0 976 2115">
          <text:p text:style-name="P1"><text:span text:style-name="T2">1_01/b</text:span></text:p>
        </draw:connector>
        <draw:connector draw:style-name="gr9" draw:text-style-name="P3" draw:layer="layout" draw:type="line" svg:x1="43.774cm" svg:y1="31.455cm" svg:x2="44.609cm" svg:y2="29.39cm" draw:end-shape="id91" draw:end-glue-point="2" svg:d="M43774 31455l835-2065" svg:viewBox="0 0 836 2066">
          <text:p text:style-name="P1"><text:span text:style-name="T2">1_01/b</text:span></text:p>
        </draw:connector>
        <draw:custom-shape draw:style-name="gr3" draw:text-style-name="P2" xml:id="id92" draw:id="id92" draw:layer="layout" svg:width="1cm" svg:height="0.9cm" svg:x="36.222cm" svg:y="17.455cm">
          <text:p text:style-name="P1"><text:span text:style-name="T1">XOR</text:span></text:p>
          <text:p text:style-name="P1"><text:span text:style-name="T1">22412</text:span></text:p>
          <draw:enhanced-geometry svg:viewBox="0 0 21600 21600" draw:type="rectangle" draw:enhanced-path="M 0 0 L 21600 0 21600 21600 0 21600 0 0 Z N"/>
        </draw:custom-shape>
        <draw:connector draw:style-name="gr9" draw:text-style-name="P3" draw:layer="layout" draw:type="line" svg:x1="36.203cm" svg:y1="19.669cm" svg:x2="36.722cm" svg:y2="18.355cm" draw:end-shape="id92" draw:end-glue-point="2" svg:d="M36203 19669l519-1314" svg:viewBox="0 0 520 1315">
          <text:p text:style-name="P1"><text:span text:style-name="T2">1_01</text:span></text:p>
        </draw:connector>
        <draw:custom-shape draw:style-name="gr3" draw:text-style-name="P2" xml:id="id93" draw:id="id93" draw:layer="layout" svg:width="1cm" svg:height="0.9cm" svg:x="35.123cm" svg:y="30.953cm">
          <text:p text:style-name="P1"><text:span text:style-name="T1">NAND</text:span></text:p>
          <text:p text:style-name="P1"><text:span text:style-name="T1">22416</text:span></text:p>
          <draw:enhanced-geometry svg:viewBox="0 0 21600 21600" draw:type="rectangle" draw:enhanced-path="M 0 0 L 21600 0 21600 21600 0 21600 0 0 Z N"/>
        </draw:custom-shape>
        <draw:connector draw:style-name="gr9" draw:text-style-name="P3" draw:layer="layout" draw:type="line" svg:x1="35.033cm" svg:y1="33.219cm" svg:x2="35.623cm" svg:y2="31.853cm" draw:end-shape="id93" draw:end-glue-point="2" svg:d="M35033 33219l590-1366" svg:viewBox="0 0 591 1367">
          <text:p text:style-name="P1"><text:span text:style-name="T2">1_01</text:span></text:p>
        </draw:connector>
        <draw:custom-shape draw:style-name="gr3" draw:text-style-name="P2" xml:id="id94" draw:id="id94" draw:layer="layout" svg:width="1cm" svg:height="0.9cm" svg:x="37.023cm" svg:y="30.953cm">
          <text:p text:style-name="P1"><text:span text:style-name="T1">NOR</text:span></text:p>
          <text:p text:style-name="P1"><text:span text:style-name="T1">2241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3" draw:layer="layout" draw:type="line" svg:x1="37.047cm" svg:y1="33.518cm" svg:x2="37.523cm" svg:y2="31.853cm" draw:end-shape="id94" draw:end-glue-point="2" svg:d="M37047 33518l476-1665" svg:viewBox="0 0 477 1666">
          <text:p text:style-name="P1"><text:span text:style-name="T2">1_01</text:span></text:p>
        </draw:connector>
        <draw:connector draw:style-name="gr9" draw:text-style-name="P3" draw:layer="layout" draw:type="line" svg:x1="37.101cm" svg:y1="20.165cm" svg:x2="36.722cm" svg:y2="18.355cm" draw:end-shape="id92" draw:end-glue-point="2" svg:d="M37101 20165l-379-1810" svg:viewBox="0 0 380 1811">
          <text:p text:style-name="P1"><text:span text:style-name="T2">2_02</text:span></text:p>
        </draw:connector>
        <draw:connector draw:style-name="gr9" draw:text-style-name="P3" draw:layer="layout" draw:type="line" svg:x1="35.86cm" svg:y1="33.881cm" svg:x2="35.623cm" svg:y2="31.853cm" draw:end-shape="id93" draw:end-glue-point="2" svg:d="M35860 33881l-237-2028" svg:viewBox="0 0 238 2029">
          <text:p text:style-name="P1"><text:span text:style-name="T2">2_02</text:span></text:p>
        </draw:connector>
        <draw:connector draw:style-name="gr9" draw:text-style-name="P3" draw:layer="layout" draw:type="line" svg:x1="37.779cm" svg:y1="34.132cm" svg:x2="37.523cm" svg:y2="31.853cm" draw:end-shape="id94" draw:end-glue-point="2" svg:d="M37779 34132l-256-2279" svg:viewBox="0 0 257 2280">
          <text:p text:style-name="P1"><text:span text:style-name="T2">2_02</text:span></text:p>
        </draw:connector>
        <draw:connector draw:style-name="gr9" draw:text-style-name="P3" draw:layer="layout" draw:type="line" svg:x1="43.774cm" svg:y1="30.581cm" svg:x2="44.609cm" svg:y2="29.39cm" draw:end-shape="id91" draw:end-glue-point="2" svg:d="M43774 30581l835-1191" svg:viewBox="0 0 836 1192">
          <text:p text:style-name="P1"><text:span text:style-name="T2">2_02/a</text:span></text:p>
        </draw:connector>
        <draw:connector draw:style-name="gr9" draw:text-style-name="P3" draw:layer="layout" draw:type="line" svg:x1="41.674cm" svg:y1="30.61cm" svg:x2="42.697cm" svg:y2="29.418cm" draw:end-shape="id90" draw:end-glue-point="2" svg:d="M41674 30610l1023-1192" svg:viewBox="0 0 1024 1193">
          <text:p text:style-name="P1"><text:span text:style-name="T2">2_02/a</text:span></text:p>
        </draw:connector>
        <draw:connector draw:style-name="gr9" draw:text-style-name="P3" draw:layer="layout" draw:type="line" svg:x1="43.422cm" svg:y1="30.61cm" svg:x2="42.697cm" svg:y2="29.418cm" draw:end-shape="id90" draw:end-glue-point="2" svg:d="M43422 30610l-725-1192" svg:viewBox="0 0 726 1193">
          <text:p text:style-name="P1"><text:span text:style-name="T2">1_02/c</text:span></text:p>
        </draw:connector>
        <draw:connector draw:style-name="gr9" draw:text-style-name="P3" draw:layer="layout" draw:type="line" svg:x1="45.499cm" svg:y1="31.432cm" svg:x2="44.609cm" svg:y2="29.39cm" draw:end-shape="id91" draw:end-glue-point="2" svg:d="M45499 31432l-890-2042" svg:viewBox="0 0 891 2043">
          <text:p text:style-name="P1"><text:span text:style-name="T2">1_02/d</text:span></text:p>
        </draw:connector>
        <draw:connector draw:style-name="gr9" draw:text-style-name="P3" draw:layer="layout" draw:type="line" svg:x1="40.582cm" svg:y1="30.85cm" svg:x2="41.074cm" svg:y2="29.455cm" draw:end-shape="id95" draw:end-glue-point="2" svg:d="M40582 30850l492-1395" svg:viewBox="0 0 493 1396">
          <text:p text:style-name="P1"><text:span text:style-name="T2">1_02</text:span></text:p>
        </draw:connector>
        <draw:custom-shape draw:style-name="gr11" draw:text-style-name="P2" xml:id="id96" draw:id="id96" draw:layer="layout" svg:width="1cm" svg:height="0.9cm" svg:x="38.522cm" svg:y="20.693cm">
          <text:p text:style-name="P1"><text:span text:style-name="T1">OR</text:span></text:p>
          <text:p text:style-name="P1"><text:span text:style-name="T1">22523</text:span></text:p>
          <draw:enhanced-geometry svg:viewBox="0 0 21600 21600" draw:type="rectangle" draw:enhanced-path="M 0 0 L 21600 0 21600 21600 0 21600 0 0 Z N"/>
        </draw:custom-shape>
        <draw:connector draw:style-name="gr9" draw:text-style-name="P3" draw:layer="layout" draw:type="line" svg:x1="38.564cm" svg:y1="23.012cm" svg:x2="39.022cm" svg:y2="21.593cm" draw:end-shape="id96" draw:end-glue-point="2" svg:d="M38564 23012l458-1419" svg:viewBox="0 0 459 1420">
          <text:p text:style-name="P1"><text:span text:style-name="T2">1_02</text:span></text:p>
        </draw:connector>
        <draw:connector draw:style-name="gr9" draw:text-style-name="P3" draw:layer="layout" draw:type="line" svg:x1="39.461cm" svg:y1="23.555cm" svg:x2="39.022cm" svg:y2="21.593cm" draw:end-shape="id96" draw:end-glue-point="2" svg:d="M39461 23555l-439-1962" svg:viewBox="0 0 440 1963">
          <text:p text:style-name="P1"><text:span text:style-name="T2">2_03</text:span></text:p>
        </draw:connector>
        <draw:connector draw:style-name="gr9" draw:text-style-name="P3" draw:layer="layout" draw:type="line" svg:x1="41.314cm" svg:y1="31.393cm" svg:x2="41.074cm" svg:y2="29.455cm" draw:end-shape="id95" draw:end-glue-point="2" svg:d="M41314 31393l-240-1938" svg:viewBox="0 0 241 1939">
          <text:p text:style-name="P1"><text:span text:style-name="T2">2_03</text:span></text:p>
        </draw:connector>
        <draw:connector draw:style-name="gr9" draw:text-style-name="P3" draw:layer="layout" draw:type="line" svg:x1="43.446cm" svg:y1="31.555cm" svg:x2="42.697cm" svg:y2="29.418cm" draw:end-shape="id90" draw:end-glue-point="2" svg:d="M43446 31555l-749-2137" svg:viewBox="0 0 750 2138">
          <text:p text:style-name="P1"><text:span text:style-name="T2">2_03/d</text:span></text:p>
        </draw:connector>
        <draw:connector draw:style-name="gr9" draw:text-style-name="P3" draw:layer="layout" draw:type="line" svg:x1="45.522cm" svg:y1="30.629cm" svg:x2="44.609cm" svg:y2="29.39cm" draw:end-shape="id91" draw:end-glue-point="2" svg:d="M45522 30629l-913-1239" svg:viewBox="0 0 914 1240">
          <text:p text:style-name="P1"><text:span text:style-name="T2">2_03/c</text:span></text:p>
        </draw:connector>
        <draw:custom-shape draw:style-name="gr3" draw:text-style-name="P2" xml:id="id97" draw:id="id97" draw:layer="layout" svg:width="1cm" svg:height="0.9cm" svg:x="38.522cm" svg:y="17.455cm">
          <text:p text:style-name="P1"><text:span text:style-name="T1">XOR</text:span></text:p>
          <text:p text:style-name="P1"><text:span text:style-name="T1">22520</text:span></text:p>
          <draw:enhanced-geometry svg:viewBox="0 0 21600 21600" draw:type="rectangle" draw:enhanced-path="M 0 0 L 21600 0 21600 21600 0 21600 0 0 Z N"/>
        </draw:custom-shape>
        <draw:connector draw:style-name="gr9" draw:text-style-name="P3" draw:layer="layout" draw:type="line" svg:x1="39.605cm" svg:y1="20.118cm" svg:x2="39.022cm" svg:y2="18.355cm" draw:end-shape="id97" draw:end-glue-point="2" svg:d="M39605 20118l-583-1763" svg:viewBox="0 0 584 1764">
          <text:p text:style-name="P1"><text:span text:style-name="T2">2_03</text:span></text:p>
        </draw:connector>
        <draw:connector draw:style-name="gr9" draw:text-style-name="P3" draw:layer="layout" draw:type="line" svg:x1="38.589cm" svg:y1="19.669cm" svg:x2="39.022cm" svg:y2="18.355cm" draw:end-shape="id97" draw:end-glue-point="2" svg:d="M38589 19669l433-1314" svg:viewBox="0 0 434 1315">
          <text:p text:style-name="P1"><text:span text:style-name="T2">1_02</text:span></text:p>
        </draw:connector>
        <draw:custom-shape draw:style-name="gr3" draw:text-style-name="P2" xml:id="id98" draw:id="id98" draw:layer="layout" svg:width="1cm" svg:height="0.9cm" svg:x="44.431cm" svg:y="25.555cm">
          <text:p text:style-name="P1"><text:span text:style-name="T1">OR</text:span></text:p>
          <text:p text:style-name="P1"><text:span text:style-name="T1">22323</text:span></text:p>
          <draw:enhanced-geometry svg:viewBox="0 0 21600 21600" draw:type="rectangle" draw:enhanced-path="M 0 0 L 21600 0 21600 21600 0 21600 0 0 Z N"/>
        </draw:custom-shape>
        <draw:connector draw:style-name="gr9" draw:text-style-name="P3" draw:layer="layout" draw:type="line" svg:x1="44.466cm" svg:y1="27.698cm" svg:x2="44.931cm" svg:y2="26.455cm" draw:end-shape="id98" draw:end-glue-point="2" svg:d="M44466 27698l465-1243" svg:viewBox="0 0 466 1244">
          <text:p text:style-name="P1"><text:span text:style-name="T2">1_03</text:span></text:p>
        </draw:connector>
        <draw:custom-shape draw:style-name="gr3" draw:text-style-name="P2" xml:id="id99" draw:id="id99" draw:layer="layout" svg:width="1cm" svg:height="0.9cm" svg:x="39.474cm" svg:y="28.555cm">
          <text:p text:style-name="P1"><text:span text:style-name="T1">XNOR</text:span></text:p>
          <text:p text:style-name="P1"><text:span text:style-name="T1">22322</text:span></text:p>
          <draw:enhanced-geometry svg:viewBox="0 0 21600 21600" draw:type="rectangle" draw:enhanced-path="M 0 0 L 21600 0 21600 21600 0 21600 0 0 Z N"/>
        </draw:custom-shape>
        <draw:connector draw:style-name="gr9" draw:text-style-name="P3" draw:layer="layout" draw:type="line" svg:x1="39.549cm" svg:y1="30.921cm" svg:x2="39.974cm" svg:y2="29.455cm" draw:end-shape="id99" draw:end-glue-point="2" svg:d="M39549 30921l425-1466" svg:viewBox="0 0 426 1467">
          <text:p text:style-name="P1"><text:span text:style-name="T2">1_03</text:span></text:p>
        </draw:connector>
        <draw:connector draw:style-name="gr9" draw:text-style-name="P3" draw:layer="layout" draw:type="line" svg:x1="45.411cm" svg:y1="28.241cm" svg:x2="44.931cm" svg:y2="26.455cm" draw:end-shape="id98" draw:end-glue-point="2" svg:d="M45411 28241l-480-1786" svg:viewBox="0 0 481 1787">
          <text:p text:style-name="P1"><text:span text:style-name="T2">2_04</text:span></text:p>
        </draw:connector>
        <draw:connector draw:style-name="gr9" draw:text-style-name="P3" draw:layer="layout" draw:type="line" svg:x1="40.353cm" svg:y1="31.441cm" svg:x2="39.974cm" svg:y2="29.455cm" draw:end-shape="id99" draw:end-glue-point="2" svg:d="M40353 31441l-379-1986" svg:viewBox="0 0 380 1987">
          <text:p text:style-name="P1"><text:span text:style-name="T2">2_04</text:span></text:p>
        </draw:connector>
        <draw:custom-shape draw:style-name="gr3" draw:text-style-name="P2" xml:id="id100" draw:id="id100" draw:layer="layout" svg:width="1cm" svg:height="0.9cm" svg:x="43.035cm" svg:y="17.555cm">
          <text:p text:style-name="P1"><text:span text:style-name="T1">XOR</text:span></text:p>
          <text:p text:style-name="P1"><text:span text:style-name="T1">22227</text:span></text:p>
          <draw:enhanced-geometry svg:viewBox="0 0 21600 21600" draw:type="rectangle" draw:enhanced-path="M 0 0 L 21600 0 21600 21600 0 21600 0 0 Z N"/>
        </draw:custom-shape>
        <draw:connector draw:style-name="gr9" draw:text-style-name="P3" draw:layer="layout" draw:type="line" svg:x1="43.022cm" svg:y1="19.7cm" svg:x2="43.535cm" svg:y2="18.455cm" draw:end-shape="id100" draw:end-glue-point="2" svg:d="M43022 19700l513-1245" svg:viewBox="0 0 514 1246">
          <text:p text:style-name="P1"><text:span text:style-name="T2">1_04</text:span></text:p>
        </draw:connector>
        <draw:custom-shape draw:style-name="gr3" draw:text-style-name="P2" xml:id="id101" draw:id="id101" draw:layer="layout" svg:width="1cm" svg:height="0.9cm" svg:x="31.253cm" svg:y="24.379cm">
          <text:p text:style-name="P1"><text:span text:style-name="T1">OR</text:span></text:p>
          <text:p text:style-name="P1"><text:span text:style-name="T1">22225</text:span></text:p>
          <draw:enhanced-geometry svg:viewBox="0 0 21600 21600" draw:type="rectangle" draw:enhanced-path="M 0 0 L 21600 0 21600 21600 0 21600 0 0 Z N"/>
        </draw:custom-shape>
        <draw:connector draw:style-name="gr9" draw:text-style-name="P3" draw:layer="layout" draw:type="line" svg:x1="31.033cm" svg:y1="26.58cm" svg:x2="31.753cm" svg:y2="25.279cm" draw:end-shape="id101" draw:end-glue-point="2" svg:d="M31033 26580l720-1301" svg:viewBox="0 0 721 1302">
          <text:p text:style-name="P1"><text:span text:style-name="T2">1_04</text:span></text:p>
        </draw:connector>
        <draw:custom-shape draw:style-name="gr3" draw:text-style-name="P2" xml:id="id102" draw:id="id102" draw:layer="layout" svg:width="1cm" svg:height="0.9cm" svg:x="33.133cm" svg:y="24.379cm">
          <text:p text:style-name="P1"><text:span text:style-name="T1">AND</text:span></text:p>
          <text:p text:style-name="P1"><text:span text:style-name="T1">22223</text:span></text:p>
          <draw:enhanced-geometry svg:viewBox="0 0 21600 21600" draw:type="rectangle" draw:enhanced-path="M 0 0 L 21600 0 21600 21600 0 21600 0 0 Z N"/>
        </draw:custom-shape>
        <draw:connector draw:style-name="gr9" draw:text-style-name="P3" draw:layer="layout" draw:type="line" svg:x1="33.018cm" svg:y1="26.58cm" svg:x2="33.633cm" svg:y2="25.279cm" draw:end-shape="id102" draw:end-glue-point="2" svg:d="M33018 26580l615-1301" svg:viewBox="0 0 616 1302">
          <text:p text:style-name="P1"><text:span text:style-name="T2">1_04</text:span></text:p>
        </draw:connector>
        <draw:connector draw:style-name="gr9" draw:text-style-name="P3" draw:layer="layout" draw:type="line" svg:x1="44.014cm" svg:y1="20.172cm" svg:x2="43.535cm" svg:y2="18.455cm" draw:end-shape="id100" draw:end-glue-point="2" svg:d="M44014 20172l-479-1717" svg:viewBox="0 0 480 1718">
          <text:p text:style-name="P1"><text:span text:style-name="T2">2_05</text:span></text:p>
        </draw:connector>
        <draw:connector draw:style-name="gr9" draw:text-style-name="P3" draw:layer="layout" draw:type="line" svg:x1="31.954cm" svg:y1="27.029cm" svg:x2="31.753cm" svg:y2="25.279cm" draw:end-shape="id101" draw:end-glue-point="2" svg:d="M31954 27029l-201-1750" svg:viewBox="0 0 202 1751">
          <text:p text:style-name="P1"><text:span text:style-name="T2">2_05</text:span></text:p>
        </draw:connector>
        <draw:connector draw:style-name="gr9" draw:text-style-name="P3" draw:layer="layout" draw:type="line" svg:x1="33.962cm" svg:y1="27.052cm" svg:x2="33.633cm" svg:y2="25.279cm" draw:end-shape="id102" draw:end-glue-point="2" svg:d="M33962 27052l-329-1773" svg:viewBox="0 0 330 1774">
          <text:p text:style-name="P1"><text:span text:style-name="T2">2_05</text:span></text:p>
        </draw:connector>
        <draw:custom-shape draw:style-name="gr3" draw:text-style-name="P2" xml:id="id103" draw:id="id103" draw:layer="layout" svg:width="1cm" svg:height="0.9cm" svg:x="45.322cm" svg:y="17.455cm">
          <text:p text:style-name="P1"><text:span text:style-name="T1">XOR</text:span></text:p>
          <text:p text:style-name="P1"><text:span text:style-name="T1">22208</text:span></text:p>
          <draw:enhanced-geometry svg:viewBox="0 0 21600 21600" draw:type="rectangle" draw:enhanced-path="M 0 0 L 21600 0 21600 21600 0 21600 0 0 Z N"/>
        </draw:custom-shape>
        <draw:connector draw:style-name="gr9" draw:text-style-name="P3" draw:layer="layout" draw:type="line" svg:x1="45.438cm" svg:y1="19.646cm" svg:x2="45.822cm" svg:y2="18.355cm" draw:end-shape="id103" draw:end-glue-point="2" svg:d="M45438 19646l384-1291" svg:viewBox="0 0 385 1292">
          <text:p text:style-name="P1"><text:span text:style-name="T2">1_05</text:span></text:p>
        </draw:connector>
        <draw:custom-shape draw:style-name="gr3" draw:text-style-name="P2" xml:id="id104" draw:id="id104" draw:layer="layout" svg:width="1cm" svg:height="0.9cm" svg:x="35.01cm" svg:y="24.395cm">
          <text:p text:style-name="P1"><text:span text:style-name="T1">NAND</text:span></text:p>
          <text:p text:style-name="P1"><text:span text:style-name="T1">22109</text:span></text:p>
          <draw:enhanced-geometry svg:viewBox="0 0 21600 21600" draw:type="rectangle" draw:enhanced-path="M 0 0 L 21600 0 21600 21600 0 21600 0 0 Z N"/>
        </draw:custom-shape>
        <draw:connector draw:style-name="gr9" draw:text-style-name="P3" draw:layer="layout" draw:type="line" svg:x1="34.914cm" svg:y1="26.626cm" svg:x2="35.51cm" svg:y2="25.295cm" draw:end-shape="id104" draw:end-glue-point="2" svg:d="M34914 26626l596-1331" svg:viewBox="0 0 597 1332">
          <text:p text:style-name="P1"><text:span text:style-name="T2">1_05</text:span></text:p>
        </draw:connector>
        <draw:custom-shape draw:style-name="gr3" draw:text-style-name="P2" xml:id="id105" draw:id="id105" draw:layer="layout" svg:width="1cm" svg:height="0.9cm" svg:x="36.814cm" svg:y="24.381cm">
          <text:p text:style-name="P1"><text:span text:style-name="T1">NOR</text:span></text:p>
          <text:p text:style-name="P1"><text:span text:style-name="T1">22111</text:span></text:p>
          <draw:enhanced-geometry svg:viewBox="0 0 21600 21600" draw:type="rectangle" draw:enhanced-path="M 0 0 L 21600 0 21600 21600 0 21600 0 0 Z N"/>
        </draw:custom-shape>
        <draw:connector draw:style-name="gr9" draw:text-style-name="P3" draw:layer="layout" draw:type="line" svg:x1="36.867cm" svg:y1="26.527cm" svg:x2="37.314cm" svg:y2="25.281cm" draw:end-shape="id105" draw:end-glue-point="2" svg:d="M36867 26527l447-1246" svg:viewBox="0 0 448 1247">
          <text:p text:style-name="P1"><text:span text:style-name="T2">1_05</text:span></text:p>
        </draw:connector>
        <draw:custom-shape draw:style-name="gr3" draw:text-style-name="P2" xml:id="id106" draw:id="id106" draw:layer="layout" svg:width="1cm" svg:height="0.9cm" svg:x="51.685cm" svg:y="29.855cm">
          <text:p text:style-name="P1"><text:span text:style-name="T4">NAND|NOR</text:span></text:p>
          <text:p text:style-name="P1"><text:span text:style-name="T1">22112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07" draw:id="id107" draw:layer="layout" svg:width="1cm" svg:height="0.9cm" svg:x="53.71cm" svg:y="29.892cm">
          <text:p text:style-name="P1"><text:span text:style-name="T1">22-OAI</text:span></text:p>
          <text:p text:style-name="P1"><text:span text:style-name="T1">22113</text:span></text:p>
          <draw:enhanced-geometry svg:viewBox="0 0 21600 21600" draw:type="rectangle" draw:enhanced-path="M 0 0 L 21600 0 21600 21600 0 21600 0 0 Z N"/>
        </draw:custom-shape>
        <draw:connector draw:style-name="gr9" draw:text-style-name="P3" draw:layer="layout" draw:type="line" svg:x1="51.066cm" svg:y1="32.447cm" svg:x2="52.185cm" svg:y2="30.755cm" draw:end-shape="id106" draw:end-glue-point="2" svg:d="M51066 32447l1119-1692" svg:viewBox="0 0 1120 1693">
          <text:p text:style-name="P1"><text:span text:style-name="T2">1_05/b</text:span></text:p>
        </draw:connector>
        <draw:connector draw:style-name="gr9" draw:text-style-name="P3" draw:layer="layout" draw:type="line" svg:x1="53.385cm" svg:y1="32.555cm" svg:x2="54.21cm" svg:y2="30.792cm" draw:end-shape="id107" draw:end-glue-point="2" svg:d="M53385 32555l825-1763" svg:viewBox="0 0 826 1764">
          <text:p text:style-name="P1"><text:span text:style-name="T2">1_05/b</text:span></text:p>
        </draw:connector>
        <draw:connector draw:style-name="gr9" draw:text-style-name="P3" draw:layer="layout" draw:type="line" svg:x1="46.241cm" svg:y1="20.331cm" svg:x2="45.822cm" svg:y2="18.355cm" draw:end-shape="id103" draw:end-glue-point="2" svg:d="M46241 20331l-419-1976" svg:viewBox="0 0 420 1977">
          <text:p text:style-name="P1"><text:span text:style-name="T2">2_06</text:span></text:p>
        </draw:connector>
        <draw:connector draw:style-name="gr9" draw:text-style-name="P3" draw:layer="layout" draw:type="line" svg:x1="35.978cm" svg:y1="27.063cm" svg:x2="35.51cm" svg:y2="25.295cm" draw:end-shape="id104" draw:end-glue-point="2" svg:d="M35978 27063l-468-1768" svg:viewBox="0 0 469 1769">
          <text:p text:style-name="P1"><text:span text:style-name="T2">2_06</text:span></text:p>
        </draw:connector>
        <draw:connector draw:style-name="gr9" draw:text-style-name="P3" draw:layer="layout" draw:type="line" svg:x1="37.931cm" svg:y1="26.963cm" svg:x2="37.314cm" svg:y2="25.281cm" draw:end-shape="id105" draw:end-glue-point="2" svg:d="M37931 26963l-617-1682" svg:viewBox="0 0 618 1683">
          <text:p text:style-name="P1"><text:span text:style-name="T2">2_06</text:span></text:p>
        </draw:connector>
        <draw:connector draw:style-name="gr9" draw:text-style-name="P3" draw:layer="layout" draw:type="line" svg:x1="51.139cm" svg:y1="31.761cm" svg:x2="52.185cm" svg:y2="30.755cm" draw:end-shape="id106" draw:end-glue-point="2" svg:d="M51139 31761l1046-1006" svg:viewBox="0 0 1047 1007">
          <text:p text:style-name="P1"><text:span text:style-name="T2">2_06/a</text:span></text:p>
        </draw:connector>
        <draw:connector draw:style-name="gr9" draw:text-style-name="P3" draw:layer="layout" draw:type="line" svg:x1="53.409cm" svg:y1="31.844cm" svg:x2="54.21cm" svg:y2="30.792cm" draw:end-shape="id107" draw:end-glue-point="2" svg:d="M53409 31844l801-1052" svg:viewBox="0 0 802 1053">
          <text:p text:style-name="P1"><text:span text:style-name="T2">2_06/a</text:span></text:p>
        </draw:connector>
        <draw:custom-shape draw:style-name="gr3" draw:text-style-name="P2" xml:id="id108" draw:id="id108" draw:layer="layout" svg:width="1cm" svg:height="0.9cm" svg:x="47.436cm" svg:y="17.455cm">
          <text:p text:style-name="P1"><text:span text:style-name="T1">XOR</text:span></text:p>
          <text:p text:style-name="P1"><text:span text:style-name="T1">22108</text:span></text:p>
          <draw:enhanced-geometry svg:viewBox="0 0 21600 21600" draw:type="rectangle" draw:enhanced-path="M 0 0 L 21600 0 21600 21600 0 21600 0 0 Z N"/>
        </draw:custom-shape>
        <draw:connector draw:style-name="gr9" draw:text-style-name="P3" draw:layer="layout" draw:type="line" svg:x1="47.422cm" svg:y1="19.867cm" svg:x2="47.936cm" svg:y2="18.355cm" draw:end-shape="id108" draw:end-glue-point="2" svg:d="M47422 19867l514-1512" svg:viewBox="0 0 515 1513">
          <text:p text:style-name="P1"><text:span text:style-name="T2">1_06</text:span></text:p>
        </draw:connector>
        <draw:custom-shape draw:style-name="gr3" draw:text-style-name="P2" xml:id="id109" draw:id="id109" draw:layer="layout" svg:width="1cm" svg:height="0.9cm" svg:x="47.29cm" svg:y="22.555cm">
          <text:p text:style-name="P1"><text:span text:style-name="T1">OR</text:span></text:p>
          <text:p text:style-name="P1"><text:span text:style-name="T1">22011</text:span></text:p>
          <draw:enhanced-geometry svg:viewBox="0 0 21600 21600" draw:type="rectangle" draw:enhanced-path="M 0 0 L 21600 0 21600 21600 0 21600 0 0 Z N"/>
        </draw:custom-shape>
        <draw:connector draw:style-name="gr9" draw:text-style-name="P3" draw:layer="layout" draw:type="line" svg:x1="47.022cm" svg:y1="24.393cm" svg:x2="47.79cm" svg:y2="23.455cm" draw:end-shape="id109" draw:end-glue-point="2" svg:d="M47022 24393l768-938" svg:viewBox="0 0 769 939">
          <text:p text:style-name="P1"><text:span text:style-name="T2">1_06</text:span></text:p>
        </draw:connector>
        <draw:connector draw:style-name="gr9" draw:text-style-name="P3" draw:layer="layout" draw:type="line" svg:x1="53.148cm" svg:y1="32.398cm" svg:x2="52.185cm" svg:y2="30.755cm" draw:end-shape="id106" draw:end-glue-point="2" svg:d="M53148 32398l-963-1643" svg:viewBox="0 0 964 1644">
          <text:p text:style-name="P1"><text:span text:style-name="T2">1_06/d</text:span></text:p>
        </draw:connector>
        <draw:connector draw:style-name="gr9" draw:text-style-name="P3" draw:layer="layout" draw:type="line" svg:x1="55.173cm" svg:y1="32.555cm" svg:x2="54.21cm" svg:y2="30.792cm" draw:end-shape="id107" draw:end-glue-point="2" svg:d="M55173 32555l-963-1763" svg:viewBox="0 0 964 1764">
          <text:p text:style-name="P1"><text:span text:style-name="T2">1_06/d</text:span></text:p>
        </draw:connector>
        <draw:custom-shape draw:style-name="gr3" draw:text-style-name="P2" xml:id="id110" draw:id="id110" draw:layer="layout" svg:width="1cm" svg:height="0.9cm" svg:x="49.622cm" svg:y="29.911cm">
          <text:p text:style-name="P1"><text:span text:style-name="T1">NAND</text:span></text:p>
          <text:p text:style-name="P1"><text:span text:style-name="T1">22013</text:span></text:p>
          <draw:enhanced-geometry svg:viewBox="0 0 21600 21600" draw:type="rectangle" draw:enhanced-path="M 0 0 L 21600 0 21600 21600 0 21600 0 0 Z N"/>
        </draw:custom-shape>
        <draw:connector draw:style-name="gr9" draw:text-style-name="P3" draw:layer="layout" draw:type="line" svg:x1="49.626cm" svg:y1="32.116cm" svg:x2="50.122cm" svg:y2="30.811cm" draw:end-shape="id110" draw:end-glue-point="2" svg:d="M49626 32116l496-1305" svg:viewBox="0 0 497 1306">
          <text:p text:style-name="P1"><text:span text:style-name="T2">1_06</text:span></text:p>
        </draw:connector>
        <draw:connector draw:style-name="gr9" draw:text-style-name="P3" draw:layer="layout" draw:type="line" svg:x1="48.458cm" svg:y1="20.413cm" svg:x2="47.936cm" svg:y2="18.355cm" draw:end-shape="id108" draw:end-glue-point="2" svg:d="M48458 20413l-522-2058" svg:viewBox="0 0 523 2059">
          <text:p text:style-name="P1"><text:span text:style-name="T2">2_07</text:span></text:p>
        </draw:connector>
        <draw:connector draw:style-name="gr9" draw:text-style-name="P3" draw:layer="layout" draw:type="line" svg:x1="48.198cm" svg:y1="24.858cm" svg:x2="47.79cm" svg:y2="23.455cm" draw:end-shape="id109" draw:end-glue-point="2" svg:d="M48198 24858l-408-1403" svg:viewBox="0 0 409 1404">
          <text:p text:style-name="P1"><text:span text:style-name="T2">2_07</text:span></text:p>
        </draw:connector>
        <draw:connector draw:style-name="gr9" draw:text-style-name="P3" draw:layer="layout" draw:type="line" svg:x1="55.222cm" svg:y1="31.869cm" svg:x2="54.21cm" svg:y2="30.792cm" draw:end-shape="id107" draw:end-glue-point="2" svg:d="M55222 31869l-1012-1077" svg:viewBox="0 0 1013 1078">
          <text:p text:style-name="P1"><text:span text:style-name="T2">2_07/c</text:span></text:p>
        </draw:connector>
        <draw:connector draw:style-name="gr9" draw:text-style-name="P3" draw:layer="layout" draw:type="line" svg:x1="50.484cm" svg:y1="32.655cm" svg:x2="50.122cm" svg:y2="30.811cm" draw:end-shape="id110" draw:end-glue-point="2" svg:d="M50484 32655l-362-1844" svg:viewBox="0 0 363 1845">
          <text:p text:style-name="P1"><text:span text:style-name="T2">2_07</text:span></text:p>
        </draw:connector>
        <draw:connector draw:style-name="gr9" draw:text-style-name="P3" draw:layer="layout" draw:type="line" svg:x1="53.172cm" svg:y1="31.761cm" svg:x2="52.185cm" svg:y2="30.755cm" draw:end-shape="id106" draw:end-glue-point="2" svg:d="M53172 31761l-987-1006" svg:viewBox="0 0 988 1007">
          <text:p text:style-name="P1"><text:span text:style-name="T2">2_07/c</text:span></text:p>
        </draw:connector>
        <draw:custom-shape draw:style-name="gr3" draw:text-style-name="P2" xml:id="id111" draw:id="id111" draw:layer="layout" svg:width="1cm" svg:height="0.9cm" svg:x="47.989cm" svg:y="26.555cm">
          <text:p text:style-name="P1"><text:span text:style-name="T1">XNOR</text:span></text:p>
          <text:p text:style-name="P1"><text:span text:style-name="T1">22020</text:span></text:p>
          <draw:enhanced-geometry svg:viewBox="0 0 21600 21600" draw:type="rectangle" draw:enhanced-path="M 0 0 L 21600 0 21600 21600 0 21600 0 0 Z N"/>
        </draw:custom-shape>
        <draw:connector draw:style-name="gr9" draw:text-style-name="P3" draw:layer="layout" draw:type="line" svg:x1="47.922cm" svg:y1="28.368cm" svg:x2="48.489cm" svg:y2="27.455cm" draw:end-shape="id111" draw:end-glue-point="2" svg:d="M47922 28368l567-913" svg:viewBox="0 0 568 914">
          <text:p text:style-name="P1"><text:span text:style-name="T2">1_07</text:span></text:p>
        </draw:connector>
        <draw:custom-shape draw:style-name="gr3" draw:text-style-name="P2" xml:id="id112" draw:id="id112" draw:layer="layout" svg:width="1cm" svg:height="0.9cm" svg:x="52.611cm" svg:y="25.931cm">
          <text:p text:style-name="P1"><text:span text:style-name="T1">OR</text:span></text:p>
          <text:p text:style-name="P1"><text:span text:style-name="T1">22021</text:span></text:p>
          <draw:enhanced-geometry svg:viewBox="0 0 21600 21600" draw:type="rectangle" draw:enhanced-path="M 0 0 L 21600 0 21600 21600 0 21600 0 0 Z N"/>
        </draw:custom-shape>
        <draw:connector draw:style-name="gr9" draw:text-style-name="P3" draw:layer="layout" draw:type="line" svg:x1="52.522cm" svg:y1="27.769cm" svg:x2="53.111cm" svg:y2="26.831cm" draw:end-shape="id112" draw:end-glue-point="2" svg:d="M52522 27769l589-938" svg:viewBox="0 0 590 939">
          <text:p text:style-name="P1"><text:span text:style-name="T2">1_07</text:span></text:p>
        </draw:connector>
        <draw:connector draw:style-name="gr9" draw:text-style-name="P3" draw:layer="layout" draw:type="line" svg:x1="48.951cm" svg:y1="29.054cm" svg:x2="48.489cm" svg:y2="27.455cm" draw:end-shape="id111" draw:end-glue-point="2" svg:d="M48951 29054l-462-1599" svg:viewBox="0 0 463 1600">
          <text:p text:style-name="P1"><text:span text:style-name="T2">2_08</text:span></text:p>
        </draw:connector>
        <draw:connector draw:style-name="gr9" draw:text-style-name="P3" draw:layer="layout" draw:type="line" svg:x1="53.649cm" svg:y1="28.455cm" svg:x2="53.111cm" svg:y2="26.831cm" draw:end-shape="id112" draw:end-glue-point="2" svg:d="M53649 28455l-538-1624" svg:viewBox="0 0 539 1625">
          <text:p text:style-name="P1"><text:span text:style-name="T2">2_08</text:span></text:p>
        </draw:connector>
        <draw:custom-shape draw:style-name="gr3" draw:text-style-name="P2" xml:id="id113" draw:id="id113" draw:layer="layout" svg:width="1cm" svg:height="0.9cm" svg:x="53.711cm" svg:y="25.931cm">
          <text:p text:style-name="P1"><text:span text:style-name="T1">NAND</text:span></text:p>
          <text:p text:style-name="P1"><text:span text:style-name="T1">21917</text:span></text:p>
          <draw:enhanced-geometry svg:viewBox="0 0 21600 21600" draw:type="rectangle" draw:enhanced-path="M 0 0 L 21600 0 21600 21600 0 21600 0 0 Z N"/>
        </draw:custom-shape>
        <draw:connector draw:style-name="gr9" draw:text-style-name="P3" draw:layer="layout" draw:type="line" svg:x1="53.747cm" svg:y1="27.867cm" svg:x2="54.211cm" svg:y2="26.831cm" draw:end-shape="id113" draw:end-glue-point="2" svg:d="M53747 27867l464-1036" svg:viewBox="0 0 465 1037">
          <text:p text:style-name="P1"><text:span text:style-name="T2">1_08</text:span></text:p>
        </draw:connector>
        <draw:custom-shape draw:style-name="gr3" draw:text-style-name="P2" xml:id="id114" draw:id="id114" draw:layer="layout" svg:width="1cm" svg:height="0.9cm" svg:x="51.222cm" svg:y="22.758cm">
          <text:p text:style-name="P1"><text:span text:style-name="T1">XNOR</text:span></text:p>
          <text:p text:style-name="P1"><text:span text:style-name="T1">21916</text:span></text:p>
          <draw:enhanced-geometry svg:viewBox="0 0 21600 21600" draw:type="rectangle" draw:enhanced-path="M 0 0 L 21600 0 21600 21600 0 21600 0 0 Z N"/>
        </draw:custom-shape>
        <draw:connector draw:style-name="gr9" draw:text-style-name="P3" draw:layer="layout" draw:type="line" svg:x1="51.285cm" svg:y1="24.694cm" svg:x2="51.722cm" svg:y2="23.658cm" draw:end-shape="id114" draw:end-glue-point="2" svg:d="M51285 24694l437-1036" svg:viewBox="0 0 438 1037">
          <text:p text:style-name="P1"><text:span text:style-name="T2">1_08</text:span></text:p>
        </draw:connector>
        <draw:connector draw:style-name="gr9" draw:text-style-name="P3" draw:layer="layout" draw:type="line" svg:x1="54.801cm" svg:y1="28.43cm" svg:x2="54.211cm" svg:y2="26.831cm" draw:end-shape="id113" draw:end-glue-point="2" svg:d="M54801 28430l-590-1599" svg:viewBox="0 0 591 1600">
          <text:p text:style-name="P1"><text:span text:style-name="T2">2_09</text:span></text:p>
        </draw:connector>
        <draw:connector draw:style-name="gr9" draw:text-style-name="P3" draw:layer="layout" draw:type="line" svg:x1="52.216cm" svg:y1="25.355cm" svg:x2="51.722cm" svg:y2="23.658cm" draw:end-shape="id114" draw:end-glue-point="2" svg:d="M52216 25355l-494-1697" svg:viewBox="0 0 495 1698">
          <text:p text:style-name="P1"><text:span text:style-name="T2">2_09</text:span></text:p>
        </draw:connector>
        <draw:custom-shape draw:style-name="gr3" draw:text-style-name="P2" xml:id="id115" draw:id="id115" draw:layer="layout" svg:width="1cm" svg:height="0.9cm" svg:x="54.922cm" svg:y="23.395cm">
          <text:p text:style-name="P1"><text:span text:style-name="T1">XOR</text:span></text:p>
          <text:p text:style-name="P1"><text:span text:style-name="T1">2181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3" draw:layer="layout" draw:type="line" svg:x1="54.93cm" svg:y1="25.514cm" svg:x2="55.422cm" svg:y2="24.295cm" draw:end-shape="id115" draw:end-glue-point="2" svg:d="M54930 25514l492-1219" svg:viewBox="0 0 493 1220">
          <text:p text:style-name="P1"><text:span text:style-name="T2">1_09</text:span></text:p>
        </draw:connector>
        <draw:connector draw:style-name="gr9" draw:text-style-name="P3" draw:layer="layout" draw:type="line" svg:x1="56.159cm" svg:y1="19.897cm" svg:x2="55.322cm" svg:y2="18.755cm" draw:end-shape="id116" draw:end-glue-point="2" svg:d="M56159 19897l-837-1142" svg:viewBox="0 0 838 1143">
          <text:p text:style-name="P1"><text:span text:style-name="T2">1_09/c</text:span></text:p>
        </draw:connector>
        <draw:connector draw:style-name="gr9" draw:text-style-name="P3" draw:layer="layout" draw:type="line" svg:x1="55.886cm" svg:y1="25.955cm" svg:x2="55.422cm" svg:y2="24.295cm" draw:end-shape="id115" draw:end-glue-point="2" svg:d="M55886 25955l-464-1660" svg:viewBox="0 0 465 1661">
          <text:p text:style-name="P1"><text:span text:style-name="T2">2_10</text:span></text:p>
        </draw:connector>
        <draw:connector draw:style-name="gr9" draw:text-style-name="P3" draw:layer="layout" draw:type="line" svg:x1="56.149cm" svg:y1="20.755cm" svg:x2="55.322cm" svg:y2="18.755cm" draw:end-shape="id116" draw:end-glue-point="2" svg:d="M56149 20755l-827-2000" svg:viewBox="0 0 828 2001">
          <text:p text:style-name="P1"><text:span text:style-name="T2">2_10/d</text:span></text:p>
        </draw:connector>
        <draw:custom-shape draw:style-name="gr3" draw:text-style-name="P2" xml:id="id117" draw:id="id117" draw:layer="layout" svg:width="1cm" svg:height="0.9cm" svg:x="56.346cm" svg:y="17.853cm">
          <text:p text:style-name="P1"><text:span text:style-name="T1">XNOR</text:span></text:p>
          <text:p text:style-name="P1"><text:span text:style-name="T1">21816</text:span></text:p>
          <draw:enhanced-geometry svg:viewBox="0 0 21600 21600" draw:type="rectangle" draw:enhanced-path="M 0 0 L 21600 0 21600 21600 0 21600 0 0 Z N"/>
        </draw:custom-shape>
        <draw:connector draw:style-name="gr9" draw:text-style-name="P3" draw:layer="layout" draw:type="line" svg:x1="57.232cm" svg:y1="20.86cm" svg:x2="56.846cm" svg:y2="18.753cm" draw:end-shape="id117" draw:end-glue-point="2" svg:d="M57232 20860l-386-2107" svg:viewBox="0 0 387 2108">
          <text:p text:style-name="P1"><text:span text:style-name="T2">2_10</text:span></text:p>
        </draw:connector>
        <draw:connector draw:style-name="gr9" draw:text-style-name="P3" draw:layer="layout" draw:type="line" svg:x1="56.595cm" svg:y1="20.1cm" svg:x2="56.846cm" svg:y2="18.753cm" draw:end-shape="id117" draw:end-glue-point="2" svg:d="M56595 20100l251-1347" svg:viewBox="0 0 252 1348">
          <text:p text:style-name="P1"><text:span text:style-name="T2">1_10</text:span></text:p>
        </draw:connector>
        <draw:custom-shape draw:style-name="gr3" draw:text-style-name="P2" xml:id="id118" draw:id="id118" draw:layer="layout" svg:width="1cm" svg:height="0.9cm" svg:x="39.622cm" svg:y="18.655cm">
          <text:p text:style-name="P1"><text:span text:style-name="T1">XOR</text:span></text:p>
          <text:p text:style-name="P1"><text:span text:style-name="T1">22524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draw:type="line" svg:x1="39.022cm" svg:y1="20.693cm" svg:x2="40.122cm" svg:y2="19.555cm" draw:start-shape="id96" draw:start-glue-point="0" draw:end-shape="id118" draw:end-glue-point="2" svg:d="M39022 20693l1100-1138" svg:viewBox="0 0 1101 1139">
          <text:p/>
        </draw:connector>
        <draw:custom-shape draw:style-name="gr3" draw:text-style-name="P2" xml:id="id119" draw:id="id119" draw:layer="layout" svg:width="1cm" svg:height="0.9cm" svg:x="40.822cm" svg:y="18.655cm">
          <text:p text:style-name="P1"><text:span text:style-name="T1">XNOR</text:span></text:p>
          <text:p text:style-name="P1"><text:span text:style-name="T1">22522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draw:type="line" svg:x1="41.074cm" svg:y1="28.555cm" svg:x2="41.322cm" svg:y2="19.555cm" draw:start-shape="id95" draw:start-glue-point="0" draw:end-shape="id119" draw:end-glue-point="2" svg:d="M41074 28555l248-9000" svg:viewBox="0 0 249 9001">
          <text:p/>
        </draw:connector>
        <draw:connector draw:style-name="gr8" draw:text-style-name="P1" draw:layer="layout" draw:type="line" svg:x1="39.974cm" svg:y1="28.555cm" svg:x2="41.322cm" svg:y2="19.555cm" draw:start-shape="id99" draw:start-glue-point="0" draw:end-shape="id119" draw:end-glue-point="2" svg:d="M39974 28555l1348-9000" svg:viewBox="0 0 1349 9001">
          <text:p/>
        </draw:connector>
        <draw:connector draw:style-name="gr8" draw:text-style-name="P1" draw:layer="layout" draw:type="line" svg:x1="39.974cm" svg:y1="28.555cm" svg:x2="40.122cm" svg:y2="19.555cm" draw:start-shape="id99" draw:start-glue-point="0" draw:end-shape="id118" draw:end-glue-point="2" svg:d="M39974 28555l148-9000" svg:viewBox="0 0 149 9001">
          <text:p/>
        </draw:connector>
        <draw:custom-shape draw:style-name="gr3" draw:text-style-name="P2" xml:id="id120" draw:id="id120" draw:layer="layout" svg:width="1cm" svg:height="0.9cm" svg:x="43.774cm" svg:y="23.25cm">
          <text:p text:style-name="P1"><text:span text:style-name="T1">IMUX</text:span></text:p>
          <text:p text:style-name="P1"><text:span text:style-name="T1">22420</text:span></text:p>
          <draw:enhanced-geometry svg:viewBox="0 0 21600 21600" draw:type="rectangle" draw:enhanced-path="M 0 0 L 21600 0 21600 21600 0 21600 0 0 Z N"/>
        </draw:custom-shape>
        <draw:connector draw:style-name="gr9" draw:text-style-name="P3" draw:layer="layout" draw:type="line" svg:x1="39.974cm" svg:y1="28.555cm" svg:x2="44.274cm" svg:y2="24.15cm" draw:start-shape="id99" draw:start-glue-point="0" draw:end-shape="id120" draw:end-glue-point="2" svg:d="M39974 28555l4300-4405" svg:viewBox="0 0 4301 4406">
          <text:p text:style-name="P1"><text:span text:style-name="T2">a</text:span></text:p>
        </draw:connector>
        <draw:connector draw:style-name="gr9" draw:text-style-name="P3" draw:layer="layout" draw:type="line" svg:x1="44.931cm" svg:y1="25.555cm" svg:x2="44.274cm" svg:y2="24.15cm" draw:start-shape="id98" draw:start-glue-point="0" draw:end-shape="id120" draw:end-glue-point="2" svg:d="M44931 25555l-657-1405" svg:viewBox="0 0 658 1406">
          <text:p text:style-name="P1"><text:span text:style-name="T2">c</text:span></text:p>
        </draw:connector>
        <draw:custom-shape draw:style-name="gr6" draw:text-style-name="P2" xml:id="id123" draw:id="id123" draw:layer="layout" svg:width="1cm" svg:height="0.9cm" svg:x="38.022cm" svg:y="15.955cm">
          <text:p text:style-name="P1"><text:span text:style-name="T1">XOR</text:span></text:p>
          <text:p text:style-name="P1"><text:span text:style-name="T1">22413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draw:type="line" svg:x1="43.535cm" svg:y1="17.555cm" svg:x2="42.922cm" svg:y2="16.855cm" draw:start-shape="id100" draw:start-glue-point="0" draw:end-shape="id121" draw:end-glue-point="2" svg:d="M43535 17555l-613-700" svg:viewBox="0 0 614 701">
          <text:p/>
        </draw:connector>
        <draw:custom-shape draw:style-name="gr3" draw:text-style-name="P2" xml:id="id122" draw:id="id122" draw:layer="layout" svg:width="1cm" svg:height="0.9cm" svg:x="32.233cm" svg:y="21.979cm">
          <text:p text:style-name="P1"><text:span text:style-name="T1">IMUX</text:span></text:p>
          <text:p text:style-name="P1"><text:span text:style-name="T1">2222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3" draw:layer="layout" draw:type="line" svg:x1="31.753cm" svg:y1="24.379cm" svg:x2="32.733cm" svg:y2="22.879cm" draw:start-shape="id101" draw:start-glue-point="0" draw:end-shape="id122" draw:end-glue-point="2" svg:d="M31753 24379l980-1500" svg:viewBox="0 0 981 1501">
          <text:p text:style-name="P1"><text:span text:style-name="T2">b</text:span></text:p>
        </draw:connector>
        <draw:connector draw:style-name="gr9" draw:text-style-name="P3" draw:layer="layout" draw:type="line" svg:x1="33.633cm" svg:y1="24.379cm" svg:x2="32.733cm" svg:y2="22.879cm" draw:start-shape="id102" draw:start-glue-point="0" draw:end-shape="id122" draw:end-glue-point="2" svg:d="M33633 24379l-900-1500" svg:viewBox="0 0 901 1501">
          <text:p text:style-name="P1"><text:span text:style-name="T2">c</text:span></text:p>
        </draw:connector>
        <draw:connector draw:style-name="gr9" draw:text-style-name="P3" draw:layer="layout" draw:type="line" svg:x1="32.688cm" svg:y1="25.122cm" svg:x2="32.733cm" svg:y2="22.879cm" draw:end-shape="id122" draw:end-glue-point="2" svg:d="M32688 25122l45-2243" svg:viewBox="0 0 46 2244">
          <text:p text:style-name="P1"><text:span text:style-name="T2">/carry4/a</text:span></text:p>
        </draw:connector>
        <draw:connector draw:style-name="gr9" draw:text-style-name="P3" draw:layer="layout" draw:type="line" svg:x1="44.274cm" svg:y1="23.25cm" svg:x2="44.252cm" svg:y2="21.555cm" draw:start-shape="id120" draw:start-glue-point="0" svg:d="M44274 23250l-22-1695" svg:viewBox="0 0 23 1696">
          <text:p text:style-name="P1"><text:span text:style-name="T2">/carry4</text:span></text:p>
        </draw:connector>
        <draw:connector draw:style-name="gr8" draw:text-style-name="P1" draw:layer="layout" draw:type="line" svg:x1="39.022cm" svg:y1="17.455cm" svg:x2="38.522cm" svg:y2="16.855cm" draw:start-shape="id97" draw:start-glue-point="0" draw:end-shape="id123" draw:end-glue-point="2" svg:d="M39022 17455l-500-600" svg:viewBox="0 0 501 601">
          <text:p/>
        </draw:connector>
        <draw:connector draw:style-name="gr9" draw:text-style-name="P3" draw:layer="layout" draw:type="line" svg:x1="44.609cm" svg:y1="28.49cm" svg:x2="43.674cm" svg:y2="26.455cm" draw:start-shape="id91" draw:start-glue-point="0" draw:end-shape="id124" draw:end-glue-point="2" svg:d="M44609 28490l-935-2035" svg:viewBox="0 0 936 2036">
          <text:p text:style-name="P1"><text:span text:style-name="T2">a</text:span></text:p>
        </draw:connector>
        <draw:connector draw:style-name="gr9" draw:text-style-name="P3" draw:layer="layout" draw:type="line" svg:x1="43.674cm" svg:y1="25.555cm" svg:x2="44.274cm" svg:y2="24.15cm" draw:start-shape="id124" draw:start-glue-point="0" draw:end-shape="id120" draw:end-glue-point="2" svg:d="M43674 25555l600-1405" svg:viewBox="0 0 601 1406">
          <text:p text:style-name="P1"><text:span text:style-name="T2">b</text:span></text:p>
        </draw:connector>
        <draw:connector draw:style-name="gr9" draw:text-style-name="P3" draw:layer="layout" draw:type="line" svg:x1="42.697cm" svg:y1="28.518cm" svg:x2="43.674cm" svg:y2="26.455cm" draw:start-shape="id90" draw:start-glue-point="0" draw:end-shape="id124" draw:end-glue-point="2" svg:d="M42697 28518l977-2063" svg:viewBox="0 0 978 2064">
          <text:p text:style-name="P1"><text:span text:style-name="T2">c</text:span></text:p>
        </draw:connector>
        <draw:connector draw:style-name="gr9" draw:text-style-name="P3" draw:layer="layout" draw:type="line" svg:x1="37.523cm" svg:y1="30.953cm" svg:x2="36.6cm" svg:y2="29.5cm" draw:start-shape="id94" draw:start-glue-point="0" draw:end-shape="id125" draw:end-glue-point="2" svg:d="M37523 30953l-923-1453" svg:viewBox="0 0 924 1454">
          <text:p text:style-name="P1"><text:span text:style-name="T2">c</text:span></text:p>
        </draw:connector>
        <draw:connector draw:style-name="gr9" draw:text-style-name="P3" draw:layer="layout" draw:type="line" svg:x1="37.55cm" svg:y1="18.063cm" svg:x2="38.522cm" svg:y2="16.855cm" draw:end-shape="id123" draw:end-glue-point="2" svg:d="M37550 18063l972-1208" svg:viewBox="0 0 973 1209">
          <text:p text:style-name="P1"><text:span text:style-name="T2">carry2</text:span></text:p>
        </draw:connector>
        <draw:connector draw:style-name="gr9" draw:text-style-name="P3" draw:layer="layout" draw:type="line" svg:x1="40.715cm" svg:y1="18.204cm" svg:x2="40.699cm" svg:y2="16.855cm" draw:end-shape="id126" draw:end-glue-point="2" svg:d="M40715 18204l-16-1349" svg:viewBox="0 0 17 1350">
          <text:p text:style-name="P1"><text:span text:style-name="T2">carry2/a</text:span></text:p>
        </draw:connector>
        <draw:connector draw:style-name="gr9" draw:text-style-name="P3" draw:layer="layout" draw:type="line" svg:x1="35.623cm" svg:y1="30.953cm" svg:x2="36.6cm" svg:y2="29.5cm" draw:start-shape="id93" draw:start-glue-point="0" draw:end-shape="id125" draw:end-glue-point="2" svg:d="M35623 30953l977-1453" svg:viewBox="0 0 978 1454">
          <text:p text:style-name="P1"><text:span text:style-name="T2">a</text:span></text:p>
        </draw:connector>
        <draw:connector draw:style-name="gr8" draw:text-style-name="P1" draw:layer="layout" draw:type="line" svg:x1="36.722cm" svg:y1="17.455cm" svg:x2="36.322cm" svg:y2="16.855cm" draw:start-shape="id92" draw:start-glue-point="0" draw:end-shape="id127" draw:end-glue-point="2" svg:d="M36722 17455l-400-600" svg:viewBox="0 0 401 601">
          <text:p/>
        </draw:connector>
        <draw:connector draw:style-name="gr8" draw:text-style-name="P1" draw:layer="layout" draw:type="line" svg:x1="33.726cm" svg:y1="30.957cm" svg:x2="32.626cm" svg:y2="29.457cm" draw:start-shape="id86" draw:start-glue-point="0" draw:end-shape="id128" draw:end-glue-point="2" svg:d="M33726 30957l-1100-1500" svg:viewBox="0 0 1101 1501">
          <text:p/>
        </draw:connector>
        <draw:connector draw:style-name="gr8" draw:text-style-name="P1" draw:layer="layout" draw:type="line" svg:x1="34.576cm" svg:y1="17.489cm" svg:x2="34.122cm" svg:y2="16.855cm" draw:start-shape="id85" draw:start-glue-point="0" draw:end-shape="id88" draw:end-glue-point="2" svg:d="M34576 17489l-454-634" svg:viewBox="0 0 455 635">
          <text:p/>
        </draw:connector>
        <draw:custom-shape draw:style-name="gr6" draw:text-style-name="P2" xml:id="id129" draw:id="id129" draw:layer="layout" svg:width="1cm" svg:height="0.9cm" svg:x="44.622cm" svg:y="15.955cm">
          <text:p text:style-name="P1"><text:span text:style-name="T1">XNOR</text:span></text:p>
          <text:p text:style-name="P1"><text:span text:style-name="T1">22209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draw:type="line" svg:x1="45.822cm" svg:y1="17.455cm" svg:x2="45.122cm" svg:y2="16.855cm" draw:start-shape="id103" draw:start-glue-point="0" draw:end-shape="id129" draw:end-glue-point="2" svg:d="M45822 17455l-700-600" svg:viewBox="0 0 701 601">
          <text:p/>
        </draw:connector>
        <draw:connector draw:style-name="gr9" draw:text-style-name="P3" draw:layer="layout" draw:type="line" svg:x1="35.51cm" svg:y1="24.395cm" svg:x2="36.514cm" svg:y2="22.953cm" draw:start-shape="id104" draw:start-glue-point="0" draw:end-shape="id130" draw:end-glue-point="2" svg:d="M35510 24395l1004-1442" svg:viewBox="0 0 1005 1443">
          <text:p text:style-name="P1"><text:span text:style-name="T2">a</text:span></text:p>
        </draw:connector>
        <draw:connector draw:style-name="gr9" draw:text-style-name="P3" draw:layer="layout" draw:type="line" svg:x1="37.314cm" svg:y1="24.381cm" svg:x2="36.514cm" svg:y2="22.953cm" draw:start-shape="id105" draw:start-glue-point="0" draw:end-shape="id130" draw:end-glue-point="2" svg:d="M37314 24381l-800-1428" svg:viewBox="0 0 801 1429">
          <text:p text:style-name="P1"><text:span text:style-name="T2">c</text:span></text:p>
        </draw:connector>
        <draw:connector draw:style-name="gr9" draw:text-style-name="P3" draw:layer="layout" draw:type="line" svg:x1="52.185cm" svg:y1="29.855cm" svg:x2="51.922cm" svg:y2="26.855cm" draw:start-shape="id106" draw:start-glue-point="0" draw:end-shape="id131" draw:end-glue-point="2" svg:d="M52185 29855l-263-3000" svg:viewBox="0 0 264 3001">
          <text:p text:style-name="P1"><text:span text:style-name="T2">a</text:span></text:p>
        </draw:connector>
        <draw:connector draw:style-name="gr9" draw:text-style-name="P3" draw:layer="layout" draw:type="line" svg:x1="54.21cm" svg:y1="29.892cm" svg:x2="51.922cm" svg:y2="26.855cm" draw:start-shape="id107" draw:start-glue-point="0" draw:end-shape="id131" draw:end-glue-point="2" svg:d="M54210 29892l-2288-3037" svg:viewBox="0 0 2289 3038">
          <text:p text:style-name="P1"><text:span text:style-name="T2">c</text:span></text:p>
        </draw:connector>
        <draw:custom-shape draw:style-name="gr6" draw:text-style-name="P2" xml:id="id132" draw:id="id132" draw:layer="layout" svg:width="1cm" svg:height="0.9cm" svg:x="46.822cm" svg:y="15.955cm">
          <text:p text:style-name="P1"><text:span text:style-name="T1">XOR</text:span></text:p>
          <text:p text:style-name="P1"><text:span text:style-name="T1">22106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draw:type="line" svg:x1="47.936cm" svg:y1="17.455cm" svg:x2="47.322cm" svg:y2="16.855cm" draw:start-shape="id108" draw:start-glue-point="0" draw:end-shape="id132" draw:end-glue-point="2" svg:d="M47936 17455l-614-600" svg:viewBox="0 0 615 601">
          <text:p/>
        </draw:connector>
        <draw:custom-shape draw:style-name="gr6" draw:text-style-name="P2" xml:id="id133" draw:id="id133" draw:layer="layout" svg:width="1cm" svg:height="0.9cm" svg:x="49.022cm" svg:y="15.955cm">
          <text:p text:style-name="P1"><text:span text:style-name="T1">IMUX</text:span></text:p>
          <text:p text:style-name="P1"><text:span text:style-name="T1">2210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3" draw:layer="layout" draw:type="line" svg:x1="46.704cm" svg:y1="18.165cm" svg:x2="47.322cm" svg:y2="16.855cm" draw:end-shape="id132" draw:end-glue-point="2" svg:d="M46704 18165l618-1310" svg:viewBox="0 0 619 1311">
          <text:p text:style-name="P1"><text:span text:style-name="T2">carry6</text:span></text:p>
        </draw:connector>
        <draw:connector draw:style-name="gr9" draw:text-style-name="P3" draw:layer="layout" draw:type="line" svg:x1="49.477cm" svg:y1="18.925cm" svg:x2="49.522cm" svg:y2="16.855cm" draw:end-shape="id133" draw:end-glue-point="2" svg:d="M49477 18925l45-2070" svg:viewBox="0 0 46 2071">
          <text:p text:style-name="P1"><text:span text:style-name="T2">carry6/a</text:span></text:p>
        </draw:connector>
        <draw:custom-shape draw:style-name="gr3" draw:text-style-name="P2" xml:id="id134" draw:id="id134" draw:layer="layout" svg:width="1cm" svg:height="0.9cm" svg:x="48.322cm" svg:y="20.255cm">
          <text:p text:style-name="P1"><text:span text:style-name="T1">XOR</text:span></text:p>
          <text:p text:style-name="P1"><text:span text:style-name="T1">22010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draw:type="line" svg:x1="47.79cm" svg:y1="22.555cm" svg:x2="48.822cm" svg:y2="21.155cm" draw:start-shape="id109" draw:start-glue-point="0" draw:end-shape="id134" draw:end-glue-point="2" svg:d="M47790 22555l1032-1400" svg:viewBox="0 0 1033 1401">
          <text:p/>
        </draw:connector>
        <draw:connector draw:style-name="gr9" draw:text-style-name="P3" draw:layer="layout" draw:type="line" svg:x1="50.122cm" svg:y1="29.911cm" svg:x2="51.922cm" svg:y2="26.855cm" draw:start-shape="id110" draw:start-glue-point="0" draw:end-shape="id131" draw:end-glue-point="2" svg:d="M50122 29911l1800-3056" svg:viewBox="0 0 1801 3057">
          <text:p text:style-name="P1"><text:span text:style-name="T2">b</text:span></text:p>
        </draw:connector>
        <draw:custom-shape draw:style-name="gr3" draw:text-style-name="P2" xml:id="id135" draw:id="id135" draw:layer="layout" svg:width="1cm" svg:height="0.9cm" svg:x="49.722cm" svg:y="20.255cm">
          <text:p text:style-name="P1"><text:span text:style-name="T1">XNOR</text:span></text:p>
          <text:p text:style-name="P1"><text:span text:style-name="T1">22012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draw:type="line" svg:x1="50.122cm" svg:y1="29.911cm" svg:x2="50.222cm" svg:y2="21.155cm" draw:start-shape="id110" draw:start-glue-point="0" draw:end-shape="id135" draw:end-glue-point="2" svg:d="M50122 29911l100-8756" svg:viewBox="0 0 101 8757">
          <text:p/>
        </draw:connector>
        <draw:connector draw:style-name="gr8" draw:text-style-name="P1" draw:layer="layout" draw:type="line" svg:x1="48.489cm" svg:y1="26.555cm" svg:x2="50.222cm" svg:y2="21.155cm" draw:start-shape="id111" draw:start-glue-point="0" draw:end-shape="id135" draw:end-glue-point="2" svg:d="M48489 26555l1733-5400" svg:viewBox="0 0 1734 5401">
          <text:p/>
        </draw:connector>
        <draw:connector draw:style-name="gr8" draw:text-style-name="P1" draw:layer="layout" draw:type="line" svg:x1="48.489cm" svg:y1="26.555cm" svg:x2="48.822cm" svg:y2="21.155cm" draw:start-shape="id111" draw:start-glue-point="0" draw:end-shape="id134" draw:end-glue-point="2" svg:d="M48489 26555l333-5400" svg:viewBox="0 0 334 5401">
          <text:p/>
        </draw:connector>
        <draw:custom-shape draw:style-name="gr3" draw:text-style-name="P2" xml:id="id136" draw:id="id136" draw:layer="layout" svg:width="1cm" svg:height="0.9cm" svg:x="52.622cm" svg:y="23.455cm">
          <text:p text:style-name="P1"><text:span text:style-name="T1">IMUX</text:span></text:p>
          <text:p text:style-name="P1"><text:span text:style-name="T1">22016</text:span></text:p>
          <draw:enhanced-geometry svg:viewBox="0 0 21600 21600" draw:type="rectangle" draw:enhanced-path="M 0 0 L 21600 0 21600 21600 0 21600 0 0 Z N"/>
        </draw:custom-shape>
        <draw:connector draw:style-name="gr9" draw:text-style-name="P3" draw:layer="layout" draw:type="line" svg:x1="48.489cm" svg:y1="26.555cm" svg:x2="53.122cm" svg:y2="24.355cm" draw:start-shape="id111" draw:start-glue-point="0" draw:end-shape="id136" draw:end-glue-point="2" svg:d="M48489 26555l4633-2200" svg:viewBox="0 0 4634 2201">
          <text:p text:style-name="P1"><text:span text:style-name="T2">a</text:span></text:p>
        </draw:connector>
        <draw:connector draw:style-name="gr9" draw:text-style-name="P3" draw:layer="layout" draw:type="line" svg:x1="53.111cm" svg:y1="25.931cm" svg:x2="53.122cm" svg:y2="24.355cm" draw:start-shape="id112" draw:start-glue-point="0" draw:end-shape="id136" draw:end-glue-point="2" svg:d="M53111 25931l11-1576" svg:viewBox="0 0 12 1577">
          <text:p text:style-name="P1"><text:span text:style-name="T2">c</text:span></text:p>
        </draw:connector>
        <draw:connector draw:style-name="gr9" draw:text-style-name="P3" draw:layer="layout" draw:type="line" svg:x1="54.211cm" svg:y1="25.931cm" svg:x2="54.022cm" svg:y2="21.955cm" draw:start-shape="id113" draw:start-glue-point="0" draw:end-shape="id137" draw:end-glue-point="2" svg:d="M54211 25931l-189-3976" svg:viewBox="0 0 190 3977">
          <text:p text:style-name="P1"><text:span text:style-name="T2">a</text:span></text:p>
        </draw:connector>
        <draw:custom-shape draw:style-name="gr6" draw:text-style-name="P2" xml:id="id138" draw:id="id138" draw:layer="layout" svg:width="1cm" svg:height="0.9cm" svg:x="51.222cm" svg:y="15.955cm">
          <text:p text:style-name="P1"><text:span text:style-name="T1">XOR</text:span></text:p>
          <text:p text:style-name="P1"><text:span text:style-name="T1">21913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draw:type="line" svg:x1="51.722cm" svg:y1="22.758cm" svg:x2="51.722cm" svg:y2="16.855cm" draw:start-shape="id114" draw:start-glue-point="0" draw:end-shape="id138" draw:end-glue-point="2" svg:d="M51722 22758v-5903" svg:viewBox="0 0 1 5904">
          <text:p/>
        </draw:connector>
        <draw:connector draw:style-name="gr8" draw:text-style-name="P1" draw:layer="layout" draw:type="line" svg:x1="53.122cm" svg:y1="23.455cm" svg:x2="51.722cm" svg:y2="16.855cm" draw:start-shape="id136" draw:start-glue-point="0" draw:end-shape="id138" draw:end-glue-point="2" svg:d="M53122 23455l-1400-6600" svg:viewBox="0 0 1401 6601">
          <text:p/>
        </draw:connector>
        <draw:connector draw:style-name="gr9" draw:text-style-name="P3" draw:layer="layout" draw:type="line" svg:x1="53.122cm" svg:y1="23.455cm" svg:x2="54.022cm" svg:y2="21.955cm" draw:start-shape="id136" draw:start-glue-point="0" draw:end-shape="id137" draw:end-glue-point="2" svg:d="M53122 23455l900-1500" svg:viewBox="0 0 901 1501">
          <text:p text:style-name="P1"><text:span text:style-name="T2">b</text:span></text:p>
        </draw:connector>
        <draw:connector draw:style-name="gr9" draw:text-style-name="P3" draw:layer="layout" draw:type="line" svg:x1="55.422cm" svg:y1="23.395cm" svg:x2="55.322cm" svg:y2="18.755cm" draw:start-shape="id115" draw:start-glue-point="0" draw:end-shape="id116" draw:end-glue-point="2" svg:d="M55422 23395l-100-4640" svg:viewBox="0 0 101 4641">
          <text:p text:style-name="P1"><text:span text:style-name="T2">a</text:span></text:p>
        </draw:connector>
        <draw:custom-shape draw:style-name="gr6" draw:text-style-name="P2" xml:id="id139" draw:id="id139" draw:layer="layout" svg:width="1cm" svg:height="0.9cm" svg:x="53.422cm" svg:y="15.955cm">
          <text:p text:style-name="P1"><text:span text:style-name="T1">XOR</text:span></text:p>
          <text:p text:style-name="P1"><text:span text:style-name="T1">21912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draw:type="line" svg:x1="55.422cm" svg:y1="23.395cm" svg:x2="53.922cm" svg:y2="16.855cm" draw:start-shape="id115" draw:start-glue-point="0" draw:end-shape="id139" draw:end-glue-point="2" svg:d="M55422 23395l-1500-6540" svg:viewBox="0 0 1501 6541">
          <text:p/>
        </draw:connector>
        <draw:custom-shape draw:style-name="gr6" draw:text-style-name="P2" xml:id="id140" draw:id="id140" draw:layer="layout" svg:width="1cm" svg:height="0.9cm" svg:x="55.622cm" svg:y="15.955cm">
          <text:p text:style-name="P1"><text:span text:style-name="T1">XOR</text:span></text:p>
          <text:p text:style-name="P1"><text:span text:style-name="T1">21815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draw:type="line" svg:x1="56.846cm" svg:y1="17.853cm" svg:x2="56.122cm" svg:y2="16.855cm" draw:start-shape="id117" draw:start-glue-point="0" draw:end-shape="id140" draw:end-glue-point="2" svg:d="M56846 17853l-724-998" svg:viewBox="0 0 725 999">
          <text:p/>
        </draw:connector>
        <draw:custom-shape draw:style-name="gr1" draw:text-style-name="P2" xml:id="id141" draw:id="id141" draw:layer="layout" svg:width="2.1cm" svg:height="0.9cm" svg:x="55.1cm" svg:y="14.386cm">
          <text:p text:style-name="P1"><text:span text:style-name="T1">DFF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draw:type="line" svg:x1="56.122cm" svg:y1="15.955cm" svg:x2="56.15cm" svg:y2="15.286cm" draw:start-shape="id140" draw:start-glue-point="0" draw:end-shape="id141" draw:end-glue-point="2" svg:d="M56122 15955l28-669" svg:viewBox="0 0 29 670">
          <text:p/>
        </draw:connector>
        <draw:connector draw:style-name="gr8" draw:text-style-name="P1" draw:layer="layout" draw:type="line" svg:x1="55.322cm" svg:y1="17.855cm" svg:x2="56.122cm" svg:y2="16.855cm" draw:start-shape="id116" draw:start-glue-point="0" draw:end-shape="id140" draw:end-glue-point="2" svg:d="M55322 17855l800-1000" svg:viewBox="0 0 801 1001">
          <text:p/>
        </draw:connector>
        <draw:connector draw:style-name="gr9" draw:text-style-name="P3" draw:layer="layout" draw:type="line" svg:x1="54.022cm" svg:y1="21.055cm" svg:x2="55.322cm" svg:y2="18.755cm" draw:start-shape="id137" draw:start-glue-point="0" draw:end-shape="id116" draw:end-glue-point="2" svg:d="M54022 21055l1300-2300" svg:viewBox="0 0 1301 2301">
          <text:p text:style-name="P1"><text:span text:style-name="T2">b</text:span></text:p>
        </draw:connector>
        <draw:connector draw:style-name="gr8" draw:text-style-name="P1" draw:layer="layout" draw:type="line" svg:x1="54.022cm" svg:y1="21.055cm" svg:x2="53.922cm" svg:y2="16.855cm" draw:start-shape="id137" draw:start-glue-point="0" draw:end-shape="id139" draw:end-glue-point="2" svg:d="M54022 21055l-100-4200" svg:viewBox="0 0 101 4201">
          <text:p/>
        </draw:connector>
        <draw:custom-shape draw:style-name="gr1" draw:text-style-name="P2" xml:id="id142" draw:id="id142" draw:layer="layout" svg:width="2.1cm" svg:height="0.9cm" svg:x="52.9cm" svg:y="14.386cm">
          <text:p text:style-name="P1"><text:span text:style-name="T1">DFF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draw:type="line" svg:x1="53.922cm" svg:y1="15.955cm" svg:x2="53.95cm" svg:y2="15.286cm" draw:start-shape="id139" draw:start-glue-point="0" draw:end-shape="id142" draw:end-glue-point="2" svg:d="M53922 15955l28-669" svg:viewBox="0 0 29 670">
          <text:p/>
        </draw:connector>
        <draw:custom-shape draw:style-name="gr1" draw:text-style-name="P2" xml:id="id143" draw:id="id143" draw:layer="layout" svg:width="2.1cm" svg:height="0.9cm" svg:x="50.7cm" svg:y="14.386cm">
          <text:p text:style-name="P1"><text:span text:style-name="T1">DFF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draw:type="line" svg:x1="51.722cm" svg:y1="15.955cm" svg:x2="51.75cm" svg:y2="15.286cm" draw:start-shape="id138" draw:start-glue-point="0" draw:end-shape="id143" draw:end-glue-point="2" svg:d="M51722 15955l28-669" svg:viewBox="0 0 29 670">
          <text:p/>
        </draw:connector>
        <draw:custom-shape draw:style-name="gr1" draw:text-style-name="P2" xml:id="id144" draw:id="id144" draw:layer="layout" svg:width="2.1cm" svg:height="0.9cm" svg:x="44.1cm" svg:y="14.386cm">
          <text:p text:style-name="P1"><text:span text:style-name="T1">DFF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draw:type="line" svg:x1="45.122cm" svg:y1="15.955cm" svg:x2="45.15cm" svg:y2="15.286cm" draw:start-shape="id129" draw:start-glue-point="0" draw:end-shape="id144" draw:end-glue-point="2" svg:d="M45122 15955l28-669" svg:viewBox="0 0 29 670">
          <text:p/>
        </draw:connector>
        <draw:connector draw:style-name="gr9" draw:text-style-name="P3" draw:layer="layout" draw:type="line" svg:x1="32.733cm" svg:y1="21.979cm" svg:x2="32.737cm" svg:y2="20.663cm" draw:start-shape="id122" draw:start-glue-point="0" svg:d="M32733 21979l4-1316" svg:viewBox="0 0 5 1317">
          <text:p text:style-name="P1"><text:span text:style-name="T2">/carry5</text:span></text:p>
        </draw:connector>
        <draw:connector draw:style-name="gr9" draw:text-style-name="P3" draw:layer="layout" draw:type="line" svg:x1="36.435cm" svg:y1="25.206cm" svg:x2="36.514cm" svg:y2="22.953cm" draw:end-shape="id130" draw:end-glue-point="2" svg:d="M36435 25206l79-2253" svg:viewBox="0 0 80 2254">
          <text:p text:style-name="P1"><text:span text:style-name="T2">/carry5/b</text:span></text:p>
        </draw:connector>
        <draw:connector draw:style-name="gr9" draw:text-style-name="P3" draw:layer="layout" draw:type="line" svg:x1="49.648cm" svg:y1="28.552cm" svg:x2="51.922cm" svg:y2="26.855cm" draw:end-shape="id131" draw:end-glue-point="2" svg:d="M49648 28552l2274-1697" svg:viewBox="0 0 2275 1698">
          <text:p text:style-name="P1"><text:span text:style-name="T2">/carry5/d</text:span></text:p>
        </draw:connector>
        <draw:custom-shape draw:style-name="gr1" draw:text-style-name="P2" xml:id="id145" draw:id="id145" draw:layer="layout" svg:width="2.1cm" svg:height="0.9cm" svg:x="46.3cm" svg:y="14.386cm">
          <text:p text:style-name="P1"><text:span text:style-name="T1">DFF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draw:type="line" svg:x1="47.322cm" svg:y1="15.955cm" svg:x2="47.35cm" svg:y2="15.286cm" draw:start-shape="id132" draw:start-glue-point="0" draw:end-shape="id145" draw:end-glue-point="2" svg:d="M47322 15955l28-669" svg:viewBox="0 0 29 670">
          <text:p/>
        </draw:connector>
        <draw:custom-shape draw:style-name="gr1" draw:text-style-name="P2" xml:id="id146" draw:id="id146" draw:layer="layout" svg:width="2.1cm" svg:height="0.9cm" svg:x="41.9cm" svg:y="14.386cm">
          <text:p text:style-name="P1"><text:span text:style-name="T1">DFF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draw:type="line" svg:x1="42.922cm" svg:y1="15.955cm" svg:x2="42.95cm" svg:y2="15.286cm" draw:start-shape="id121" draw:start-glue-point="0" draw:end-shape="id146" draw:end-glue-point="2" svg:d="M42922 15955l28-669" svg:viewBox="0 0 29 670">
          <text:p/>
        </draw:connector>
        <draw:connector draw:style-name="gr9" draw:text-style-name="P3" draw:layer="layout" draw:type="line" svg:x1="50.222cm" svg:y1="20.255cm" svg:x2="49.522cm" svg:y2="16.855cm" draw:start-shape="id135" draw:start-glue-point="0" draw:end-shape="id133" draw:end-glue-point="2" svg:d="M50222 20255l-700-3400" svg:viewBox="0 0 701 3401">
          <text:p text:style-name="P1"><text:span text:style-name="T2">b</text:span></text:p>
        </draw:connector>
        <draw:connector draw:style-name="gr9" draw:text-style-name="P3" draw:layer="layout" draw:type="line" svg:x1="48.822cm" svg:y1="20.255cm" svg:x2="49.522cm" svg:y2="16.855cm" draw:start-shape="id134" draw:start-glue-point="0" draw:end-shape="id133" draw:end-glue-point="2" svg:d="M48822 20255l700-3400" svg:viewBox="0 0 701 3401">
          <text:p text:style-name="P1"><text:span text:style-name="T2">c</text:span></text:p>
        </draw:connector>
        <draw:custom-shape draw:style-name="gr1" draw:text-style-name="P2" xml:id="id147" draw:id="id147" draw:layer="layout" svg:width="2.1cm" svg:height="0.9cm" svg:x="48.5cm" svg:y="14.386cm">
          <text:p text:style-name="P1"><text:span text:style-name="T1">DFF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draw:type="line" svg:x1="49.522cm" svg:y1="15.955cm" svg:x2="49.55cm" svg:y2="15.286cm" draw:start-shape="id133" draw:start-glue-point="0" draw:end-shape="id147" draw:end-glue-point="2" svg:d="M49522 15955l28-669" svg:viewBox="0 0 29 670">
          <text:p/>
        </draw:connector>
        <draw:custom-shape draw:style-name="gr1" draw:text-style-name="P2" xml:id="id148" draw:id="id148" draw:layer="layout" svg:width="2.1cm" svg:height="0.9cm" svg:x="33.1cm" svg:y="14.386cm">
          <text:p text:style-name="P1"><text:span text:style-name="T1">DFF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draw:type="line" svg:x1="34.122cm" svg:y1="15.955cm" svg:x2="34.15cm" svg:y2="15.286cm" draw:start-shape="id88" draw:start-glue-point="0" draw:end-shape="id148" draw:end-glue-point="2" svg:d="M34122 15955l28-669" svg:viewBox="0 0 29 670">
          <text:p/>
        </draw:connector>
        <draw:custom-shape draw:style-name="gr1" draw:text-style-name="P2" xml:id="id149" draw:id="id149" draw:layer="layout" svg:width="2.1cm" svg:height="0.9cm" svg:x="39.677cm" svg:y="14.386cm">
          <text:p text:style-name="P1"><text:span text:style-name="T1">DFF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draw:type="line" svg:x1="40.699cm" svg:y1="15.955cm" svg:x2="40.727cm" svg:y2="15.286cm" draw:start-shape="id126" draw:start-glue-point="0" draw:end-shape="id149" draw:end-glue-point="2" svg:d="M40699 15955l28-669" svg:viewBox="0 0 29 670">
          <text:p/>
        </draw:connector>
        <draw:custom-shape draw:style-name="gr1" draw:text-style-name="P2" xml:id="id150" draw:id="id150" draw:layer="layout" svg:width="2.1cm" svg:height="0.9cm" svg:x="35.3cm" svg:y="14.386cm">
          <text:p text:style-name="P1"><text:span text:style-name="T1">DFF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draw:type="line" svg:x1="36.322cm" svg:y1="15.955cm" svg:x2="36.35cm" svg:y2="15.286cm" draw:start-shape="id127" draw:start-glue-point="0" draw:end-shape="id150" draw:end-glue-point="2" svg:d="M36322 15955l28-669" svg:viewBox="0 0 29 670">
          <text:p/>
        </draw:connector>
        <draw:custom-shape draw:style-name="gr1" draw:text-style-name="P2" xml:id="id151" draw:id="id151" draw:layer="layout" svg:width="2.1cm" svg:height="0.9cm" svg:x="37.5cm" svg:y="14.386cm">
          <text:p text:style-name="P1"><text:span text:style-name="T1">DFF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draw:type="line" svg:x1="38.522cm" svg:y1="15.955cm" svg:x2="38.55cm" svg:y2="15.286cm" draw:start-shape="id123" draw:start-glue-point="0" draw:end-shape="id151" draw:end-glue-point="2" svg:d="M38522 15955l28-669" svg:viewBox="0 0 29 670">
          <text:p/>
        </draw:connector>
        <draw:connector draw:style-name="gr9" draw:text-style-name="P3" draw:layer="layout" draw:type="line" svg:x1="35.329cm" svg:y1="18.086cm" svg:x2="36.322cm" svg:y2="16.855cm" draw:end-shape="id127" draw:end-glue-point="2" svg:d="M35329 18086l993-1231" svg:viewBox="0 0 994 1232">
          <text:p text:style-name="P1"><text:span text:style-name="T2">/carry1</text:span></text:p>
        </draw:connector>
        <draw:connector draw:style-name="gr9" draw:text-style-name="P3" draw:layer="layout" draw:type="line" svg:x1="36.595cm" svg:y1="31.54cm" svg:x2="36.6cm" svg:y2="29.5cm" draw:end-shape="id125" draw:end-glue-point="2" svg:d="M36595 31540l5-2040" svg:viewBox="0 0 6 2041">
          <text:p text:style-name="P1"><text:span text:style-name="T2">/carry1/b</text:span></text:p>
        </draw:connector>
        <draw:connector draw:style-name="gr9" draw:text-style-name="P3" draw:layer="layout" draw:type="line" svg:x1="43.681cm" svg:y1="29.292cm" svg:x2="43.674cm" svg:y2="26.455cm" draw:end-shape="id124" draw:end-glue-point="2" svg:d="M43681 29292l-7-2837" svg:viewBox="0 0 8 2838">
          <text:p text:style-name="P1"><text:span text:style-name="T2">/carry1/d</text:span></text:p>
        </draw:connector>
        <draw:connector draw:style-name="gr9" draw:text-style-name="P3" draw:layer="layout" draw:type="line" svg:x1="41.322cm" svg:y1="18.655cm" svg:x2="40.699cm" svg:y2="16.855cm" draw:start-shape="id119" draw:start-glue-point="0" draw:end-shape="id126" draw:end-glue-point="2" svg:d="M41322 18655l-623-1800" svg:viewBox="0 0 624 1801">
          <text:p text:style-name="P1"><text:span text:style-name="T2">b</text:span></text:p>
        </draw:connector>
        <draw:connector draw:style-name="gr9" draw:text-style-name="P3" draw:layer="layout" draw:type="line" svg:x1="40.122cm" svg:y1="18.655cm" svg:x2="40.699cm" svg:y2="16.855cm" draw:start-shape="id118" draw:start-glue-point="0" draw:end-shape="id126" draw:end-glue-point="2" svg:d="M40122 18655l577-1800" svg:viewBox="0 0 578 1801">
          <text:p text:style-name="P1"><text:span text:style-name="T2">c</text:span></text:p>
        </draw:connector>
        <draw:connector draw:style-name="gr9" draw:text-style-name="P3" draw:layer="layout" draw:type="line" svg:x1="51.922cm" svg:y1="25.955cm" svg:x2="53.122cm" svg:y2="24.355cm" draw:start-shape="id131" draw:start-glue-point="0" draw:end-shape="id136" draw:end-glue-point="2" svg:d="M51922 25955l1200-1600" svg:viewBox="0 0 1201 1601">
          <text:p text:style-name="P1"><text:span text:style-name="T2">b</text:span></text:p>
        </draw:connector>
        <draw:connector draw:style-name="gr9" draw:text-style-name="P3" draw:layer="layout" draw:type="line" svg:x1="41.074cm" svg:y1="28.555cm" svg:x2="43.674cm" svg:y2="26.455cm" draw:start-shape="id95" draw:start-glue-point="0" draw:end-shape="id124" draw:end-glue-point="2" svg:d="M41074 28555l2600-2100" svg:viewBox="0 0 2601 2101">
          <text:p text:style-name="P1"><text:span text:style-name="T2">b</text:span></text:p>
        </draw:connector>
        <draw:connector draw:style-name="gr8" draw:text-style-name="P1" draw:layer="layout" draw:type="line" svg:x1="31.526cm" svg:y1="30.957cm" svg:x2="32.626cm" svg:y2="29.457cm" draw:start-shape="id87" draw:start-glue-point="0" draw:end-shape="id128" draw:end-glue-point="2" svg:d="M31526 30957l1100-1500" svg:viewBox="0 0 1101 1501">
          <text:p/>
        </draw:connector>
        <draw:connector draw:style-name="gr9" draw:text-style-name="P3" draw:layer="layout" draw:type="line" svg:x1="32.963cm" svg:y1="34.108cm" svg:x2="32.626cm" svg:y2="31.857cm" draw:end-shape="id89" draw:end-glue-point="2" svg:d="M32963 34108l-337-2251" svg:viewBox="0 0 338 2252">
          <text:p text:style-name="P1"><text:span text:style-name="T2">1_00</text:span></text:p>
        </draw:connector>
        <draw:connector draw:style-name="gr8" draw:text-style-name="P1" draw:layer="layout" draw:type="line" svg:x1="32.626cm" svg:y1="30.957cm" svg:x2="32.626cm" svg:y2="29.457cm" draw:start-shape="id89" draw:start-glue-point="0" draw:end-shape="id128" draw:end-glue-point="2" svg:d="M32626 30957v-1500" svg:viewBox="0 0 1 1501">
          <text:p/>
        </draw:connector>
        <draw:connector draw:style-name="gr9" draw:text-style-name="P3" draw:layer="layout" draw:type="line" svg:x1="51.722cm" svg:y1="22.758cm" svg:x2="54.022cm" svg:y2="21.955cm" draw:start-shape="id114" draw:start-glue-point="0" draw:end-shape="id137" draw:end-glue-point="2" svg:d="M51722 22758l2300-803" svg:viewBox="0 0 2301 804">
          <text:p text:style-name="P1"><text:span text:style-name="T2">c</text:span></text:p>
        </draw:connector>
        <draw:custom-shape draw:style-name="gr3" draw:text-style-name="P2" xml:id="id125" draw:id="id125" draw:layer="layout" svg:width="1cm" svg:height="0.9cm" svg:x="36.1cm" svg:y="28.6cm">
          <text:p text:style-name="P1"><text:span text:style-name="T1">12-OAI</text:span></text:p>
          <text:p text:style-name="P1"><text:span text:style-name="T1">22415</text:span></text:p>
          <draw:enhanced-geometry svg:viewBox="0 0 21600 21600" draw:type="rectangle" draw:enhanced-path="M 0 0 L 21600 0 21600 21600 0 21600 0 0 Z N"/>
        </draw:custom-shape>
        <draw:connector draw:style-name="gr9" draw:text-style-name="P3" draw:layer="layout" draw:type="line" svg:x1="32.626cm" svg:y1="28.557cm" svg:x2="32.626cm" svg:y2="27.157cm" draw:start-shape="id128" draw:start-glue-point="0" svg:d="M32626 28557v-1400" svg:viewBox="0 0 1 1401">
          <text:p text:style-name="P1"><text:span text:style-name="T2">/carry1</text:span></text:p>
        </draw:connector>
        <draw:connector draw:style-name="gr9" draw:text-style-name="P3" draw:layer="layout" draw:type="line" svg:x1="36.6cm" svg:y1="28.6cm" svg:x2="36.633cm" svg:y2="27.153cm" draw:start-shape="id125" draw:start-glue-point="0" svg:d="M36600 28600l33-1447" svg:viewBox="0 0 34 1448">
          <text:p text:style-name="P1"><text:span text:style-name="T2">carry2</text:span></text:p>
        </draw:connector>
        <draw:connector draw:style-name="gr9" draw:text-style-name="P3" draw:layer="layout" draw:type="line" svg:x1="42.092cm" svg:y1="18.067cm" svg:x2="42.922cm" svg:y2="16.855cm" draw:end-shape="id121" draw:end-glue-point="2" svg:d="M42092 18067l830-1212" svg:viewBox="0 0 831 1213">
          <text:p text:style-name="P1"><text:span text:style-name="T2">/carry4</text:span></text:p>
        </draw:connector>
        <draw:connector draw:style-name="gr9" draw:text-style-name="P3" draw:layer="layout" draw:type="line" svg:x1="44.322cm" svg:y1="18.067cm" svg:x2="45.122cm" svg:y2="16.855cm" draw:end-shape="id129" draw:end-glue-point="2" svg:d="M44322 18067l800-1212" svg:viewBox="0 0 801 1213">
          <text:p text:style-name="P1"><text:span text:style-name="T2">/carry5</text:span></text:p>
        </draw:connector>
        <draw:connector draw:style-name="gr9" draw:text-style-name="P3" draw:layer="layout" draw:type="line" svg:x1="36.514cm" svg:y1="22.053cm" svg:x2="36.566cm" svg:y2="20.663cm" draw:start-shape="id130" draw:start-glue-point="0" svg:d="M36514 22053l52-1390" svg:viewBox="0 0 53 1391">
          <text:p text:style-name="P1"><text:span text:style-name="T2">carry6</text:span></text:p>
        </draw:connector>
        <draw:connector draw:style-name="gr5" draw:text-style-name="P3" draw:layer="layout" draw:type="line" svg:x1="30.5cm" svg:y1="39.1cm" svg:x2="30.506cm" svg:y2="37.677cm" draw:start-shape="id65" draw:start-glue-point="0" svg:d="M30500 39100l6-1423" svg:viewBox="0 0 7 1424">
          <text:p text:style-name="P1"><text:span text:style-name="T2">1_00</text:span></text:p>
        </draw:connector>
        <draw:custom-shape draw:style-name="gr6" draw:text-style-name="P2" xml:id="id152" draw:id="id152" draw:layer="layout" svg:width="1cm" svg:height="0.9cm" svg:x="60.1cm" svg:y="31.944cm">
          <text:p text:style-name="P1"><text:span text:style-name="T1">IMUX</text:span></text:p>
          <text:p text:style-name="P1"><text:span text:style-name="T1">22215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60.6cm" svg:y1="31.944cm" svg:x2="60.616cm" svg:y2="30.3cm" draw:start-shape="id152" draw:start-glue-point="0" svg:d="M60600 31944l16-1644" svg:viewBox="0 0 17 1645">
          <text:p text:style-name="P1"><text:span text:style-name="T2">2_01</text:span></text:p>
        </draw:connector>
        <draw:custom-shape draw:style-name="gr6" draw:text-style-name="P2" xml:id="id153" draw:id="id153" draw:layer="layout" svg:width="1cm" svg:height="0.9cm" svg:x="61.2cm" svg:y="31.944cm">
          <text:p text:style-name="P1"><text:span text:style-name="T1">IMUX</text:span></text:p>
          <text:p text:style-name="P1"><text:span text:style-name="T1">22316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61.7cm" svg:y1="31.944cm" svg:x2="61.716cm" svg:y2="30.3cm" draw:start-shape="id153" draw:start-glue-point="0" svg:d="M61700 31944l16-1644" svg:viewBox="0 0 17 1645">
          <text:p text:style-name="P1"><text:span text:style-name="T2">2_02</text:span></text:p>
        </draw:connector>
        <draw:connector draw:style-name="gr5" draw:text-style-name="P3" draw:layer="layout" draw:type="line" svg:x1="31.6cm" svg:y1="37.6cm" svg:x2="31.621cm" svg:y2="35.798cm" draw:start-shape="id56" draw:start-glue-point="0" svg:d="M31600 37600l21-1802" svg:viewBox="0 0 22 1803">
          <text:p text:style-name="P1"><text:span text:style-name="T2">1_01</text:span></text:p>
        </draw:connector>
        <draw:connector draw:style-name="gr5" draw:text-style-name="P3" draw:layer="layout" draw:type="line" svg:x1="32.7cm" svg:y1="37.6cm" svg:x2="32.7cm" svg:y2="35.8cm" draw:start-shape="id60" draw:start-glue-point="0" svg:d="M32700 37600v-1800" svg:viewBox="0 0 1 1801">
          <text:p text:style-name="P1"><text:span text:style-name="T2">1_02</text:span></text:p>
        </draw:connector>
        <draw:custom-shape draw:style-name="gr6" draw:text-style-name="P2" xml:id="id154" draw:id="id154" draw:layer="layout" svg:width="1cm" svg:height="0.9cm" svg:x="62.3cm" svg:y="31.944cm">
          <text:p text:style-name="P1"><text:span text:style-name="T1">IMUX</text:span></text:p>
          <text:p text:style-name="P1"><text:span text:style-name="T1">22319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62.8cm" svg:y1="31.944cm" svg:x2="62.816cm" svg:y2="30.3cm" draw:start-shape="id154" draw:start-glue-point="0" svg:d="M62800 31944l16-1644" svg:viewBox="0 0 17 1645">
          <text:p text:style-name="P1"><text:span text:style-name="T2">2_03</text:span></text:p>
        </draw:connector>
        <draw:custom-shape draw:style-name="gr6" draw:text-style-name="P2" xml:id="id155" draw:id="id155" draw:layer="layout" svg:width="1cm" svg:height="0.9cm" svg:x="63.4cm" svg:y="31.944cm">
          <text:p text:style-name="P1"><text:span text:style-name="T1">IMUX</text:span></text:p>
          <text:p text:style-name="P1"><text:span text:style-name="T1">22221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63.9cm" svg:y1="31.944cm" svg:x2="63.916cm" svg:y2="30.3cm" draw:start-shape="id155" draw:start-glue-point="0" svg:d="M63900 31944l16-1644" svg:viewBox="0 0 17 1645">
          <text:p text:style-name="P1"><text:span text:style-name="T2">2_04</text:span></text:p>
        </draw:connector>
        <draw:connector draw:style-name="gr5" draw:text-style-name="P3" draw:layer="layout" draw:type="line" svg:x1="34.9cm" svg:y1="37.6cm" svg:x2="34.9cm" svg:y2="35.8cm" draw:start-shape="id58" draw:start-glue-point="0" svg:d="M34900 37600v-1800" svg:viewBox="0 0 1 1801">
          <text:p text:style-name="P1"><text:span text:style-name="T2">1_04</text:span></text:p>
        </draw:connector>
        <draw:connector draw:style-name="gr5" draw:text-style-name="P3" draw:layer="layout" draw:type="line" svg:x1="33.8cm" svg:y1="37.6cm" svg:x2="33.8cm" svg:y2="35.8cm" draw:start-shape="id48" draw:start-glue-point="0" svg:d="M33800 37600v-1800" svg:viewBox="0 0 1 1801">
          <text:p text:style-name="P1"><text:span text:style-name="T2">1_03</text:span></text:p>
        </draw:connector>
        <draw:custom-shape draw:style-name="gr6" draw:text-style-name="P2" xml:id="id156" draw:id="id156" draw:layer="layout" svg:width="1cm" svg:height="0.9cm" svg:x="64.5cm" svg:y="31.944cm">
          <text:p text:style-name="P1"><text:span text:style-name="T1">IMUX</text:span></text:p>
          <text:p text:style-name="P1"><text:span text:style-name="T1">22122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65cm" svg:y1="31.944cm" svg:x2="65.016cm" svg:y2="30.3cm" draw:start-shape="id156" draw:start-glue-point="0" svg:d="M65000 31944l16-1644" svg:viewBox="0 0 17 1645">
          <text:p text:style-name="P1"><text:span text:style-name="T2">2_05</text:span></text:p>
        </draw:connector>
        <draw:custom-shape draw:style-name="gr6" draw:text-style-name="P2" xml:id="id157" draw:id="id157" draw:layer="layout" svg:width="1cm" svg:height="0.9cm" svg:x="65.6cm" svg:y="31.944cm">
          <text:p text:style-name="P1"><text:span text:style-name="T1">IMUX</text:span></text:p>
          <text:p text:style-name="P1"><text:span text:style-name="T1">22211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66.1cm" svg:y1="31.944cm" svg:x2="66.116cm" svg:y2="30.3cm" draw:start-shape="id157" draw:start-glue-point="0" svg:d="M66100 31944l16-1644" svg:viewBox="0 0 17 1645">
          <text:p text:style-name="P1"><text:span text:style-name="T2">2_06</text:span></text:p>
        </draw:connector>
        <draw:connector draw:style-name="gr5" draw:text-style-name="P3" draw:layer="layout" draw:type="line" svg:x1="36cm" svg:y1="37.6cm" svg:x2="36cm" svg:y2="35.8cm" draw:start-shape="id62" draw:start-glue-point="0" svg:d="M36000 37600v-1800" svg:viewBox="0 0 1 1801">
          <text:p text:style-name="P1"><text:span text:style-name="T2">1_05</text:span></text:p>
        </draw:connector>
        <draw:connector draw:style-name="gr5" draw:text-style-name="P3" draw:layer="layout" draw:type="line" svg:x1="37.1cm" svg:y1="37.6cm" svg:x2="37.1cm" svg:y2="35.8cm" draw:start-shape="id52" draw:start-glue-point="0" svg:d="M37100 37600v-1800" svg:viewBox="0 0 1 1801">
          <text:p text:style-name="P1"><text:span text:style-name="T2">1_06</text:span></text:p>
        </draw:connector>
        <draw:custom-shape draw:style-name="gr6" draw:text-style-name="P2" xml:id="id158" draw:id="id158" draw:layer="layout" svg:width="1cm" svg:height="0.9cm" svg:x="66.7cm" svg:y="31.944cm">
          <text:p text:style-name="P1"><text:span text:style-name="T1">IMUX</text:span></text:p>
          <text:p text:style-name="P1"><text:span text:style-name="T1">22014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67.2cm" svg:y1="31.944cm" svg:x2="67.216cm" svg:y2="30.3cm" draw:start-shape="id158" draw:start-glue-point="0" svg:d="M67200 31944l16-1644" svg:viewBox="0 0 17 1645">
          <text:p text:style-name="P1"><text:span text:style-name="T2">2_07</text:span></text:p>
        </draw:connector>
        <draw:custom-shape draw:style-name="gr6" draw:text-style-name="P2" xml:id="id159" draw:id="id159" draw:layer="layout" svg:width="1cm" svg:height="0.9cm" svg:x="67.8cm" svg:y="31.944cm">
          <text:p text:style-name="P1"><text:span text:style-name="T1">IMUX</text:span></text:p>
          <text:p text:style-name="P1"><text:span text:style-name="T1">21918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68.3cm" svg:y1="31.944cm" svg:x2="68.316cm" svg:y2="30.3cm" draw:start-shape="id159" draw:start-glue-point="0" svg:d="M68300 31944l16-1644" svg:viewBox="0 0 17 1645">
          <text:p text:style-name="P1"><text:span text:style-name="T2">2_08</text:span></text:p>
        </draw:connector>
        <draw:connector draw:style-name="gr5" draw:text-style-name="P3" draw:layer="layout" draw:type="line" svg:x1="38.2cm" svg:y1="37.6cm" svg:x2="38.2cm" svg:y2="35.8cm" draw:start-shape="id50" draw:start-glue-point="0" svg:d="M38200 37600v-1800" svg:viewBox="0 0 1 1801">
          <text:p text:style-name="P1"><text:span text:style-name="T2">1_07</text:span></text:p>
        </draw:connector>
        <draw:connector draw:style-name="gr5" draw:text-style-name="P3" draw:layer="layout" draw:type="line" svg:x1="39.279cm" svg:y1="37.6cm" svg:x2="39.3cm" svg:y2="35.8cm" draw:start-shape="id54" svg:d="M39279 37600l21-1800" svg:viewBox="0 0 22 1801">
          <text:p text:style-name="P1"><text:span text:style-name="T2">1_08</text:span></text:p>
        </draw:connector>
        <draw:custom-shape draw:style-name="gr6" draw:text-style-name="P2" xml:id="id160" draw:id="id160" draw:layer="layout" svg:width="1cm" svg:height="0.9cm" svg:x="68.9cm" svg:y="31.9cm">
          <text:p text:style-name="P1"><text:span text:style-name="T1">IMUX</text:span></text:p>
          <text:p text:style-name="P1"><text:span text:style-name="T1">22019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69.4cm" svg:y1="31.9cm" svg:x2="69.416cm" svg:y2="30.256cm" draw:start-shape="id160" draw:start-glue-point="0" svg:d="M69400 31900l16-1644" svg:viewBox="0 0 17 1645">
          <text:p text:style-name="P1"><text:span text:style-name="T2">2_09</text:span></text:p>
        </draw:connector>
        <draw:custom-shape draw:style-name="gr6" draw:text-style-name="P2" xml:id="id161" draw:id="id161" draw:layer="layout" svg:width="1cm" svg:height="0.9cm" svg:x="70cm" svg:y="31.9cm">
          <text:p text:style-name="P1"><text:span text:style-name="T1">IMUX</text:span></text:p>
          <text:p text:style-name="P1"><text:span text:style-name="T1">21915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70.5cm" svg:y1="31.9cm" svg:x2="70.516cm" svg:y2="30.256cm" draw:start-shape="id161" draw:start-glue-point="0" svg:d="M70500 31900l16-1644" svg:viewBox="0 0 17 1645">
          <text:p text:style-name="P1"><text:span text:style-name="T2">2_10</text:span></text:p>
        </draw:connector>
        <draw:connector draw:style-name="gr5" draw:text-style-name="P3" draw:layer="layout" draw:type="line" svg:x1="40.4cm" svg:y1="37.6cm" svg:x2="40.421cm" svg:y2="35.8cm" draw:start-shape="id46" draw:start-glue-point="0" svg:d="M40400 37600l21-1800" svg:viewBox="0 0 22 1801">
          <text:p text:style-name="P1"><text:span text:style-name="T2">1_09</text:span></text:p>
        </draw:connector>
        <draw:connector draw:style-name="gr5" draw:text-style-name="P3" draw:layer="layout" draw:type="line" svg:x1="41.5cm" svg:y1="39.1cm" svg:x2="41.506cm" svg:y2="37.7cm" draw:start-shape="id64" draw:start-glue-point="0" svg:d="M41500 39100l6-1400" svg:viewBox="0 0 7 1401">
          <text:p text:style-name="P1"><text:span text:style-name="T2">1_10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0cm" fo:page-height="6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1-01T14:43:31.967000000</meta:creation-date>
    <dc:date>2014-09-02T12:28:43.136000000</dc:date>
    <meta:editing-duration>P20DT19H15M58S</meta:editing-duration>
    <meta:editing-cycles>2516</meta:editing-cycles>
    <meta:generator>LibreOffice/4.3.0.4$Windows_x86 LibreOffice_project/62ad5818884a2fc2e5780dd45466868d41009ec0</meta:generator>
    <meta:document-statistic meta:object-count="524"/>
  </office:meta>
</office:document-meta>
</file>